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paragraph-properties fo:orphans="2" fo:widows="2" style:snap-to-layout-grid="false"/>
      <style:text-properties style:font-name="Arial" fo:language="en" fo:country="GB" style:font-name-complex="Arial"/>
    </style:style>
    <style:style style:name="P3" style:family="paragraph" style:parent-style-name="Standard">
      <style:text-properties style:font-name="Arial" style:font-name-complex="Arial"/>
    </style:style>
    <style:style style:name="P4" style:family="paragraph" style:parent-style-name="Standard">
      <style:paragraph-properties fo:orphans="2" fo:widows="2"/>
      <style:text-properties style:font-name="Arial" style:font-name-complex="Arial"/>
    </style:style>
    <style:style style:name="P5" style:family="paragraph" style:parent-style-name="Standard">
      <style:paragraph-properties fo:orphans="2" fo:widows="2" style:snap-to-layout-grid="false"/>
      <style:text-properties style:font-name="Arial" style:font-name-complex="Arial"/>
    </style:style>
    <style:style style:name="P6" style:family="paragraph" style:parent-style-name="Standard">
      <style:text-properties style:font-name="Arial" fo:language="en" fo:country="US" style:font-name-complex="Arial"/>
    </style:style>
    <style:style style:name="P7" style:family="paragraph" style:parent-style-name="Standard">
      <style:paragraph-properties style:snap-to-layout-grid="false"/>
      <style:text-properties style:font-name="Arial" fo:language="en" fo:country="US" style:font-name-complex="Arial"/>
    </style:style>
    <style:style style:name="P8" style:family="paragraph" style:parent-style-name="Standard">
      <style:paragraph-properties style:text-autospace="none"/>
      <style:text-properties style:font-name="Arial" fo:language="en" fo:country="US" style:font-name-complex="Arial"/>
    </style:style>
    <style:style style:name="P9" style:family="paragraph" style:parent-style-name="Standard">
      <style:paragraph-properties fo:orphans="2" fo:widows="2"/>
      <style:text-properties style:font-name="Arial" fo:language="en" fo:country="US" style:font-name-complex="Arial"/>
    </style:style>
    <style:style style:name="P10" style:family="paragraph" style:parent-style-name="Standard">
      <style:paragraph-properties fo:orphans="2" fo:widows="2" style:snap-to-layout-grid="false"/>
      <style:text-properties style:font-name="Arial" fo:language="en" fo:country="US" style:font-name-complex="Arial"/>
    </style:style>
    <style:style style:name="P11" style:family="paragraph" style:parent-style-name="Standard">
      <style:text-properties style:font-name="Arial" fo:language="en" fo:country="US" style:font-name-complex="Arial" style:font-weight-complex="bold"/>
    </style:style>
    <style:style style:name="P12" style:family="paragraph" style:parent-style-name="Standard">
      <style:paragraph-properties style:snap-to-layout-grid="false"/>
      <style:text-properties style:font-name="Arial" fo:language="en" fo:country="US" style:font-name-complex="Arial" style:font-weight-complex="bold"/>
    </style:style>
    <style:style style:name="P13" style:family="paragraph" style:parent-style-name="Standard">
      <style:paragraph-properties fo:orphans="0" fo:widows="0"/>
      <style:text-properties style:font-name="Arial" fo:language="en" fo:country="US" style:font-name-complex="Arial"/>
    </style:style>
    <style:style style:name="P14" style:family="paragraph" style:parent-style-name="Standard">
      <style:paragraph-properties style:snap-to-layout-grid="false"/>
      <style:text-properties style:font-name="Arial" fo:language="en" fo:country="US" fo:font-weight="bold" style:font-weight-asian="bold" style:font-name-complex="Arial" style:font-weight-complex="bold"/>
    </style:style>
    <style:style style:name="P15" style:family="paragraph" style:parent-style-name="Standard">
      <style:paragraph-properties fo:orphans="2" fo:widows="2"/>
      <style:text-properties style:font-name="Arial" fo:language="en" fo:country="US"/>
    </style:style>
    <style:style style:name="P16" style:family="paragraph" style:parent-style-name="Standard">
      <style:paragraph-properties style:text-autospace="none"/>
      <style:text-properties style:font-name="Arial" fo:language="en" fo:country="US"/>
    </style:style>
    <style:style style:name="P17"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18"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19" style:family="paragraph" style:parent-style-name="Standard">
      <style:paragraph-properties style:snap-to-layout-grid="false"/>
      <style:text-properties style:font-name="Arial" fo:font-size="10pt" fo:language="en" fo:country="US" style:font-size-asian="10pt" style:font-name-complex="Arial" style:font-size-complex="10pt"/>
    </style:style>
    <style:style style:name="P20" style:family="paragraph" style:parent-style-name="Standard">
      <style:paragraph-properties fo:orphans="2" fo:widows="2"/>
      <style:text-properties style:font-name="Arial"/>
    </style:style>
    <style:style style:name="P21" style:family="paragraph" style:parent-style-name="Standard">
      <style:paragraph-properties style:snap-to-layout-grid="false"/>
    </style:style>
    <style:style style:name="P22" style:family="paragraph" style:parent-style-name="Standard">
      <style:paragraph-properties fo:orphans="0" fo:widows="0"/>
    </style:style>
    <style:style style:name="P23" style:family="paragraph" style:parent-style-name="Standard">
      <style:paragraph-properties fo:orphans="0" fo:widows="0" style:text-autospace="none"/>
    </style:style>
    <style:style style:name="P24" style:family="paragraph" style:parent-style-name="Standard">
      <style:paragraph-properties fo:orphans="2" fo:widows="2"/>
      <style:text-properties fo:color="#000000" style:font-name="Arial" style:font-name-complex="Arial"/>
    </style:style>
    <style:style style:name="P25" style:family="paragraph" style:parent-style-name="Standard">
      <style:paragraph-properties fo:orphans="2" fo:widows="2" style:snap-to-layout-grid="false"/>
      <style:text-properties fo:color="#000000" style:font-name="Arial" style:font-name-complex="Arial"/>
    </style:style>
    <style:style style:name="P26" style:family="paragraph" style:parent-style-name="Standard">
      <style:paragraph-properties fo:text-align="end" style:justify-single-word="false" fo:orphans="2" fo:widows="2" style:snap-to-layout-grid="false"/>
      <style:text-properties fo:color="#000000" style:font-name="Arial" style:font-name-complex="Arial"/>
    </style:style>
    <style:style style:name="P27" style:family="paragraph" style:parent-style-name="Standard">
      <style:text-properties fo:color="#000000" style:font-name="Arial" fo:language="en" fo:country="US" style:font-name-complex="Arial"/>
    </style:style>
    <style:style style:name="P28" style:family="paragraph" style:parent-style-name="Standard">
      <style:paragraph-properties style:snap-to-layout-grid="false"/>
      <style:text-properties fo:color="#000000" style:font-name="Arial" fo:language="en" fo:country="US" style:font-name-complex="Arial"/>
    </style:style>
    <style:style style:name="P29" style:family="paragraph" style:parent-style-name="Standard">
      <style:paragraph-properties fo:orphans="2" fo:widows="2"/>
      <style:text-properties fo:color="#000000" style:font-name="Arial" fo:language="en" fo:country="US" style:font-name-complex="Arial"/>
    </style:style>
    <style:style style:name="P30" style:family="paragraph" style:parent-style-name="Standard">
      <style:paragraph-properties fo:orphans="2" fo:widows="2" style:snap-to-layout-grid="false"/>
      <style:text-properties fo:color="#000000" style:font-name="Arial" fo:language="en" fo:country="US" style:font-name-complex="Arial"/>
    </style:style>
    <style:style style:name="P31"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2" style:family="paragraph" style:parent-style-name="Standard">
      <style:text-properties fo:language="en" fo:country="US"/>
    </style:style>
    <style:style style:name="P33" style:family="paragraph" style:parent-style-name="Standard">
      <style:paragraph-properties style:snap-to-layout-grid="false"/>
      <style:text-properties fo:language="en" fo:country="US"/>
    </style:style>
    <style:style style:name="P34" style:family="paragraph" style:parent-style-name="Standard">
      <style:paragraph-properties style:text-autospace="none"/>
      <style:text-properties fo:language="en" fo:country="US"/>
    </style:style>
    <style:style style:name="P35" style:family="paragraph" style:parent-style-name="Standard">
      <style:paragraph-properties>
        <style:tab-stops>
          <style:tab-stop style:position="0.58cm"/>
          <style:tab-stop style:position="5.08cm"/>
        </style:tab-stops>
      </style:paragraph-properties>
      <style:text-properties fo:language="en" fo:country="US"/>
    </style:style>
    <style:style style:name="P36" style:family="paragraph" style:parent-style-name="Standard">
      <style:paragraph-properties style:snap-to-layout-grid="false"/>
      <style:text-properties fo:font-size="10pt" fo:language="en" fo:country="US" style:font-size-asian="10pt" style:font-size-complex="10pt"/>
    </style:style>
    <style:style style:name="P37" style:family="paragraph" style:parent-style-name="Standard">
      <style:paragraph-properties loext:contextual-spacing="false" fo:margin-top="0cm" fo:margin-bottom="0.494cm" style:snap-to-layout-grid="false"/>
    </style:style>
    <style:style style:name="P38" style:family="paragraph" style:parent-style-name="Standard">
      <style:paragraph-properties loext:contextual-spacing="false" fo:margin-top="0cm" fo:margin-bottom="0.494cm" style:snap-to-layout-grid="false"/>
      <style:text-properties style:font-name="Arial" fo:language="en" fo:country="US" style:font-name-complex="Arial"/>
    </style:style>
    <style:style style:name="P39" style:family="paragraph" style:parent-style-name="Normal1">
      <style:text-properties fo:language="en" fo:country="US"/>
    </style:style>
    <style:style style:name="P40" style:family="paragraph" style:parent-style-name="Normal1">
      <style:text-properties fo:font-size="14pt" fo:language="en" fo:country="US" style:font-size-asian="14pt" style:font-size-complex="14pt"/>
    </style:style>
    <style:style style:name="P41"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2"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43"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font-weight-complex="bold"/>
    </style:style>
    <style:style style:name="P44"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font-weight-complex="bold"/>
    </style:style>
    <style:style style:name="P45"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7" style:family="paragraph" style:parent-style-name="Standard">
      <style:paragraph-properties fo:margin-left="1.249cm" fo:margin-right="0cm" fo:orphans="0" fo:widows="0" fo:text-indent="1.249cm" style:auto-text-indent="false">
        <style:tab-stops/>
      </style:paragraph-properties>
    </style:style>
    <style:style style:name="P48" style:family="paragraph" style:parent-style-name="Standard">
      <style:paragraph-properties fo:margin-left="1.249cm" fo:margin-right="0cm" fo:text-indent="1.249cm" style:auto-text-indent="false">
        <style:tab-stops/>
      </style:paragraph-properties>
    </style:style>
    <style:style style:name="P49" style:family="paragraph" style:parent-style-name="Normal1">
      <style:paragraph-properties fo:margin-left="2.54cm" fo:margin-right="0cm" fo:orphans="2" fo:widows="2" fo:text-indent="1.291cm" style:auto-text-indent="false">
        <style:tab-stops/>
      </style:paragraph-properties>
    </style:style>
    <style:style style:name="P50" style:family="paragraph" style:parent-style-name="Standard">
      <style:paragraph-properties loext:contextual-spacing="true" fo:margin-left="0cm" fo:margin-right="0cm" fo:margin-top="0cm" fo:margin-bottom="0cm" fo:text-indent="0cm" style:auto-text-indent="true"/>
    </style:style>
    <style:style style:name="P51" style:family="paragraph" style:parent-style-name="Standard">
      <style:paragraph-properties loext:contextual-spacing="true" fo:margin-left="0cm" fo:margin-right="0cm" fo:margin-top="0cm" fo:margin-bottom="0cm" fo:text-indent="0cm" style:auto-text-indent="true" style:snap-to-layout-grid="false"/>
    </style:style>
    <style:style style:name="P52" style:family="paragraph" style:parent-style-name="Standard">
      <style:paragraph-properties loext:contextual-spacing="true" fo:margin-left="0cm" fo:margin-right="0cm" fo:margin-top="0cm" fo:margin-bottom="0cm" fo:text-indent="0cm" style:auto-text-indent="true">
        <style:tab-stops/>
      </style:paragraph-properties>
    </style:style>
    <style:style style:name="P53" style:family="paragraph" style:parent-style-name="Standard">
      <style:paragraph-properties loext:contextual-spacing="true" fo:margin-left="0cm" fo:margin-right="0cm" fo:margin-top="0cm" fo:margin-bottom="0cm" fo:text-indent="0cm" style:auto-text-indent="true" style:snap-to-layout-grid="false">
        <style:tab-stops/>
      </style:paragraph-properties>
    </style:style>
    <style:style style:name="P54" style:family="paragraph" style:parent-style-name="Standard">
      <style:paragraph-properties loext:contextual-spacing="false" fo:margin-left="0cm" fo:margin-right="0cm" fo:margin-top="0cm" fo:margin-bottom="0.49cm" fo:text-indent="0cm" style:auto-text-indent="false"/>
    </style:style>
    <style:style style:name="P55"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fo:language="en" fo:country="US" style:font-name-complex="Arial"/>
    </style:style>
    <style:style style:name="P5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7" style:family="paragraph" style:parent-style-name="HTML_20_Vorformatiert">
      <style:text-properties style:font-name="Arial" fo:font-size="14pt" fo:language="en" fo:country="US" fo:font-weight="bold" style:font-size-asian="14pt" style:font-weight-asian="bold" style:font-name-complex="Arial" style:font-size-complex="14pt"/>
    </style:style>
    <style:style style:name="P58"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5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0"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1" style:family="paragraph" style:parent-style-name="Standard" style:list-style-name="WW8Num4">
      <style:paragraph-properties fo:orphans="2" fo:widows="2"/>
      <style:text-properties style:font-name="Arial" fo:language="en" fo:country="US" style:font-name-complex="Arial"/>
    </style:style>
    <style:style style:name="P62"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63" style:family="paragraph" style:parent-style-name="Standard" style:list-style-name="WW8Num2">
      <style:text-properties style:font-name="Arial" fo:language="en" fo:country="US" style:font-name-complex="Arial"/>
    </style:style>
    <style:style style:name="P64" style:family="paragraph" style:parent-style-name="Standard" style:list-style-name="WW8Num2">
      <style:paragraph-properties style:text-autospace="none"/>
      <style:text-properties style:font-name="Arial" fo:language="en" fo:country="US" style:font-name-complex="Arial"/>
    </style:style>
    <style:style style:name="P65" style:family="paragraph" style:parent-style-name="Standard" style:list-style-name="WW8Num3">
      <style:text-properties style:font-name="Arial" fo:language="en" fo:country="US" style:font-name-complex="Arial"/>
    </style:style>
    <style:style style:name="P66"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8"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style>
    <style:style style:name="P69" style:family="paragraph" style:parent-style-name="Standard" style:list-style-name="WW8Num4">
      <style:text-properties style:font-name="Arial" fo:language="en" fo:country="US"/>
    </style:style>
    <style:style style:name="P70" style:family="paragraph" style:parent-style-name="Standard" style:list-style-name="WW8Num4">
      <style:text-properties style:font-name="Arial"/>
    </style:style>
    <style:style style:name="P7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2pt" fo:letter-spacing="normal" fo:language="en" fo:country="US" fo:font-style="normal" fo:font-weight="normal" style:font-size-asian="12pt" style:font-name-complex="Arial" style:font-size-complex="12pt"/>
    </style:style>
    <style:style style:name="P72" style:family="paragraph" style:parent-style-name="Standard" style:list-style-name="WW8Num2"/>
    <style:style style:name="P73" style:family="paragraph" style:parent-style-name="Standard" style:list-style-name="WW8Num3"/>
    <style:style style:name="P74"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75"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76"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77" style:family="paragraph" style:parent-style-name="Heading_20_1" style:master-page-name="">
      <style:paragraph-properties loext:contextual-spacing="false" fo:margin-left="2.499cm" fo:margin-right="0cm" fo:margin-top="0.423cm" fo:margin-bottom="0cm" fo:text-align="justify" style:justify-single-word="false" fo:orphans="2" fo:widows="2" fo:hyphenation-ladder-count="no-limit" fo:text-indent="0cm" style:auto-text-indent="false" style:page-number="auto" style:text-autospace="none">
        <style:tab-stops/>
      </style:paragraph-properties>
      <style:text-properties fo:hyphenate="false" fo:hyphenation-remain-char-count="2" fo:hyphenation-push-char-count="2"/>
    </style:style>
    <style:style style:name="P78" style:family="paragraph" style:parent-style-name="Heading_20_2">
      <style:text-properties fo:font-size="14pt" style:font-size-asian="14pt" style:font-size-complex="14pt"/>
    </style:style>
    <style:style style:name="P79" style:family="paragraph" style:parent-style-name="Heading_20_2">
      <style:text-properties fo:font-size="14pt" fo:language="en" fo:country="US" style:font-size-asian="14pt" style:font-size-complex="14pt"/>
    </style:style>
    <style:style style:name="P80"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81" style:family="paragraph" style:parent-style-name="Heading_20_2">
      <style:paragraph-properties fo:text-align="start" style:justify-single-word="false" fo:orphans="2" fo:widows="2"/>
      <style:text-properties fo:language="en" fo:country="US"/>
    </style:style>
    <style:style style:name="T1" style:family="text">
      <style:text-properties style:font-name="Arial" style:font-name-complex="Arial" style:font-weight-complex="bold"/>
    </style:style>
    <style:style style:name="T2" style:family="text">
      <style:text-properties style:font-name="Arial" fo:language="en" fo:country="US"/>
    </style:style>
    <style:style style:name="T3" style:family="text">
      <style:text-properties style:font-name="Arial" fo:language="en" fo:country="US" style:font-name-complex="Arial"/>
    </style:style>
    <style:style style:name="T4" style:family="text">
      <style:text-properties style:font-name="Arial" fo:language="en" fo:country="US" style:font-name-complex="Arial" style:font-weight-complex="bold"/>
    </style:style>
    <style:style style:name="T5" style:family="text">
      <style:text-properties style:font-name="Arial" fo:language="en" fo:country="US" style:font-name-asian="Symbol" style:font-name-complex="Arial"/>
    </style:style>
    <style:style style:name="T6" style:family="text">
      <style:text-properties style:font-name="Arial" fo:language="en" fo:country="US" style:font-name-asian="Arial" style:font-name-complex="Arial"/>
    </style:style>
    <style:style style:name="T7" style:family="text">
      <style:text-properties style:font-name="Arial" fo:language="en" fo:country="US" fo:font-weight="bold" style:font-weight-asian="bold" style:font-name-complex="Arial" style:font-weight-complex="bold"/>
    </style:style>
    <style:style style:name="T8" style:family="text">
      <style:text-properties fo:font-size="16pt" fo:language="en" fo:country="US" style:text-underline-style="none" style:font-name-asian="Arial" style:font-size-asian="16pt" style:font-size-complex="16pt"/>
    </style:style>
    <style:style style:name="T9" style:family="text">
      <style:text-properties fo:font-size="16pt" fo:language="en" fo:country="US" style:text-underline-style="none" style:font-size-asian="16pt" style:font-size-complex="16pt"/>
    </style:style>
    <style:style style:name="T10" style:family="text">
      <style:text-properties style:font-name="Symbol" fo:language="en" fo:country="US" style:font-name-asian="Symbol" style:font-name-complex="Symbol"/>
    </style:style>
    <style:style style:name="T11" style:family="text">
      <style:text-properties style:font-name="Symbol" fo:language="en" fo:country="US" style:font-name-asian="Symbol" style:font-name-complex="Symbol" style:font-weight-complex="bold"/>
    </style:style>
    <style:style style:name="T12" style:family="text">
      <style:text-properties fo:color="#000000" style:font-name="Arial" fo:language="en" fo:country="US" style:font-name-complex="Arial"/>
    </style:style>
    <style:style style:name="T13" style:family="text">
      <style:text-properties fo:color="#000000" fo:language="en" fo:country="US"/>
    </style:style>
    <style:style style:name="T14" style:family="text">
      <style:text-properties fo:font-variant="normal" fo:text-transform="none" fo:color="#000000" style:font-name="Arial" fo:font-size="12pt" fo:letter-spacing="normal" fo:language="en" fo:country="US" fo:font-style="normal" fo:font-weight="normal" style:font-name-complex="Arial"/>
    </style:style>
    <style:style style:name="T15" style:family="text">
      <style:text-properties fo:font-variant="normal" fo:text-transform="none" fo:color="#000000" style:font-name="Arial1" fo:font-size="12pt" fo:letter-spacing="normal" fo:language="en" fo:country="US" fo:font-style="normal" fo:font-weight="normal" style:font-name-complex="Arial"/>
    </style:style>
    <style:style style:name="T16" style:family="text">
      <style:text-properties fo:language="en" fo:country="US"/>
    </style:style>
    <style:style style:name="T17" style:family="text">
      <style:text-properties fo:language="en" fo:country="US" style:language-asian="de" style:country-asian="DE"/>
    </style:style>
    <style:style style:name="T18" style:family="text">
      <style:text-properties fo:language="en" fo:country="US"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Absatz-Standardschriftart"><text:span text:style-name="T3"><text:tab/>Munich, 8. May 2020</text:span></text:span></text:p>
      <text:h text:style-name="P77" text:outline-level="1"><text:span text:style-name="Absatz-Standardschriftart"><text:span text:style-name="T8"><text:s text:c="5"/></text:span></text:span><text:span text:style-name="Absatz-Standardschriftart"><text:span text:style-name="T9">Profile of Mr. Markus Hopf Dipl.-Ing. (FH)</text:span></text:span></text:h>
      <text:p text:style-name="P49"><text:span text:style-name="Absatz-Standardschriftart"><text:span text:style-name="T9"/></text:span></text:p>
      <table:table table:name="Tabelle1" table:style-name="Tabelle1">
        <table:table-column table:style-name="Tabelle1.A"/>
        <table:table-column table:style-name="Tabelle1.B"/>
        <table:table-row>
          <table:table-cell table:style-name="Tabelle1.A1" office:value-type="string">
            <text:p text:style-name="P14">Picture:</text:p>
          </table:table-cell>
          <table:table-cell table:style-name="Tabelle1.A1" office:value-type="string">
            <text:p text:style-name="P21"><text:span text:style-name="Absatz-Standardschriftart"><text:span text:style-name="T17"><draw:frame draw:style-name="fr1" draw:name="Bild1" text:anchor-type="as-char" svg:y="0cm" svg:width="6.376cm" style:rel-width="scale" svg:height="8.911cm" style:rel-height="scale" draw:z-index="0"><draw:image xlink:href="Pictures/200000070000293E00003A9B5E9F46E8.wmf" xlink:type="simple" xlink:show="embed" xlink:actuate="onLoad"/></draw:frame></text:span></text:span></text:p>
            <text:p text:style-name="P33"/>
          </table:table-cell>
        </table:table-row>
        <table:table-row>
          <table:table-cell table:style-name="Tabelle1.A1" office:value-type="string">
            <text:p text:style-name="P14">Overview:</text:p>
          </table:table-cell>
          <table:table-cell table:style-name="Tabelle1.A1" office:value-type="string">
            <text:p text:style-name="P51"><text:span text:style-name="Absatz-Standardschriftart"><text:span text:style-name="T10">- </text:span></text:span><text:span text:style-name="Absatz-Standardschriftart"><text:span text:style-name="T3">Dipl.-Ing. </text:span></text:span><text:span text:style-name="Absatz-Standardschriftart"><text:span text:style-name="T15">Computer Engineering </text:span></text:span><text:span text:style-name="Absatz-Standardschriftart"><text:span text:style-name="T14">(FH)</text:span></text:span></text:p>
            <text:p text:style-name="P51"><text:span text:style-name="Absatz-Standardschriftart"><text:span text:style-name="T10">- </text:span></text:span><text:span text:style-name="Absatz-Standardschriftart"><text:span text:style-name="T3">J</text:span></text:span><text:span text:style-name="Absatz-Standardschriftart"><text:span text:style-name="T4">ava EE Full Stack </text:span></text:span><text:span text:style-name="Absatz-Standardschriftart"><text:span text:style-name="T3">Developer</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Professional Scrum Master PSM</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Spring Professional</text:span></text:span></text:p>
            <text:p text:style-name="P50"><text:span text:style-name="Absatz-Standardschriftart"><text:span text:style-name="T10">- </text:span></text:span><text:span text:style-name="Absatz-Standardschriftart"><text:span text:style-name="T3">Sun Certified Java Programmer</text:span></text:span></text:p>
            <text:p text:style-name="P50"><text:span text:style-name="Absatz-Standardschriftart"><text:span text:style-name="T10">- </text:span></text:span><text:span text:style-name="Absatz-Standardschriftart"><text:span text:style-name="T3">Sun Enterprise Trainer</text:span></text:span></text:p>
            <text:p text:style-name="P50"><text:span text:style-name="Absatz-Standardschriftart"><text:span text:style-name="T10">- </text:span></text:span><text:span text:style-name="Absatz-Standardschriftart"><text:span text:style-name="T3">Sun Certified Enterprise Architect</text:span></text:span></text:p>
            <text:p text:style-name="P50"><text:span text:style-name="Absatz-Standardschriftart"><text:span text:style-name="T10">- </text:span></text:span><text:span text:style-name="Absatz-Standardschriftart"><text:span text:style-name="T3">OMG Certified UML Professional</text:span></text:span></text:p>
            <text:p text:style-name="P50"><text:span text:style-name="Absatz-Standardschriftart"><text:span text:style-name="T10">- </text:span></text:span><text:span text:style-name="Absatz-Standardschriftart"><text:span text:style-name="T3">IBM Certified XML Professional</text:span></text:span></text:p>
            <text:p text:style-name="P50"><text:span text:style-name="Absatz-Standardschriftart"><text:span text:style-name="T3"/></text:span></text:p>
          </table:table-cell>
        </table:table-row>
        <table:table-row>
          <table:table-cell table:style-name="Tabelle1.A1" office:value-type="string">
            <text:p text:style-name="P1"><text:span text:style-name="Absatz-Standardschriftart"><text:span text:style-name="T16">Skills:</text:span></text:span></text:p>
          </table:table-cell>
          <table:table-cell table:style-name="Tabelle1.A1" office:value-type="string">
            <text:p text:style-name="P53"><text:span text:style-name="Absatz-Standardschriftart"><text:span text:style-name="T10">- </text:span></text:span><text:span text:style-name="Absatz-Standardschriftart"><text:span text:style-name="T3">System – and Enterprise Consulting</text:span></text:span></text:p>
            <text:p text:style-name="P53"><text:span text:style-name="Absatz-Standardschriftart"><text:span text:style-name="T10">-</text:span></text:span><text:span text:style-name="Absatz-Standardschriftart"><text:span text:style-name="T5"> </text:span></text:span><text:span text:style-name="Absatz-Standardschriftart"><text:span text:style-name="T4">Java EE Full Stack Developer</text:span></text:span></text:p>
            <text:p text:style-name="P53"><text:span text:style-name="Absatz-Standardschriftart"><text:span text:style-name="T10">- </text:span></text:span><text:span text:style-name="Absatz-Standardschriftart"><text:span text:style-name="T5">Cloud </text:span></text:span><text:span text:style-name="Absatz-Standardschriftart"><text:span text:style-name="T4">Microservice architecture</text:span></text:span></text:p>
            <text:p text:style-name="P53"><text:span text:style-name="Absatz-Standardschriftart"><text:span text:style-name="T11">- </text:span></text:span><text:span text:style-name="Absatz-Standardschriftart"><text:span text:style-name="T4">Single Page Applications (SPA)</text:span></text:span></text:p>
            <text:p text:style-name="P53"><text:span text:style-name="Absatz-Standardschriftart"><text:span text:style-name="T11">- </text:span></text:span><text:span text:style-name="Absatz-Standardschriftart"><text:span text:style-name="T4">Java, JavaScript, Typescript, Groovy, ES6, HTML5 und CSS</text:span></text:span></text:p>
            <text:p text:style-name="P53"><text:span text:style-name="Absatz-Standardschriftart"><text:span text:style-name="T10">- </text:span></text:span><text:span text:style-name="Absatz-Standardschriftart"><text:span text:style-name="T3">Coordination of Projects</text:span></text:span></text:p>
            <text:p text:style-name="P53"><text:span text:style-name="Absatz-Standardschriftart"><text:span text:style-name="T10">- </text:span></text:span><text:span text:style-name="Absatz-Standardschriftart"><text:span text:style-name="T3">Angular, ReactJs,</text:span></text:span><text:span text:style-name="Absatz-Standardschriftart"><text:span text:style-name="T16"> </text:span></text:span><text:span text:style-name="Absatz-Standardschriftart"><text:span text:style-name="T3">Wicket, Web Development</text:span></text:span></text:p>
            <text:p text:style-name="P52"><text:span text:style-name="Absatz-Standardschriftart"><text:span text:style-name="T10">- </text:span></text:span><text:span text:style-name="Absatz-Standardschriftart"><text:span text:style-name="T3">Spring, Hibernate</text:span></text:span></text:p>
            <text:p text:style-name="P52"><text:span text:style-name="Absatz-Standardschriftart"><text:span text:style-name="T10">- </text:span></text:span><text:span text:style-name="Absatz-Standardschriftart"><text:span text:style-name="T3">NodeJs, npm</text:span></text:span></text:p>
            <text:p text:style-name="P52"><text:span text:style-name="Absatz-Standardschriftart"><text:span text:style-name="T10">- </text:span></text:span><text:span text:style-name="Absatz-Standardschriftart"><text:span text:style-name="T6">Kubernetes, Docker</text:span></text:span></text:p>
            <text:p text:style-name="P52"><text:span text:style-name="Absatz-Standardschriftart"><text:span text:style-name="T10">- </text:span></text:span><text:span text:style-name="Absatz-Standardschriftart"><text:span text:style-name="T3">Design and Analysis with UML</text:span></text:span></text:p>
            <text:p text:style-name="P52"><text:span text:style-name="Absatz-Standardschriftart"><text:span text:style-name="T10">- </text:span></text:span><text:span text:style-name="Absatz-Standardschriftart"><text:span text:style-name="T6">REST API Webservices</text:span></text:span></text:p>
            <text:p text:style-name="P52"><text:span text:style-name="Absatz-Standardschriftart"><text:span text:style-name="T10">- </text:span></text:span><text:span text:style-name="Absatz-Standardschriftart"><text:span text:style-name="T3">JSP, JSF, Java-Servlets, EJB’s</text:span></text:span></text:p>
            <text:p text:style-name="P52"><text:span text:style-name="Absatz-Standardschriftart"><text:span text:style-name="T10">- </text:span></text:span><text:span text:style-name="Absatz-Standardschriftart"><text:span text:style-name="T3">Object oriented software development</text:span></text:span></text:p>
            <text:p text:style-name="P52"><text:span text:style-name="Absatz-Standardschriftart"><text:span text:style-name="T10">- </text:span></text:span><text:span text:style-name="Absatz-Standardschriftart"><text:span text:style-name="T16">C</text:span></text:span><text:span text:style-name="Absatz-Standardschriftart"><text:span text:style-name="T3">onception and development of Client/Server-Applications</text:span></text:span></text:p>
            <text:p text:style-name="P52"><text:span text:style-name="Absatz-Standardschriftart"><text:span text:style-name="T3"/></text:span></text:p>
          </table:table-cell>
        </table:table-row>
        <text:soft-page-break/>
        <table:table-row>
          <table:table-cell table:style-name="Tabelle1.A1" office:value-type="string">
            <text:p text:style-name="P14">Availability:</text:p>
          </table:table-cell>
          <table:table-cell table:style-name="Tabelle1.A1" office:value-type="string">
            <text:p text:style-name="P54"><text:span text:style-name="Absatz-Standardschriftart"><text:span text:style-name="T3">In 100% availability projects i can immediately</text:span></text:span></text:p>
          </table:table-cell>
        </table:table-row>
        <table:table-row>
          <table:table-cell table:style-name="Tabelle1.A1" office:value-type="string">
            <text:p text:style-name="P14">Location:</text:p>
          </table:table-cell>
          <table:table-cell table:style-name="Tabelle1.A1" office:value-type="string">
            <text:p text:style-name="P54"><text:span text:style-name="Absatz-Standardschriftart"><text:span text:style-name="T7">Munich</text:span></text:span><text:span text:style-name="Absatz-Standardschriftart"><text:span text:style-name="T3"> or Remote.</text:span></text:span></text:p>
          </table:table-cell>
        </table:table-row>
        <table:table-row>
          <table:table-cell table:style-name="Tabelle1.A1" office:value-type="string">
            <text:p text:style-name="P14">Conditions:</text:p>
          </table:table-cell>
          <table:table-cell table:style-name="Tabelle1.A1" office:value-type="string">
            <text:p text:style-name="P37"><text:span text:style-name="Absatz-Standardschriftart"><text:span text:style-name="T7">95 €</text:span></text:span><text:span text:style-name="Absatz-Standardschriftart"><text:span text:style-name="T3"> per hour.</text:span></text:span></text:p>
          </table:table-cell>
        </table:table-row>
        <table:table-row>
          <table:table-cell table:style-name="Tabelle1.A1" office:value-type="string">
            <text:p text:style-name="P14">Experience since:</text:p>
          </table:table-cell>
          <table:table-cell table:style-name="Tabelle1.A1" office:value-type="string">
            <text:p text:style-name="P38">about 30 years</text:p>
          </table:table-cell>
        </table:table-row>
        <table:table-row>
          <table:table-cell table:style-name="Tabelle1.A1" office:value-type="string">
            <text:p text:style-name="P14">Birthday:</text:p>
          </table:table-cell>
          <table:table-cell table:style-name="Tabelle1.B8" office:value-type="date" office:date-value="1968-02-13">
            <text:p text:style-name="P38">13.02.68</text:p>
          </table:table-cell>
        </table:table-row>
        <table:table-row>
          <table:table-cell table:style-name="Tabelle1.A1" office:value-type="string">
            <text:p text:style-name="P14">Address:</text:p>
          </table:table-cell>
          <table:table-cell table:style-name="Tabelle1.A1" office:value-type="string">
            <text:p text:style-name="P12">Dipl. Ing. (FH) Hopf, Markus</text:p>
            <text:p text:style-name="P11">Klara-Ziegler-Bogen 53, D-81739 München</text:p>
            <text:p text:style-name="P11">Mobil: <text:s/>+49 172 / 95 94 59 0</text:p>
            <text:p text:style-name="Standard"><text:span text:style-name="Absatz-Standardschriftart"><text:span text:style-name="T4">E-Mail: <text:s text:c="9"/></text:span></text:span><text:a xlink:type="simple" xlink:href="mailto:markus.hopf@t-online.de" office:target-frame-name="_top" xlink:show="replace" text:style-name="Internet_20_link" text:visited-style-name="Visited_20_Internet_20_Link"><text:span text:style-name="Internet_20_link"><text:span text:style-name="T3">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3"/></text:span></text:a></text:p>
          </table:table-cell>
        </table:table-row>
      </table:table>
      <text:p text:style-name="P39"/>
      <text:p text:style-name="P39"/>
      <text:h text:style-name="P76" text:outline-level="1">Past projects:</text:h>
      <text:p text:style-name="P41"/>
      <text:h text:style-name="P78" text:outline-level="2"/>
      <text:h text:style-name="P78" text:outline-level="2">Housing-saving Calculator - Zielsparen</text:h>
      <text:p text:style-name="P4"/>
      <text:p text:style-name="P4"><text:bookmark-start text:name="__DdeLink__6749_803613289111"/>Branche: <text:tab/>Bank</text:p>
      <text:p text:style-name="P4"/>
      <text:p text:style-name="P3">Referenz:<text:tab/>Co. Fiducia GAD in München/Aschheim</text:p>
      <text:p text:style-name="P3"><text:tab/><text:tab/><text:span text:style-name="Absatz-Standardschriftart"><text:span text:style-name="T16">Contact person</text:span></text:span> Mr. Matthias Leukert, Mr Erich Burggraf, Mr. Martin Hahn</text:p>
      <text:p text:style-name="P48"><text:span text:style-name="Internet_20_link"><text:span text:style-name="T1">http://www.fiduciagad.de</text:span></text:span></text:p>
      <text:p text:style-name="P46"><text:bookmark-end text:name="__DdeLink__6749_803613289111"/></text:p>
      <text:p text:style-name="P4"/>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5">from</text:p>
          </table:table-cell>
          <table:table-cell table:style-name="Tabelle54.B1" office:value-type="string">
            <text:p text:style-name="P5">12/2019</text:p>
          </table:table-cell>
          <table:table-cell table:style-name="Tabelle54.B1" office:value-type="string">
            <text:p text:style-name="P5">-</text:p>
          </table:table-cell>
          <table:table-cell table:style-name="Tabelle54.B1" office:value-type="string">
            <text:p text:style-name="P5">now</text:p>
          </table:table-cell>
          <table:table-cell table:style-name="Tabelle54.B1" office:value-type="string">
            <text:p text:style-name="P5">with</text:p>
          </table:table-cell>
          <table:table-cell table:style-name="Tabelle54.F1" office:value-type="string">
            <text:p text:style-name="P5"><text:s/>x months</text:p>
          </table:table-cell>
        </table:table-row>
      </table:table>
      <text:p text:style-name="P20"/>
      <text:list xml:id="list7464232505638515283" text:style-name="WW8Num7">
        <text:list-item>
          <text:p text:style-name="P59">Senior Fullstack Entwickler</text:p>
        </text:list-item>
        <text:list-item>
          <text:p text:style-name="P59">Angular Single Page Application (SPA)</text:p>
        </text:list-item>
        <text:list-item>
          <text:p text:style-name="P59">10 Microservices for Front- and Backend</text:p>
        </text:list-item>
        <text:list-item>
          <text:p text:style-name="P59">Typescript, Java, JavaScript, Groovy</text:p>
        </text:list-item>
        <text:list-item>
          <text:p text:style-name="P59">RESTful Microservice Architectur</text:p>
        </text:list-item>
        <text:list-item>
          <text:p text:style-name="P59">REST API Versioning</text:p>
        </text:list-item>
        <text:list-item>
          <text:p text:style-name="P59">Framework for Standardization of Microservices</text:p>
        </text:list-item>
        <text:list-item>
          <text:p text:style-name="P59">RedHat Openshift Cloud Environment</text:p>
        </text:list-item>
        <text:list-item>
          <text:p text:style-name="P59">Docker Container in Azure Cloud Environment</text:p>
        </text:list-item>
        <text:list-item>
          <text:p text:style-name="P59">Jenkins CI/CD-Pipelines</text:p>
        </text:list-item>
        <text:list-item>
          <text:p text:style-name="P59">JSON Web Token (JWT), Bearer- Authorization-Header</text:p>
        </text:list-item>
        <text:list-item>
          <text:p text:style-name="P59">Kubernetes Commands and Configuration</text:p>
        </text:list-item>
        <text:list-item>
          <text:p text:style-name="P59">Relationale SQL Scripts</text:p>
        </text:list-item>
        <text:list-item>
          <text:p text:style-name="P59">Databaseconnections and Flyway Migrations Scripts</text:p>
        </text:list-item>
        <text:list-item>
          <text:p text:style-name="P59">Hystrix latency for Fault Tolerance</text:p>
        </text:list-item>
        <text:list-item>
          <text:p text:style-name="P59">CircuitBreaker, FeignClients, SoapClients</text:p>
        </text:list-item>
        <text:list-item>
          <text:p text:style-name="P59"><text:soft-page-break/>Quality with Sonar and Linting</text:p>
        </text:list-item>
        <text:list-item>
          <text:p text:style-name="P59">Multi Maven Projects, Gradle Build Scripts</text:p>
        </text:list-item>
        <text:list-item>
          <text:p text:style-name="P59">Nexus Artifact Repository</text:p>
        </text:list-item>
        <text:list-item>
          <text:p text:style-name="P59">AMQP Messaging - Advanced Message Queuing Protocol</text:p>
        </text:list-item>
        <text:list-item>
          <text:p text:style-name="P59">JSON Data Communikation</text:p>
        </text:list-item>
        <text:list-item>
          <text:p text:style-name="P59">Alerting, Health Checks</text:p>
        </text:list-item>
        <text:list-item>
          <text:p text:style-name="P59">Postman, Swagger, OpenAPI</text:p>
        </text:list-item>
        <text:list-item>
          <text:p text:style-name="P59">Camunda Process-Engine</text:p>
        </text:list-item>
        <text:list-item>
          <text:p text:style-name="P59">Testautomation, Performanceanalyze, Resilienz</text:p>
        </text:list-item>
        <text:list-item>
          <text:p text:style-name="P59">Selenium, Fitnesse, Protractor and Karma Tests</text:p>
        </text:list-item>
        <text:list-item>
          <text:p text:style-name="P59">Zipkin, Opentracing, Dynatrace</text:p>
        </text:list-item>
        <text:list-item>
          <text:p text:style-name="P59">Monitoring, Security</text:p>
        </text:list-item>
        <text:list-item>
          <text:p text:style-name="P59">Spring Boot, Spring Data, Spring Cloud OpenFeign</text:p>
        </text:list-item>
        <text:list-item>
          <text:p text:style-name="P59">Release and Feature Toggles with trunk-based-development </text:p>
        </text:list-item>
        <text:list-item>
          <text:p text:style-name="P59">Spring Expression Language</text:p>
        </text:list-item>
        <text:list-item>
          <text:p text:style-name="P59">Consol Service Discovery</text:p>
        </text:list-item>
        <text:list-item>
          <text:p text:style-name="P59">Soap Kommunikations Protokoll</text:p>
        </text:list-item>
        <text:list-item>
          <text:p text:style-name="P59">Openshipt Secrets Konfiguration</text:p>
        </text:list-item>
        <text:list-item>
          <text:p text:style-name="P59">Semantic Versioning</text:p>
        </text:list-item>
        <text:list-item>
          <text:p text:style-name="P59">Angular State Management with ngxs/store, Actions and Reducer</text:p>
        </text:list-item>
        <text:list-item>
          <text:p text:style-name="P59">Angular Material Design Implementierung</text:p>
        </text:list-item>
        <text:list-item>
          <text:p text:style-name="P59">JMeter Robustness Tests</text:p>
        </text:list-item>
        <text:list-item>
          <text:p text:style-name="P59">Developing of a Housing-saving Calculator</text:p>
        </text:list-item>
        <text:list-item>
          <text:p text:style-name="P59">Meetings with buisness domain experts</text:p>
        </text:list-item>
        <text:list-item>
          <text:p text:style-name="P59">Reviews of Sourcecode</text:p>
        </text:list-item>
        <text:list-item>
          <text:p text:style-name="P59">Dev and DevOps Tasks</text:p>
        </text:list-item>
        <text:list-item>
          <text:p text:style-name="P59">Remote Communication over Skype and Gotomeeting</text:p>
        </text:list-item>
        <text:list-item>
          <text:p text:style-name="P59">Agile Development in a Scrum Team and SAFe</text:p>
        </text:list-item>
        <text:list-item>
          <text:p text:style-name="P59">Grooming, Planning, Retrospective</text:p>
        </text:list-item>
        <text:list-item>
          <text:p text:style-name="P59">Communication in Englisch and German </text:p>
        </text:list-item>
      </text:list>
      <text:p text:style-name="P56"/>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25"><text:span text:style-name="T16">Realized with</text:span>:</text:p>
          </table:table-cell>
          <table:table-cell table:style-name="Tabelle55.B1" office:value-type="string">
            <text:p text:style-name="P30">Operatingsystems</text:p>
            <text:p text:style-name="P24">Datenbases</text:p>
          </table:table-cell>
          <table:table-cell table:style-name="Tabelle55.C1" office:value-type="string">
            <text:p text:style-name="P25">Azure Cloud, Windows, Linux, Ubuntu KDE</text:p>
            <text:p text:style-name="P24">H2, Oracle</text:p>
          </table:table-cell>
        </table:table-row>
        <table:table-row table:style-name="Tabelle55.2">
          <table:table-cell table:style-name="Tabelle55.A2" office:value-type="string">
            <text:p text:style-name="P26"/>
          </table:table-cell>
          <table:table-cell table:style-name="Tabelle55.B2" office:value-type="string">
            <text:p text:style-name="P28">Developmenttools</text:p>
            <text:p text:style-name="P30">Tools</text:p>
          </table:table-cell>
          <table:table-cell table:style-name="Tabelle55.C2" office:value-type="string">
            <text:p text:style-name="P2">Postman, newman, Swagger, OpenAPI, Git, Bitbucket, Jenkins, RedHat Openshift, Azure, Camunda, Spin, JMeter, IBM Lotus Notes, GotoMeeting, Angular, Typescript, Groovy, Java, JavaScript, Selenium, Jasmine, Protractor, Karma, Fitnesse, Zipkin, Opentracing, Dynatrace, Spring Boot, Spring Data, Kubernetes, Docker, AMQP Messaging, JPA, Hibernate, Log4j2, JWT, Maven, Gradle, Nexus, Sonar, Lint, Hystrix, H2, Oracle, SQL, Flyway, NodeJs, npm, yarn, Checkstyle, curl, JIRA, OWASP, Kubectl, yaml, Notepad++, SmartBear SoapUi, Citrix, Telegram, SourceTree, SmartGit, Lombok, @angular/material, SQLDeveloper, ngxs/store, aqua, Grafana, Prometheus, funretro.io, IntelliJ, consul.io, gson, kibana</text:p>
          </table:table-cell>
        </table:table-row>
      </table:table>
      <text:p text:style-name="P9"><text:soft-page-break/></text:p>
      <text:p text:style-name="P17"/>
      <text:p text:style-name="P17"/>
      <text:h text:style-name="P78" text:outline-level="2">Digital Marketplace - G2M</text:h>
      <text:p text:style-name="P4"/>
      <text:p text:style-name="P4"><text:bookmark-start text:name="__DdeLink__6749_80361328911"/>Branche: <text:tab/>Telecommunication</text:p>
      <text:p text:style-name="P4"/>
      <text:p text:style-name="P3">Referenz:<text:tab/>Co. Rohde &amp; Schwarz in München</text:p>
      <text:p text:style-name="P3"><text:tab/><text:tab/><text:span text:style-name="Absatz-Standardschriftart"><text:span text:style-name="T16">Contact person</text:span></text:span> Mr. Patrick Bauriedl, Mr. Ivan Kostov, Mr. Christoph Maurer</text:p>
      <text:p text:style-name="P48"><text:span text:style-name="Internet_20_link"><text:span text:style-name="T1">http://www.rohde-schwarz.com</text:span></text:span></text:p>
      <text:p text:style-name="P46"><text:bookmark-end text:name="__DdeLink__6749_80361328911"/></text:p>
      <text:p text:style-name="P4"/>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5">from</text:p>
          </table:table-cell>
          <table:table-cell table:style-name="Tabelle52.B1" office:value-type="string">
            <text:p text:style-name="P5">09/2019</text:p>
          </table:table-cell>
          <table:table-cell table:style-name="Tabelle52.B1" office:value-type="string">
            <text:p text:style-name="P5">-</text:p>
          </table:table-cell>
          <table:table-cell table:style-name="Tabelle52.B1" office:value-type="string">
            <text:p text:style-name="P5">12/2019_</text:p>
          </table:table-cell>
          <table:table-cell table:style-name="Tabelle52.B1" office:value-type="string">
            <text:p text:style-name="P5">with</text:p>
          </table:table-cell>
          <table:table-cell table:style-name="Tabelle52.F1" office:value-type="string">
            <text:p text:style-name="P5"><text:s/>4 months</text:p>
          </table:table-cell>
        </table:table-row>
      </table:table>
      <text:p text:style-name="P20"/>
      <text:list xml:id="list31668551" text:continue-numbering="true" text:style-name="WW8Num7">
        <text:list-item>
          <text:p text:style-name="P59">Full Stack Developer</text:p>
        </text:list-item>
        <text:list-item>
          <text:p text:style-name="P59">Development of Digital Marketplace Applications</text:p>
        </text:list-item>
        <text:list-item>
          <text:p text:style-name="P59">WebShop Development with Angular and NodeJs</text:p>
        </text:list-item>
        <text:list-item>
          <text:p text:style-name="P59">Backend and Frontend with TypeScript and JavaScript</text:p>
        </text:list-item>
        <text:list-item>
          <text:p text:style-name="P59">Packet Manager npm and yarn</text:p>
        </text:list-item>
        <text:list-item>
          <text:p text:style-name="P59">Azure Cloud based PaaS</text:p>
        </text:list-item>
        <text:list-item>
          <text:p text:style-name="P59">Docker based MicroServices</text:p>
        </text:list-item>
        <text:list-item>
          <text:p text:style-name="P59">Docker Compose multi-container solutions</text:p>
        </text:list-item>
        <text:list-item>
          <text:p text:style-name="P59">Harbor Registry for Docker images</text:p>
        </text:list-item>
        <text:list-item>
          <text:p text:style-name="P59">Git Hooks with Husky</text:p>
        </text:list-item>
        <text:list-item>
          <text:p text:style-name="P59">RedHat OpenShift Pods</text:p>
        </text:list-item>
        <text:list-item>
          <text:p text:style-name="P59">OKD Jenkins Pipelines and Clusters</text:p>
        </text:list-item>
        <text:list-item>
          <text:p text:style-name="P59">Administration of OpenShift Clusters</text:p>
        </text:list-item>
        <text:list-item>
          <text:p text:style-name="P59">OC and Kubectl CLI commands</text:p>
        </text:list-item>
        <text:list-item>
          <text:p text:style-name="P59">Yaml Templates as OpenShift Service Definition</text:p>
        </text:list-item>
        <text:list-item>
          <text:p text:style-name="P59">Azure Service Bus for asynchrones Messaging</text:p>
        </text:list-item>
        <text:list-item>
          <text:p text:style-name="P59">REST API Routes with Versioning</text:p>
        </text:list-item>
        <text:list-item>
          <text:p text:style-name="P59">OpenAPI, Swagger Documentation</text:p>
        </text:list-item>
        <text:list-item>
          <text:p text:style-name="P59">Authentification over SAML Service</text:p>
        </text:list-item>
        <text:list-item>
          <text:p text:style-name="P59">NoSQL Datenbase MongoDB</text:p>
        </text:list-item>
        <text:list-item>
          <text:p text:style-name="P59">Configuration as Code with Jenkinsfiles</text:p>
        </text:list-item>
        <text:list-item>
          <text:p text:style-name="P59">CI/CD Pipeline</text:p>
        </text:list-item>
        <text:list-item>
          <text:p text:style-name="P59">Distributed Tracing, OpenTracing</text:p>
        </text:list-item>
        <text:list-item>
          <text:p text:style-name="P59">OWASP and Lizence checks</text:p>
        </text:list-item>
        <text:list-item>
          <text:p text:style-name="P59">CSS Styles and Html Templates</text:p>
        </text:list-item>
        <text:list-item>
          <text:p text:style-name="P59">Jasmine, Karma and Robot Tests</text:p>
        </text:list-item>
        <text:list-item>
          <text:p text:style-name="P59">Test with Robot Framework and RIDE Suites</text:p>
        </text:list-item>
        <text:list-item>
          <text:p text:style-name="P59">Python Scripte for Test Automation</text:p>
        </text:list-item>
        <text:list-item>
          <text:p text:style-name="P59">Sonar and Checkstlye Coverage</text:p>
        </text:list-item>
        <text:list-item>
          <text:p text:style-name="P59">Dev and DevOps Duties</text:p>
        </text:list-item>
        <text:list-item>
          <text:p text:style-name="P59">Development of a generic Webshop</text:p>
        </text:list-item>
        <text:list-item>
          <text:p text:style-name="P59">Shop Extensibility for cloud products</text:p>
        </text:list-item>
        <text:list-item>
          <text:p text:style-name="P59">Go-2-Market Applications - G2M</text:p>
        </text:list-item>
        <text:list-item>
          <text:p text:style-name="P59"><text:soft-page-break/>Identity and Access Management - IAM</text:p>
        </text:list-item>
        <text:list-item>
          <text:p text:style-name="P59">Remote Communication over GotoMeeting</text:p>
        </text:list-item>
        <text:list-item>
          <text:p text:style-name="P59">Agile, remote Scrum Team</text:p>
        </text:list-item>
        <text:list-item>
          <text:p text:style-name="P59">Grooming, Planning, Retrospective</text:p>
        </text:list-item>
        <text:list-item>
          <text:p text:style-name="P66">Project language Englisch</text:p>
        </text:list-item>
      </text:list>
      <text:p text:style-name="P18"/>
      <text:p text:style-name="P56"/>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25"><text:span text:style-name="T16">Realized with</text:span>:</text:p>
          </table:table-cell>
          <table:table-cell table:style-name="Tabelle53.B1" office:value-type="string">
            <text:p text:style-name="P30">Operatingsystems</text:p>
            <text:p text:style-name="P24">Datenbases</text:p>
          </table:table-cell>
          <table:table-cell table:style-name="Tabelle53.C1" office:value-type="string">
            <text:p text:style-name="P25">Azure Cloud, Windows, Linux, Ubuntu KDE</text:p>
            <text:p text:style-name="P24">MongoDB, CosmosDB, mySQL</text:p>
          </table:table-cell>
        </table:table-row>
        <table:table-row table:style-name="Tabelle53.2">
          <table:table-cell table:style-name="Tabelle53.A2" office:value-type="string">
            <text:p text:style-name="P26"/>
          </table:table-cell>
          <table:table-cell table:style-name="Tabelle53.B2" office:value-type="string">
            <text:p text:style-name="P28">Developmenttools</text:p>
            <text:p text:style-name="P30">Tools</text:p>
          </table:table-cell>
          <table:table-cell table:style-name="Tabelle53.C2" office:value-type="string">
            <text:p text:style-name="P2">RedHat OpenShift, Azure, MongoDB, Docker, Visual Studio Code, Notepad++, Citrix, Chrome DevTools, TypeScript, <text:span text:style-name="T16">Angular, </text:span>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9"/>
      <text:p text:style-name="P17"/>
      <text:p text:style-name="P41"/>
      <text:h text:style-name="P79" text:outline-level="2">Siemens Corporate Entitlement Service - CES</text:h>
      <text:p text:style-name="P9"/>
      <text:p text:style-name="P9"><text:bookmark-start text:name="__DdeLink__6749_8036132891"/>Branche: <text:tab/>Security</text:p>
      <text:p text:style-name="P9"/>
      <text:p text:style-name="P6">Referenz:<text:tab/>Co. Siemens in München</text:p>
      <text:p text:style-name="Standard"><text:span text:style-name="T3"><text:tab/><text:tab/></text:span><text:span text:style-name="Absatz-Standardschriftart"><text:span text:style-name="T3">Contact person</text:span></text:span><text:span text:style-name="T3"> Mr. </text:span><text:span text:style-name="T2">Siegfried Eichner, Mr. Binh Le Nguyen, Mr. Erik Bergjohann, Mrs. Elena Thiel</text:span></text:p>
      <text:p text:style-name="P48"><text:span text:style-name="Internet_20_link"><text:span text:style-name="T4">http://www.siemens.com</text:span></text:span></text:p>
      <text:p text:style-name="P43"><text:bookmark-end text:name="__DdeLink__6749_8036132891"/><text:line-break/></text:p>
      <text:p text:style-name="P9"/>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0">from</text:p>
          </table:table-cell>
          <table:table-cell table:style-name="Tabelle50.B1" office:value-type="string">
            <text:p text:style-name="P10">06/2018 </text:p>
          </table:table-cell>
          <table:table-cell table:style-name="Tabelle50.B1" office:value-type="string">
            <text:p text:style-name="P10">-</text:p>
          </table:table-cell>
          <table:table-cell table:style-name="Tabelle50.B1" office:value-type="string">
            <text:p text:style-name="P10">09/2019_</text:p>
          </table:table-cell>
          <table:table-cell table:style-name="Tabelle50.B1" office:value-type="string">
            <text:p text:style-name="P10">with</text:p>
          </table:table-cell>
          <table:table-cell table:style-name="Tabelle50.F1" office:value-type="string">
            <text:p text:style-name="P10">16 months</text:p>
          </table:table-cell>
        </table:table-row>
      </table:table>
      <text:p text:style-name="P15"/>
      <text:list xml:id="list31668854" text:continue-numbering="true" text:style-name="WW8Num7">
        <text:list-item>
          <text:p text:style-name="P59">Full Stack Developer</text:p>
        </text:list-item>
        <text:list-item>
          <text:p text:style-name="P59">Implementation of Spring Microservices</text:p>
        </text:list-item>
        <text:list-item>
          <text:p text:style-name="P59">Spring Boot and Spring Batch Applications</text:p>
        </text:list-item>
        <text:list-item>
          <text:p text:style-name="P59">Spring Core, Security</text:p>
        </text:list-item>
        <text:list-item>
          <text:p text:style-name="P59">Spring Eureka Multi Instanz Architecture</text:p>
        </text:list-item>
        <text:list-item>
          <text:p text:style-name="P59">Spring Cloud Netflix, Eureka, MVC, Thymeleaf</text:p>
        </text:list-item>
        <text:list-item>
          <text:p text:style-name="P71">RESTful Spring Controller</text:p>
        </text:list-item>
        <text:list-item>
          <text:p text:style-name="P59">Angular Frontends development</text:p>
        </text:list-item>
        <text:list-item>
          <text:p text:style-name="P59">Npm and NodeJs</text:p>
        </text:list-item>
        <text:list-item>
          <text:p text:style-name="P59">Java and JavaScript</text:p>
        </text:list-item>
        <text:list-item>
          <text:p text:style-name="P59"><text:soft-page-break/>Reactive Programming with Typescript</text:p>
        </text:list-item>
        <text:list-item>
          <text:p text:style-name="P59">Json and yml</text:p>
        </text:list-item>
        <text:list-item>
          <text:p text:style-name="P59">Jenkins Release Pipeline with Jenkinsfile</text:p>
        </text:list-item>
        <text:list-item>
          <text:p text:style-name="P59">Groovy Scripts</text:p>
        </text:list-item>
        <text:list-item>
          <text:p text:style-name="P59">Java 8 Functional programming</text:p>
        </text:list-item>
        <text:list-item>
          <text:p text:style-name="P59">JWT (JSON Web Token) for Microservices</text:p>
        </text:list-item>
        <text:list-item>
          <text:p text:style-name="P59">Maven Multi Module Projects</text:p>
        </text:list-item>
        <text:list-item>
          <text:p text:style-name="P59">DevOps Tasks</text:p>
        </text:list-item>
        <text:list-item>
          <text:p text:style-name="P59">Cloud Foundry</text:p>
        </text:list-item>
        <text:list-item>
          <text:p text:style-name="P59">Artifactory Repository</text:p>
        </text:list-item>
        <text:list-item>
          <text:p text:style-name="P59">Git and svn Repositories</text:p>
        </text:list-item>
        <text:list-item>
          <text:p text:style-name="P59">Svn to Git Migration</text:p>
        </text:list-item>
        <text:list-item>
          <text:p text:style-name="P59">Introduction of Git-flow Workflow with GitLab</text:p>
        </text:list-item>
        <text:list-item>
          <text:p text:style-name="P59">In-memory data grid performance optimization</text:p>
        </text:list-item>
        <text:list-item>
          <text:p text:style-name="P59">XSS Cross Site Filter for Tomcat</text:p>
        </text:list-item>
        <text:list-item>
          <text:p text:style-name="P59">PKI Infrastructure</text:p>
        </text:list-item>
        <text:list-item>
          <text:p text:style-name="P59">Public Key, private Key communication</text:p>
        </text:list-item>
        <text:list-item>
          <text:p text:style-name="P59">One Time Password - OTP</text:p>
        </text:list-item>
        <text:list-item>
          <text:p text:style-name="P59">OpenID, Single Sign On - SSO</text:p>
        </text:list-item>
        <text:list-item>
          <text:p text:style-name="P59">Security Assertion Markup Language - SAML</text:p>
        </text:list-item>
        <text:list-item>
          <text:p text:style-name="P59">DirX and LDAP lookup</text:p>
        </text:list-item>
        <text:list-item>
          <text:p text:style-name="P59">Windows Active Directory Configuration</text:p>
        </text:list-item>
        <text:list-item>
          <text:p text:style-name="P59">Apache Load balancing</text:p>
        </text:list-item>
        <text:list-item>
          <text:p text:style-name="P59">Tomcat Web Applications</text:p>
        </text:list-item>
        <text:list-item>
          <text:p text:style-name="P59">Shell Script programming</text:p>
        </text:list-item>
        <text:list-item>
          <text:p text:style-name="P59">Sonar for static code analyse</text:p>
        </text:list-item>
        <text:list-item>
          <text:p text:style-name="P59">OWASP Security Findings</text:p>
        </text:list-item>
        <text:list-item>
          <text:p text:style-name="P59">HTML5, CSS</text:p>
        </text:list-item>
        <text:list-item>
          <text:p text:style-name="P59">Spikes for Kotlin and Scala</text:p>
        </text:list-item>
        <text:list-item>
          <text:p text:style-name="P67">Kundenaccounts with Single Sign On</text:p>
        </text:list-item>
        <text:list-item>
          <text:p text:style-name="P67">Authentication / Authorisation</text:p>
        </text:list-item>
        <text:list-item>
          <text:p text:style-name="P67">Segregation Of Duties – SoD</text:p>
        </text:list-item>
        <text:list-item>
          <text:p text:style-name="P67">Agile Story Planung with JIRA</text:p>
        </text:list-item>
        <text:list-item>
          <text:p text:style-name="P67">Smartcard PKI Login</text:p>
        </text:list-item>
        <text:list-item>
          <text:p text:style-name="P67">Secure Coding</text:p>
        </text:list-item>
        <text:list-item>
          <text:p text:style-name="P67">Protection Requirements Assessment PRA</text:p>
        </text:list-item>
        <text:list-item>
          <text:p text:style-name="P67">User Management</text:p>
        </text:list-item>
        <text:list-item>
          <text:p text:style-name="P67">2-Factor Authentication</text:p>
        </text:list-item>
        <text:list-item>
          <text:p text:style-name="P67">Process definitions</text:p>
        </text:list-item>
        <text:list-item>
          <text:p text:style-name="P67">Coordination and Bug Tracking</text:p>
        </text:list-item>
        <text:list-item>
          <text:p text:style-name="P67">Agile Development with Scrum and Kanban</text:p>
        </text:list-item>
        <text:list-item>
          <text:p text:style-name="P67">Grooming, Planning, Retrospektive</text:p>
        </text:list-item>
        <text:list-item>
          <text:p text:style-name="P67">Remote communication over Circuit</text:p>
        </text:list-item>
        <text:list-item>
          <text:p text:style-name="P67">Project language Englisch</text:p>
        </text:list-item>
        <text:list-item>
          <text:p text:style-name="P67">Partly remote team</text:p>
          <text:p text:style-name="P74"/>
        </text:list-item>
      </text:list>
      <text:p text:style-name="P55"/>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0">Realized with:</text:p>
          </table:table-cell>
          <table:table-cell table:style-name="Tabelle51.B1" office:value-type="string">
            <text:p text:style-name="P30">Operatingsystems</text:p>
            <text:p text:style-name="P30"><text:soft-page-break/>Database</text:p>
          </table:table-cell>
          <table:table-cell table:style-name="Tabelle51.C1" office:value-type="string">
            <text:p text:style-name="P30">Windows, Linux</text:p>
            <text:p text:style-name="P29"><text:soft-page-break/>Oracle, H2, mySQL</text:p>
          </table:table-cell>
        </table:table-row>
        <table:table-row table:style-name="Tabelle51.2">
          <table:table-cell table:style-name="Tabelle51.A2" office:value-type="string">
            <text:p text:style-name="P31"/>
          </table:table-cell>
          <table:table-cell table:style-name="Tabelle51.B2" office:value-type="string">
            <text:p text:style-name="P28">Developmenttools</text:p>
            <text:p text:style-name="P30">Tools</text:p>
          </table:table-cell>
          <table:table-cell table:style-name="Tabelle51.C2" office:value-type="string">
            <text:p text:style-name="P10">Visual Studio Code, Eclipse, STS, Java, Kotlin, Scala, 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9"/>
      <text:p text:style-name="P17"/>
      <text:p text:style-name="P39"/>
      <text:h text:style-name="P80" text:outline-level="2">Financeportal for public financing <text:bookmark-start text:name="__DdeLink__6745_803613289"/><text:bookmark-start text:name="__DdeLink__6751_803613289"/>- PIF<text:bookmark-end text:name="__DdeLink__6745_803613289"/><text:bookmark-end text:name="__DdeLink__6751_803613289"/></text:h>
      <text:p text:style-name="P40"/>
      <text:p text:style-name="Standard"><text:span text:style-name="Absatz-Standardschriftart"><text:span text:style-name="T3">Branch: Bank, Fintech</text:span></text:span></text:p>
      <text:p text:style-name="P32"/>
      <text:p text:style-name="Standard"><text:span text:style-name="Absatz-Standardschriftart"><text:span text:style-name="T3">References<text:tab/>Co. Dt. Pfandbriefbank/Capveriant in Munich/Unterschließheim</text:span></text:span></text:p>
      <text:p text:style-name="P3"><text:span text:style-name="T16"><text:tab/><text:tab/></text:span><text:span text:style-name="Absatz-Standardschriftart"><text:span text:style-name="T16">Contact person</text:span></text:span><text:span text:style-name="T16"> Mr. Benedikt Girz, Mr. Sergiy Barlabanov</text:span></text:p>
      <text:p text:style-name="P48"><text:a xlink:type="simple" xlink:href="http://www.pfandbriefbank.com/" text:style-name="Internet_20_link" text:visited-style-name="Visited_20_Internet_20_Link"><text:span text:style-name="Internet_20_link"><text:span text:style-name="T4">http://</text:span></text:span></text:a><text:a xlink:type="simple" xlink:href="http://www.pfandbriefbank.com/" text:style-name="Internet_20_link" text:visited-style-name="Visited_20_Internet_20_Link"><text:span text:style-name="Internet_20_link"><text:span text:style-name="T4">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4">nk.co</text:span></text:span></text:a><text:a xlink:type="simple" xlink:href="http://www.pfandbriefbank.com/" text:style-name="Internet_20_link" text:visited-style-name="Visited_20_Internet_20_Link"><text:span text:style-name="Internet_20_link"><text:span text:style-name="T4">m</text:span></text:span></text:a><text:bookmark-end text:name="__DdeLink__3374_803613289"/></text:p>
      <text:p text:style-name="P48"><text:span text:style-name="Internet_20_link"><text:span text:style-name="T4">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7">from</text:p>
          </table:table-cell>
          <table:table-cell table:style-name="Tabelle48.B1" office:value-type="string">
            <text:p text:style-name="P7">11/2017 _</text:p>
          </table:table-cell>
          <table:table-cell table:style-name="Tabelle48.B1" office:value-type="string">
            <text:p text:style-name="P7">-</text:p>
          </table:table-cell>
          <table:table-cell table:style-name="Tabelle48.B1" office:value-type="string">
            <text:p text:style-name="P7">05/2018_</text:p>
          </table:table-cell>
          <table:table-cell table:style-name="Tabelle48.B1" office:value-type="string">
            <text:p text:style-name="P7">with</text:p>
          </table:table-cell>
          <table:table-cell table:style-name="Tabelle48.F1" office:value-type="string">
            <text:p text:style-name="P7">7 months</text:p>
          </table:table-cell>
        </table:table-row>
      </table:table>
      <text:p text:style-name="P16"/>
      <text:list xml:id="list193799115600411614" text:style-name="WW8Num4">
        <text:list-item>
          <text:p text:style-name="P60">Full Stack Development</text:p>
        </text:list-item>
        <text:list-item>
          <text:p text:style-name="P60">Java Microservices Architectur</text:p>
        </text:list-item>
        <text:list-item>
          <text:p text:style-name="P60">Spring Boot, Spring Data</text:p>
        </text:list-item>
        <text:list-item>
          <text:p text:style-name="P60">Java, JavaScript</text:p>
        </text:list-item>
        <text:list-item>
          <text:p text:style-name="P60">Single Page Application</text:p>
        </text:list-item>
        <text:list-item>
          <text:p text:style-name="P60">Angular Web-development</text:p>
        </text:list-item>
        <text:list-item>
          <text:p text:style-name="P60">RESTful Interface</text:p>
        </text:list-item>
        <text:list-item>
          <text:p text:style-name="P60">Frontend Tests with Protractor</text:p>
        </text:list-item>
        <text:list-item>
          <text:p text:style-name="P60">JUnit Tests with Karma</text:p>
        </text:list-item>
        <text:list-item>
          <text:p text:style-name="P60">Pacet Manager npm</text:p>
        </text:list-item>
        <text:list-item>
          <text:p text:style-name="P60">Node.js non-blocking Runtime Engine</text:p>
        </text:list-item>
        <text:list-item>
          <text:p text:style-name="P60">Distributed Source control with Git </text:p>
        </text:list-item>
        <text:list-item>
          <text:p text:style-name="P60">Azure Cloud solutions</text:p>
        </text:list-item>
        <text:list-item>
          <text:p text:style-name="P60">Automated ARM Templates</text:p>
        </text:list-item>
        <text:list-item>
          <text:p text:style-name="P60">Azure Storage Account</text:p>
        </text:list-item>
        <text:list-item>
          <text:p text:style-name="P60">Azure KeyVault Certificates</text:p>
        </text:list-item>
        <text:list-item>
          <text:p text:style-name="P60">Powershell Azure Scripts</text:p>
        </text:list-item>
        <text:list-item>
          <text:p text:style-name="P60">Setup of VSTS Build Pipeline</text:p>
        </text:list-item>
        <text:list-item>
          <text:p text:style-name="P60">Automated Deployments with VSTS</text:p>
        </text:list-item>
        <text:list-item>
          <text:p text:style-name="P60">VSTS for Tickets/Tacking</text:p>
        </text:list-item>
        <text:list-item>
          <text:p text:style-name="P60">Multilanguage Application</text:p>
        </text:list-item>
        <text:list-item>
          <text:p text:style-name="P60"><text:soft-page-break/>Automatic E-Mail sending</text:p>
        </text:list-item>
        <text:list-item>
          <text:p text:style-name="P60">SSL/HTTPS Certificates</text:p>
        </text:list-item>
        <text:list-item>
          <text:p text:style-name="P60">YAML and JSON Dataformats</text:p>
        </text:list-item>
        <text:list-item>
          <text:p text:style-name="P60">JSON Web Token JWT</text:p>
        </text:list-item>
        <text:list-item>
          <text:p text:style-name="P60">Security Access Token</text:p>
        </text:list-item>
        <text:list-item>
          <text:p text:style-name="P60">PaaS, SaaS as a Service</text:p>
        </text:list-item>
        <text:list-item>
          <text:p text:style-name="P60">Kubernetes Container based Deployment</text:p>
        </text:list-item>
        <text:list-item>
          <text:p text:style-name="P60">Docker for Container virtualization</text:p>
        </text:list-item>
        <text:list-item>
          <text:p text:style-name="P60">MsSQL Docker Image creation</text:p>
        </text:list-item>
        <text:list-item>
          <text:p text:style-name="P60">Transact-SQL (T-SQL) Scripts</text:p>
        </text:list-item>
        <text:list-item>
          <text:p text:style-name="P60">Daten Migration with Flyway</text:p>
        </text:list-item>
        <text:list-item>
          <text:p text:style-name="P60">Maven Build Management</text:p>
        </text:list-item>
        <text:list-item>
          <text:p text:style-name="P60">DevOps tasks</text:p>
        </text:list-item>
        <text:list-item>
          <text:p text:style-name="P60">Bash shell and Unix Scripts</text:p>
        </text:list-item>
        <text:list-item>
          <text:p text:style-name="P60">Spike for Scala</text:p>
        </text:list-item>
        <text:list-item>
          <text:p text:style-name="P61">Finanzportal for public financing</text:p>
        </text:list-item>
        <text:list-item>
          <text:p text:style-name="P61">Complete new Development with a remote team</text:p>
        </text:list-item>
        <text:list-item>
          <text:p text:style-name="P61">Agile Development with Scrum and Kanban</text:p>
        </text:list-item>
        <text:list-item>
          <text:p text:style-name="P61">Grooming, Planning, Retrospective</text:p>
        </text:list-item>
        <text:list-item>
          <text:p text:style-name="P61">Remote communication over TeamViewer, Skype, Slack</text:p>
        </text:list-item>
        <text:list-item>
          <text:p text:style-name="P61">Project Speach Englisch</text:p>
        </text:list-item>
        <text:list-item>
          <text:p text:style-name="P60">Offshore Team</text:p>
        </text:list-item>
      </text:list>
      <text:p text:style-name="P8"/>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28">Realized with:</text:p>
          </table:table-cell>
          <table:table-cell table:style-name="Tabelle49.A1" office:value-type="string">
            <text:p text:style-name="P28">Operatingsystems</text:p>
          </table:table-cell>
          <table:table-cell table:style-name="Tabelle49.A1" office:value-type="string">
            <text:p text:style-name="P28">Windows, Linux</text:p>
          </table:table-cell>
        </table:table-row>
        <table:table-row table:style-name="Tabelle49.1">
          <table:table-cell table:style-name="Tabelle49.A1" office:value-type="string">
            <text:p text:style-name="P19"/>
          </table:table-cell>
          <table:table-cell table:style-name="Tabelle49.A1" office:value-type="string">
            <text:p text:style-name="P7">Database</text:p>
          </table:table-cell>
          <table:table-cell table:style-name="Tabelle49.A1" office:value-type="string">
            <text:p text:style-name="P25"><text:span text:style-name="Absatz-Standardschriftart"><text:span text:style-name="T16">Microsoft SQL Server, H2, HSQL, mySQL</text:span></text:span></text:p>
          </table:table-cell>
        </table:table-row>
        <table:table-row table:style-name="Tabelle49.1">
          <table:table-cell table:style-name="Tabelle49.A1" office:value-type="string">
            <text:p text:style-name="P36"/>
          </table:table-cell>
          <table:table-cell table:style-name="Tabelle49.A1" office:value-type="string">
            <text:p text:style-name="P28">Developmenttools</text:p>
            <text:p text:style-name="P27">Tools</text:p>
          </table:table-cell>
          <table:table-cell table:style-name="Tabelle49.A1" office:value-type="string">
            <text:p text:style-name="P2"><text:span text:style-name="Absatz-Standardschriftart"><text:span text:style-name="T13">Azure, Node.js, bash, npm, Eclipse, IntelliJ IDEA, Visual Studio Code, Angular 5, JavaScript, ES6, EsLint, Java8, Scala,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span></text:span></text:p>
          </table:table-cell>
        </table:table-row>
      </table:table>
      <text:p text:style-name="P39"/>
      <text:p text:style-name="P41"/>
      <text:h text:style-name="P80" text:outline-level="2">Logistic for yard management - flow</text:h>
      <text:p text:style-name="P40"><text:soft-page-break/></text:p>
      <text:p text:style-name="Standard"><text:span text:style-name="Absatz-Standardschriftart"><text:span text:style-name="T3">Branch: Logistic</text:span></text:span></text:p>
      <text:p text:style-name="P32"/>
      <text:p text:style-name="Standard"><text:span text:style-name="Absatz-Standardschriftart"><text:span text:style-name="T3">References<text:tab/></text:span></text:span><text:span text:style-name="Hyperlink"><text:span text:style-name="T3">http://www.43gis.com</text:span></text:span></text:p>
      <text:p text:style-name="P45">Co. 43gis in Munich.</text:p>
      <text:p text:style-name="P47"><text:span text:style-name="Absatz-Standardschriftart"><text:span text:style-name="T3">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7">from</text:p>
          </table:table-cell>
          <table:table-cell table:style-name="Tabelle46.B1" office:value-type="string">
            <text:p text:style-name="P7">03/2017 _</text:p>
          </table:table-cell>
          <table:table-cell table:style-name="Tabelle46.B1" office:value-type="string">
            <text:p text:style-name="P7">-</text:p>
          </table:table-cell>
          <table:table-cell table:style-name="Tabelle46.B1" office:value-type="string">
            <text:p text:style-name="P7">10/2017_</text:p>
          </table:table-cell>
          <table:table-cell table:style-name="Tabelle46.B1" office:value-type="string">
            <text:p text:style-name="P7">with</text:p>
          </table:table-cell>
          <table:table-cell table:style-name="Tabelle46.F1" office:value-type="string">
            <text:p text:style-name="P7">8 months</text:p>
          </table:table-cell>
        </table:table-row>
      </table:table>
      <text:p text:style-name="P34"/>
      <text:list xml:id="list31676017" text:continue-numbering="true" text:style-name="WW8Num4">
        <text:list-item>
          <text:p text:style-name="P68">Microservices Architecture</text:p>
        </text:list-item>
        <text:list-item>
          <text:p text:style-name="P68">ReactJs frontend development</text:p>
        </text:list-item>
        <text:list-item>
          <text:p text:style-name="P68">Spring 4 and Java 8 backend development</text:p>
        </text:list-item>
        <text:list-item>
          <text:p text:style-name="P68">Single Page Applikation implementation</text:p>
        </text:list-item>
        <text:list-item>
          <text:p text:style-name="P60">Workflow implementation for Statemachine</text:p>
        </text:list-item>
        <text:list-item>
          <text:p text:style-name="P60">Redux Datastore connection</text:p>
        </text:list-item>
        <text:list-item>
          <text:p text:style-name="P60">REST communication</text:p>
        </text:list-item>
        <text:list-item>
          <text:p text:style-name="P60">Ajax and Promises Callback communication</text:p>
        </text:list-item>
        <text:list-item>
          <text:p text:style-name="P60">NodeJs and npm development</text:p>
        </text:list-item>
        <text:list-item>
          <text:p text:style-name="P60">Websocket Endpoint Messaging</text:p>
        </text:list-item>
        <text:list-item>
          <text:p text:style-name="P60">EsLint for code quality</text:p>
        </text:list-item>
        <text:list-item>
          <text:p text:style-name="P60">implementation of transactional Spring components</text:p>
        </text:list-item>
        <text:list-item>
          <text:p text:style-name="P60">Persistence with Hibernate</text:p>
        </text:list-item>
        <text:list-item>
          <text:p text:style-name="P60">Data migration</text:p>
        </text:list-item>
        <text:list-item>
          <text:p text:style-name="P60">SCM with Git and Gogs</text:p>
        </text:list-item>
        <text:list-item>
          <text:p text:style-name="P60">Unit and integration tests</text:p>
        </text:list-item>
        <text:list-item>
          <text:p text:style-name="P60">Jenkins Build control</text:p>
        </text:list-item>
        <text:list-item>
          <text:p text:style-name="P60">JBoss, Wildfly Application Server</text:p>
        </text:list-item>
        <text:list-item>
          <text:p text:style-name="P60">gradle and Maven build control</text:p>
        </text:list-item>
        <text:list-item>
          <text:p text:style-name="P60">Certified Scrum Master PSM</text:p>
        </text:list-item>
        <text:list-item>
          <text:p text:style-name="P60">Remote teams, Nearshoring</text:p>
        </text:list-item>
        <text:list-item>
          <text:p text:style-name="P60">JIRA, confluence</text:p>
        </text:list-item>
        <text:list-item>
          <text:p text:style-name="P60">Skype, TeamViewer</text:p>
        </text:list-item>
        <text:list-item>
          <text:p text:style-name="P60">asterisk telefon conferences</text:p>
        </text:list-item>
      </text:list>
      <text:p text:style-name="P8"/>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8">Realized with:</text:p>
          </table:table-cell>
          <table:table-cell table:style-name="Tabelle47.A1" office:value-type="string">
            <text:p text:style-name="P28">Operatingsystems</text:p>
          </table:table-cell>
          <table:table-cell table:style-name="Tabelle47.A1" office:value-type="string">
            <text:p text:style-name="P28">Windows, Linux</text:p>
          </table:table-cell>
        </table:table-row>
        <table:table-row table:style-name="Tabelle47.1">
          <table:table-cell table:style-name="Tabelle47.A1" office:value-type="string">
            <text:p text:style-name="P19"/>
          </table:table-cell>
          <table:table-cell table:style-name="Tabelle47.A1" office:value-type="string">
            <text:p text:style-name="P7">Database</text:p>
          </table:table-cell>
          <table:table-cell table:style-name="Tabelle47.A1" office:value-type="string">
            <text:p text:style-name="P21"><text:span text:style-name="Absatz-Standardschriftart"><text:span text:style-name="T12">Oracle</text:span></text:span></text:p>
          </table:table-cell>
        </table:table-row>
        <table:table-row table:style-name="Tabelle47.1">
          <table:table-cell table:style-name="Tabelle47.A1" office:value-type="string">
            <text:p text:style-name="P36"/>
          </table:table-cell>
          <table:table-cell table:style-name="Tabelle47.A1" office:value-type="string">
            <text:p text:style-name="P28">Developmenttools</text:p>
            <text:p text:style-name="P27">Tools</text:p>
          </table:table-cell>
          <table:table-cell table:style-name="Tabelle47.A1" office:value-type="string">
            <text:p text:style-name="P21"><text:span text:style-name="Absatz-Standardschriftart"><text:span text:style-name="T12">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span></text:span></text:p>
          </table:table-cell>
        </table:table-row>
      </table:table>
      <text:p text:style-name="P39"><text:soft-page-break/></text:p>
      <text:p text:style-name="P41"/>
      <text:p text:style-name="P41"/>
      <text:h text:style-name="P80" text:outline-level="2">Vehicle calculator for classic cars - ANDIE</text:h>
      <text:p text:style-name="P40"/>
      <text:p text:style-name="Standard"><text:span text:style-name="Absatz-Standardschriftart"><text:span text:style-name="T3">Branch: Insurance</text:span></text:span></text:p>
      <text:p text:style-name="P32"/>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45">Co. AIOI in Munich/Ismaning.</text:p>
      <text:p text:style-name="P47"><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7">from</text:p>
          </table:table-cell>
          <table:table-cell table:style-name="Tabelle44.B1" office:value-type="string">
            <text:p text:style-name="P7">10/2016 _</text:p>
          </table:table-cell>
          <table:table-cell table:style-name="Tabelle44.B1" office:value-type="string">
            <text:p text:style-name="P7">-</text:p>
          </table:table-cell>
          <table:table-cell table:style-name="Tabelle44.B1" office:value-type="string">
            <text:p text:style-name="P7">03/2017 _</text:p>
          </table:table-cell>
          <table:table-cell table:style-name="Tabelle44.B1" office:value-type="string">
            <text:p text:style-name="P7">with</text:p>
          </table:table-cell>
          <table:table-cell table:style-name="Tabelle44.F1" office:value-type="string">
            <text:p text:style-name="P7">6 months</text:p>
          </table:table-cell>
        </table:table-row>
      </table:table>
      <text:p text:style-name="P34"/>
      <text:list xml:id="list31673201" text:continue-numbering="true" text:style-name="WW8Num4">
        <text:list-item>
          <text:p text:style-name="P68">Angular frontend development</text:p>
        </text:list-item>
        <text:list-item>
          <text:p text:style-name="P68">Spring backend development</text:p>
        </text:list-item>
        <text:list-item>
          <text:p text:style-name="P68">Development with Java 8 language features</text:p>
        </text:list-item>
        <text:list-item>
          <text:p text:style-name="P68">REST call interface with Promises and Observables</text:p>
        </text:list-item>
        <text:list-item>
          <text:p text:style-name="P68">Asynchron client/server communication with callbacks</text:p>
        </text:list-item>
        <text:list-item>
          <text:p text:style-name="P68">Cross-Origin Resource Sharing (CORS) implementation with Spring</text:p>
        </text:list-item>
        <text:list-item>
          <text:p text:style-name="P68">Protection against Cross Side Scripting (CSRF) with Spring</text:p>
        </text:list-item>
        <text:list-item>
          <text:p text:style-name="P68">Grunt and Maven as Build Tool</text:p>
        </text:list-item>
        <text:list-item>
          <text:p text:style-name="P68">Project modularization in Node.js, npm submodule</text:p>
        </text:list-item>
        <text:list-item>
          <text:p text:style-name="P68">JSON and YAML file formats</text:p>
        </text:list-item>
        <text:list-item>
          <text:p text:style-name="P68">Usage of HTML5 and CSS</text:p>
        </text:list-item>
        <text:list-item>
          <text:p text:style-name="P68">Protractor E2E Tests</text:p>
        </text:list-item>
        <text:list-item>
          <text:p text:style-name="P68">Jasmine Test Framework</text:p>
        </text:list-item>
        <text:list-item>
          <text:p text:style-name="P68">Selenium Web Driver Tests with PhantomJS</text:p>
        </text:list-item>
        <text:list-item>
          <text:p text:style-name="P68">Oracle VirtualBox for Vagrant virtualization</text:p>
        </text:list-item>
        <text:list-item>
          <text:p text:style-name="P60">Migration with Postgre datenbase scripts</text:p>
        </text:list-item>
        <text:list-item>
          <text:p text:style-name="P69">Complete new development in small team</text:p>
        </text:list-item>
        <text:list-item>
          <text:p text:style-name="P70"><text:span text:style-name="T16">Tariff calculation of car i</text:span><text:span text:style-name="Absatz-Standardschriftart"><text:span text:style-name="T18">nsurances</text:span></text:span><text:span text:style-name="T16"> for end customers</text:span></text:p>
        </text:list-item>
        <text:list-item>
          <text:p text:style-name="P69">Customer registration with Double-Opt-in</text:p>
        </text:list-item>
        <text:list-item>
          <text:p text:style-name="P69">Automated E-Mail delivery</text:p>
        </text:list-item>
        <text:list-item>
          <text:p text:style-name="P69">Confluence Jira for communication</text:p>
        </text:list-item>
        <text:list-item>
          <text:p text:style-name="P69">Process model with Scrum Team</text:p>
        </text:list-item>
        <text:list-item>
          <text:p text:style-name="P60">Communication with Test Team</text:p>
        </text:list-item>
      </text:list>
      <text:p text:style-name="P8"/>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zed with:</text:p>
          </table:table-cell>
          <table:table-cell table:style-name="Tabelle45.A1" office:value-type="string">
            <text:p text:style-name="P28">Operatingsystems</text:p>
          </table:table-cell>
          <table:table-cell table:style-name="Tabelle45.A1" office:value-type="string">
            <text:p text:style-name="P28">Windows, Linux</text:p>
          </table:table-cell>
        </table:table-row>
        <table:table-row table:style-name="Tabelle45.1">
          <table:table-cell table:style-name="Tabelle45.A1" office:value-type="string">
            <text:p text:style-name="P19"/>
          </table:table-cell>
          <table:table-cell table:style-name="Tabelle45.A1" office:value-type="string">
            <text:p text:style-name="P7">Database</text:p>
          </table:table-cell>
          <table:table-cell table:style-name="Tabelle45.A1" office:value-type="string">
            <text:p text:style-name="P21"><text:span text:style-name="Absatz-Standardschriftart"><text:span text:style-name="T12">PostgreSQL</text:span></text:span></text:p>
          </table:table-cell>
        </table:table-row>
        <table:table-row table:style-name="Tabelle45.1">
          <table:table-cell table:style-name="Tabelle45.A1" office:value-type="string">
            <text:p text:style-name="P36"/>
          </table:table-cell>
          <table:table-cell table:style-name="Tabelle45.A1" office:value-type="string">
            <text:p text:style-name="P28">Developmenttools</text:p>
            <text:p text:style-name="P27">Tools</text:p>
          </table:table-cell>
          <table:table-cell table:style-name="Tabelle45.A1" office:value-type="string">
            <text:p text:style-name="P21"><text:span text:style-name="Absatz-Standardschriftart"><text:span text:style-name="T12">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span></text:span></text:p>
          </table:table-cell>
        </table:table-row>
      </table:table>
      <text:p text:style-name="P39"/>
      <text:p text:style-name="P41"><text:soft-page-break/><text:s/></text:p>
      <text:p text:style-name="P41"/>
      <text:h text:style-name="P80" text:outline-level="2">Telephone Number Porting with Java EE</text:h>
      <text:p text:style-name="P40"/>
      <text:p text:style-name="Standard"><text:span text:style-name="Absatz-Standardschriftart"><text:span text:style-name="T3">Branch: Telecommunication</text:span></text:span></text:p>
      <text:p text:style-name="P32"/>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45">Co. ConSol in Munich.</text:p>
      <text:p text:style-name="P47"><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7">from</text:p>
          </table:table-cell>
          <table:table-cell table:style-name="Tabelle2.B1" office:value-type="string">
            <text:p text:style-name="P7">04/2016</text:p>
          </table:table-cell>
          <table:table-cell table:style-name="Tabelle2.B1" office:value-type="string">
            <text:p text:style-name="P7">-</text:p>
          </table:table-cell>
          <table:table-cell table:style-name="Tabelle2.B1" office:value-type="string">
            <text:p text:style-name="P7">10/2016</text:p>
          </table:table-cell>
          <table:table-cell table:style-name="Tabelle2.B1" office:value-type="string">
            <text:p text:style-name="P7">with</text:p>
          </table:table-cell>
          <table:table-cell table:style-name="Tabelle2.F1" office:value-type="string">
            <text:p text:style-name="P7">7 months</text:p>
          </table:table-cell>
        </table:table-row>
      </table:table>
      <text:p text:style-name="P34"/>
      <text:list xml:id="list31677296" text:continue-numbering="true" text:style-name="WW8Num4">
        <text:list-item>
          <text:p text:style-name="P62">EJB backend development</text:p>
        </text:list-item>
        <text:list-item>
          <text:p text:style-name="P62">Webservice REST Client/Server communication</text:p>
        </text:list-item>
        <text:list-item>
          <text:p text:style-name="P62">Angular2 web development with TypeScript</text:p>
        </text:list-item>
        <text:list-item>
          <text:p text:style-name="P62">TypeScript as abstraktion for JavaScript</text:p>
        </text:list-item>
        <text:list-item>
          <text:p text:style-name="P62">Migration von EJB 2.1 nach EJB 3.0</text:p>
        </text:list-item>
        <text:list-item>
          <text:p text:style-name="P62">Spring data for JPA repository access</text:p>
        </text:list-item>
        <text:list-item>
          <text:p text:style-name="P62">TestNG components tests</text:p>
        </text:list-item>
        <text:list-item>
          <text:p text:style-name="P62">Oracle WebLogic Application Server</text:p>
        </text:list-item>
        <text:list-item>
          <text:p text:style-name="P62">Oracle PL/SQL Stored Procedures</text:p>
        </text:list-item>
        <text:list-item>
          <text:p text:style-name="P62">RMI - Remote Method Invocation</text:p>
        </text:list-item>
        <text:list-item>
          <text:p text:style-name="P62">Workflow engine</text:p>
        </text:list-item>
        <text:list-item>
          <text:p text:style-name="P62">MSISDN migration over staging tables</text:p>
        </text:list-item>
        <text:list-item>
          <text:p text:style-name="P62">JavaScript development</text:p>
        </text:list-item>
        <text:list-item>
          <text:p text:style-name="P62">Node.js and npm for packages and modules management</text:p>
        </text:list-item>
        <text:list-item>
          <text:p text:style-name="P62">JPA entity development with EclipseLink</text:p>
        </text:list-item>
        <text:list-item>
          <text:p text:style-name="P62">Java 8 language features</text:p>
        </text:list-item>
        <text:list-item>
          <text:p text:style-name="P62">Jenkins continues integration job administration</text:p>
        </text:list-item>
        <text:list-item>
          <text:p text:style-name="P62">Citrus integrations tests</text:p>
        </text:list-item>
        <text:list-item>
          <text:p text:style-name="P62">Maven multi project profile</text:p>
        </text:list-item>
        <text:list-item>
          <text:p text:style-name="P62">Data migration of mass data</text:p>
        </text:list-item>
        <text:list-item>
          <text:p text:style-name="P62">x.400 gateway and 2MRDB porting</text:p>
        </text:list-item>
        <text:list-item>
          <text:p text:style-name="P62">CORBA Tuxedo connector</text:p>
        </text:list-item>
        <text:list-item>
          <text:p text:style-name="P62">CORBA IDL</text:p>
        </text:list-item>
        <text:list-item>
          <text:p text:style-name="P62">Scrum Master tasks</text:p>
        </text:list-item>
        <text:list-item>
          <text:p text:style-name="P62">Telephone number porting</text:p>
        </text:list-item>
        <text:list-item>
          <text:p text:style-name="P62">Import and export of telephone numbers for prepaid- and postpaid brands</text:p>
        </text:list-item>
        <text:list-item>
          <text:p text:style-name="P62">Starter Pack SIM migration</text:p>
        </text:list-item>
        <text:list-item>
          <text:p text:style-name="P62">Git branching strategies and pull requests<text:tab/></text:p>
        </text:list-item>
        <text:list-item>
          <text:p text:style-name="P62">Atlassian tool suite for communication</text:p>
        </text:list-item>
        <text:list-item>
          <text:p text:style-name="P62">Confluence Jira for processes</text:p>
        </text:list-item>
        <text:list-item>
          <text:p text:style-name="P62">Bugtracking over ClearQuest</text:p>
        </text:list-item>
        <text:list-item>
          <text:p text:style-name="P62">Load-tests</text:p>
        </text:list-item>
        <text:list-item>
          <text:p text:style-name="P62">Realization within a scrum team</text:p>
        </text:list-item>
        <text:list-item>
          <text:p text:style-name="P62">Coordination with domain experts</text:p>
        </text:list-item>
        <text:list-item>
          <text:p text:style-name="P62">Communication with test-team</text:p>
        </text:list-item>
      </text:list>
      <text:p text:style-name="P8"/>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zed with:</text:p>
          </table:table-cell>
          <table:table-cell table:style-name="Tabelle3.A1" office:value-type="string">
            <text:p text:style-name="P28">Operatingsystems</text:p>
          </table:table-cell>
          <table:table-cell table:style-name="Tabelle3.A1" office:value-type="string">
            <text:p text:style-name="P28">Windows, Linux</text:p>
          </table:table-cell>
        </table:table-row>
        <text:soft-page-break/>
        <table:table-row table:style-name="Tabelle3.1">
          <table:table-cell table:style-name="Tabelle3.A1" office:value-type="string">
            <text:p text:style-name="P19"/>
          </table:table-cell>
          <table:table-cell table:style-name="Tabelle3.A1" office:value-type="string">
            <text:p text:style-name="P7">Database</text:p>
          </table:table-cell>
          <table:table-cell table:style-name="Tabelle3.A1" office:value-type="string">
            <text:p text:style-name="P21"><text:span text:style-name="Absatz-Standardschriftart"><text:span text:style-name="T12">Oracle 11</text:span></text:span></text:p>
          </table:table-cell>
        </table:table-row>
        <table:table-row table:style-name="Tabelle3.1">
          <table:table-cell table:style-name="Tabelle3.A1" office:value-type="string">
            <text:p text:style-name="P36"/>
          </table:table-cell>
          <table:table-cell table:style-name="Tabelle3.A1" office:value-type="string">
            <text:p text:style-name="P28">Developmenttools</text:p>
            <text:p text:style-name="P27">Tools</text:p>
          </table:table-cell>
          <table:table-cell table:style-name="Tabelle3.A1" office:value-type="string">
            <text:p text:style-name="P28">Eclipse, IntelliJ</text:p>
            <text:p text:style-name="P21"><text:span text:style-name="Absatz-Standardschriftart"><text:span text:style-name="T12">Flyway, MyBatis Migration, Mockito, EasyMock, Hibernate, maven-replacer-plugin, Node.js, npm, Broccoli Plugin, TypeScript Eclipse Plugin,</text:span></text:span><text:span text:style-name="Absatz-Standardschriftart"><text:span text:style-name="T16"> </text:span></text:span><text:span text:style-name="Absatz-Standardschriftart"><text:span text:style-name="T12">Firebug, VS Code, SonarLint, TestNG, Spring 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39"/>
      <text:p text:style-name="P39"><text:s/></text:p>
      <text:h text:style-name="P80" text:outline-level="2"/>
      <text:h text:style-name="P80" text:outline-level="2"/>
      <text:h text:style-name="P80" text:outline-level="2">Multiple Assembly Planning &amp; Process System - MAPP</text:h>
      <text:p text:style-name="P40"/>
      <text:p text:style-name="Standard"><text:span text:style-name="Absatz-Standardschriftart"><text:span text:style-name="T3">Branch: Automotive</text:span></text:span></text:p>
      <text:p text:style-name="P32"/>
      <text:p text:style-name="Standard"><text:span text:style-name="Absatz-Standardschriftart"><text:span text:style-name="T3">References<text:tab/></text:span></text:span><text:a xlink:type="simple" xlink:href="http://www.gigatronik.de/" office:target-frame-name="_top" xlink:show="replace" text:style-name="Internet_20_link" text:visited-style-name="Visited_20_Internet_20_Link"><text:span text:style-name="Hyperlink"><text:span text:style-name="T3">http://www.gi</text:span></text:span></text:a><text:bookmark-start text:name="_Hlt452986496"/><text:bookmark-start text:name="_Hlt452986497"/><text:a xlink:type="simple" xlink:href="http://www.gigatronik.de/" office:target-frame-name="_top" xlink:show="replace" text:style-name="Internet_20_link" text:visited-style-name="Visited_20_Internet_20_Link"><text:span text:style-name="Hyperlink"><text:span text:style-name="T3">g</text:span></text:span></text:a><text:bookmark-end text:name="_Hlt452986496"/><text:bookmark-end text:name="_Hlt452986497"/><text:a xlink:type="simple" xlink:href="http://www.gigatronik.de/" office:target-frame-name="_top" xlink:show="replace" text:style-name="Internet_20_link" text:visited-style-name="Visited_20_Internet_20_Link"><text:span text:style-name="Hyperlink"><text:span text:style-name="T3">atronik.de</text:span></text:span></text:a></text:p>
      <text:p text:style-name="P45">Co. Gigatronik in Munich.</text:p>
      <text:p text:style-name="P47"><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7">from</text:p>
          </table:table-cell>
          <table:table-cell table:style-name="Tabelle4.B1" office:value-type="string">
            <text:p text:style-name="P7">09/2015</text:p>
          </table:table-cell>
          <table:table-cell table:style-name="Tabelle4.B1" office:value-type="string">
            <text:p text:style-name="P7">-</text:p>
          </table:table-cell>
          <table:table-cell table:style-name="Tabelle4.B1" office:value-type="string">
            <text:p text:style-name="P7">03/2016</text:p>
          </table:table-cell>
          <table:table-cell table:style-name="Tabelle4.B1" office:value-type="string">
            <text:p text:style-name="P7">with</text:p>
          </table:table-cell>
          <table:table-cell table:style-name="Tabelle4.F1" office:value-type="string">
            <text:p text:style-name="P7">7 months</text:p>
          </table:table-cell>
        </table:table-row>
      </table:table>
      <text:p text:style-name="P34"/>
      <text:list xml:id="list31670642" text:continue-numbering="true" text:style-name="WW8Num4">
        <text:list-item>
          <text:p text:style-name="P62">EJB development</text:p>
        </text:list-item>
        <text:list-item>
          <text:p text:style-name="P62">Webservice REST Client/Server communication</text:p>
        </text:list-item>
        <text:list-item>
          <text:p text:style-name="P62">JPA entity development with EclipseLink</text:p>
        </text:list-item>
        <text:list-item>
          <text:p text:style-name="P62">JPA criteria API</text:p>
        </text:list-item>
        <text:list-item>
          <text:p text:style-name="P62">Java 8 language features like Lambdas</text:p>
        </text:list-item>
        <text:list-item>
          <text:p text:style-name="P62">Aspect oriented interceptors</text:p>
        </text:list-item>
        <text:list-item>
          <text:p text:style-name="P62">DB modeling</text:p>
        </text:list-item>
        <text:list-item>
          <text:p text:style-name="P62">Jenkins continues integration job administration</text:p>
        </text:list-item>
        <text:list-item>
          <text:p text:style-name="P62">JUnit Mockito tests and integrationtests</text:p>
        </text:list-item>
        <text:list-item>
          <text:p text:style-name="P62">Maven multi project profile</text:p>
        </text:list-item>
        <text:list-item>
          <text:p text:style-name="P62">Usage of JRebel</text:p>
        </text:list-item>
        <text:list-item>
          <text:p text:style-name="P62">JSON data exchange format</text:p>
        </text:list-item>
        <text:list-item>
          <text:p text:style-name="P62">Data migration</text:p>
        </text:list-item>
        <text:list-item>
          <text:p text:style-name="P62">JavaFx client development</text:p>
        </text:list-item>
        <text:list-item>
          <text:p text:style-name="P62">JavaFx design with scene builder</text:p>
        </text:list-item>
        <text:list-item>
          <text:p text:style-name="P62">Glassfish configuration</text:p>
        </text:list-item>
        <text:list-item>
          <text:p text:style-name="P62">LDAP connection</text:p>
        </text:list-item>
        <text:list-item>
          <text:p text:style-name="P62">SONAR metrics</text:p>
        </text:list-item>
        <text:list-item>
          <text:p text:style-name="P62">FitNesse tests</text:p>
        </text:list-item>
        <text:list-item>
          <text:p text:style-name="P62">Generic realization of MAPP for car production and planning of BMW vehicles</text:p>
        </text:list-item>
        <text:list-item>
          <text:p text:style-name="P62">Part project coordination</text:p>
        </text:list-item>
        <text:list-item>
          <text:p text:style-name="P62">Coordination with domain experts</text:p>
        </text:list-item>
        <text:list-item>
          <text:p text:style-name="P62"><text:soft-page-break/>Communication with Test-Team</text:p>
        </text:list-item>
        <text:list-item>
          <text:p text:style-name="P62">Organization development meetings</text:p>
        </text:list-item>
        <text:list-item>
          <text:p text:style-name="P62">'Clean Code' principles</text:p>
        </text:list-item>
        <text:list-item>
          <text:p text:style-name="P62">Implementation and technical realization</text:p>
        </text:list-item>
        <text:list-item>
          <text:p text:style-name="P62">Senior developer</text:p>
        </text:list-item>
        <text:list-item>
          <text:p text:style-name="P62">Scrum Master tasks</text:p>
        </text:list-item>
      </text:list>
      <text:p text:style-name="P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zed with:</text:p>
          </table:table-cell>
          <table:table-cell table:style-name="Tabelle5.A1" office:value-type="string">
            <text:p text:style-name="P28">Operatingsystems</text:p>
          </table:table-cell>
          <table:table-cell table:style-name="Tabelle5.A1" office:value-type="string">
            <text:p text:style-name="P28">Windows, Linux</text:p>
          </table:table-cell>
        </table:table-row>
        <table:table-row table:style-name="Tabelle5.1">
          <table:table-cell table:style-name="Tabelle5.A1" office:value-type="string">
            <text:p text:style-name="P19"/>
          </table:table-cell>
          <table:table-cell table:style-name="Tabelle5.A1" office:value-type="string">
            <text:p text:style-name="P7">Database</text:p>
          </table:table-cell>
          <table:table-cell table:style-name="Tabelle5.A1" office:value-type="string">
            <text:p text:style-name="P21"><text:span text:style-name="Absatz-Standardschriftart"><text:span text:style-name="T12">Oracle 11</text:span></text:span></text:p>
          </table:table-cell>
        </table:table-row>
        <table:table-row table:style-name="Tabelle5.1">
          <table:table-cell table:style-name="Tabelle5.A1" office:value-type="string">
            <text:p text:style-name="P36"/>
          </table:table-cell>
          <table:table-cell table:style-name="Tabelle5.A1" office:value-type="string">
            <text:p text:style-name="P28">Developmenttools</text:p>
            <text:p text:style-name="P27">Tools</text:p>
          </table:table-cell>
          <table:table-cell table:style-name="Tabelle5.A1" office:value-type="string">
            <text:p text:style-name="P28">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39"/>
      <text:p text:style-name="P39"><text:s/></text:p>
      <text:p text:style-name="P39"/>
      <text:h text:style-name="P80" text:outline-level="2">Online portal for ambulant, medical services - OPAL Web-Application</text:h>
      <text:p text:style-name="P40"/>
      <text:p text:style-name="Standard"><text:span text:style-name="Absatz-Standardschriftart"><text:span text:style-name="T3">Branch: Health Insurance</text:span></text:span></text:p>
      <text:p text:style-name="P32"/>
      <text:p text:style-name="Standard"><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47"><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7">from</text:p>
          </table:table-cell>
          <table:table-cell table:style-name="Tabelle6.B1" office:value-type="string">
            <text:p text:style-name="P7">09/2012</text:p>
          </table:table-cell>
          <table:table-cell table:style-name="Tabelle6.B1" office:value-type="string">
            <text:p text:style-name="P7">-</text:p>
          </table:table-cell>
          <table:table-cell table:style-name="Tabelle6.B1" office:value-type="string">
            <text:p text:style-name="P7">07/2015 _</text:p>
          </table:table-cell>
          <table:table-cell table:style-name="Tabelle6.B1" office:value-type="string">
            <text:p text:style-name="P7">with</text:p>
          </table:table-cell>
          <table:table-cell table:style-name="Tabelle6.F1" office:value-type="string">
            <text:p text:style-name="P7">35 months</text:p>
          </table:table-cell>
        </table:table-row>
      </table:table>
      <text:p text:style-name="P34"/>
      <text:list xml:id="list33288129" text:style-name="WW8Num4">
        <text:list-item>
          <text:p text:style-name="P75">Development of the online portal OPAL</text:p>
        </text:list-item>
        <text:list-item>
          <text:p text:style-name="P75">Extension of existing service interfaces</text:p>
        </text:list-item>
        <text:list-item>
          <text:p text:style-name="P75">Spring Core for Dependency Injection</text:p>
        </text:list-item>
        <text:list-item>
          <text:p text:style-name="P75">Spring Web Flow for page navigation</text:p>
        </text:list-item>
        <text:list-item>
          <text:p text:style-name="P75">Spring Restful Webservice implementation</text:p>
        </text:list-item>
        <text:list-item>
          <text:p text:style-name="P75">Spring authentication and authorization<text:tab/></text:p>
        </text:list-item>
        <text:list-item>
          <text:p text:style-name="P75">Browser plausibility with JavaScript</text:p>
        </text:list-item>
        <text:list-item>
          <text:p text:style-name="P75">Buildmanagement with Gradle Buildscript in Groovy</text:p>
        </text:list-item>
        <text:list-item>
          <text:p text:style-name="P75">Continues Delivery with FeatureToggles</text:p>
        </text:list-item>
        <text:list-item>
          <text:p text:style-name="P75">Dynamic configuration of features with Framework 'Togglz'</text:p>
        </text:list-item>
        <text:list-item>
          <text:p text:style-name="P75">Webservice requests with SoapUI</text:p>
        </text:list-item>
        <text:list-item>
          <text:p text:style-name="P75">Agile DB migration with flywayDB</text:p>
        </text:list-item>
        <text:list-item>
          <text:p text:style-name="P75">Programming with Java 7</text:p>
        </text:list-item>
        <text:list-item>
          <text:p text:style-name="P75">Creation of SQL Scripts</text:p>
        </text:list-item>
        <text:list-item>
          <text:p text:style-name="P75">Serverside validation with Rhino Script Engine</text:p>
        </text:list-item>
        <text:list-item>
          <text:p text:style-name="P75">XSLT transformation of data to Sciphox and EHD format</text:p>
        </text:list-item>
        <text:list-item>
          <text:p text:style-name="P75">Further development of the JSP pages</text:p>
        </text:list-item>
        <text:list-item>
          <text:p text:style-name="P75">WebTests with JUnit and Selenium Browser Plugin</text:p>
        </text:list-item>
        <text:list-item>
          <text:p text:style-name="P75">Configuration of Jenkins Jobs for CI, NB and INT environment</text:p>
        </text:list-item>
        <text:list-item>
          <text:p text:style-name="P75">Timeline versioning of business change requests</text:p>
        </text:list-item>
        <text:list-item>
          <text:p text:style-name="P75">Usage of Jenkins plugins</text:p>
        </text:list-item>
        <text:list-item>
          <text:p text:style-name="P75">Configuration of Jenkins Jobs for CI, NB and INT environment</text:p>
        </text:list-item>
        <text:list-item>
          <text:p text:style-name="P75">Usage of Gradle and Maven as build tools</text:p>
        </text:list-item>
        <text:list-item>
          <text:p text:style-name="P75"><text:soft-page-break/>Release management with maven release plugin</text:p>
        </text:list-item>
        <text:list-item>
          <text:p text:style-name="P75">Assembling and deployment with maven</text:p>
        </text:list-item>
        <text:list-item>
          <text:p text:style-name="P75">Maintainance of data in integration</text:p>
        </text:list-item>
        <text:list-item>
          <text:p text:style-name="P75">Development of ORACLE SQL statements for ABN and Production</text:p>
        </text:list-item>
        <text:list-item>
          <text:p text:style-name="P75">Defining of SQL scripts for DB handover process</text:p>
        </text:list-item>
        <text:list-item>
          <text:p text:style-name="P75">Maintainance of data with PL/SQL scripts</text:p>
        </text:list-item>
        <text:list-item>
          <text:p text:style-name="P75">File exchange formats .json and .yml</text:p>
        </text:list-item>
        <text:list-item>
          <text:p text:style-name="P75">Asynchron processing over ONDES and KV-Connect interface</text:p>
        </text:list-item>
        <text:list-item>
          <text:p text:style-name="P75">Test Driven Development - TDD</text:p>
        </text:list-item>
        <text:list-item>
          <text:p text:style-name="P75">WebTests with JUnit and Selenium browser plugin</text:p>
        </text:list-item>
        <text:list-item>
          <text:p text:style-name="P75">Load Tests of Webservices with SoapUI</text:p>
        </text:list-item>
        <text:list-item>
          <text:p text:style-name="P75">Threading and Web Load-Tests with LoadUIWeb</text:p>
        </text:list-item>
        <text:list-item>
          <text:p text:style-name="P75">Remote access via Secure Shell (SSH) and odin</text:p>
        </text:list-item>
        <text:list-item>
          <text:p text:style-name="P75">Documentation of medical reports in the online portal (OPAL)</text:p>
        </text:list-item>
        <text:list-item>
          <text:p text:style-name="P75">Submission of electronic documentation to the KVB</text:p>
        </text:list-item>
        <text:list-item>
          <text:p text:style-name="P75">Export of data to Sciphox xml format</text:p>
        </text:list-item>
        <text:list-item>
          <text:p text:style-name="P75">Support of the following medical documentations:</text:p>
        </text:list-item>
        <text:list-item>
          <text:p text:style-name="P75">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75">New development of medical documentations like Hörgeräte, Molekulargenetik and Sozialpsychiatrie</text:p>
        </text:list-item>
        <text:list-item>
          <text:p text:style-name="P75">Extension of the online documentation OPAL for medicians</text:p>
        </text:list-item>
        <text:list-item>
          <text:p text:style-name="P75">Scrum with Daily Standup and Retrospective</text:p>
        </text:list-item>
      </text:list>
      <text:p text:style-name="P8"/>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zed with:</text:p>
          </table:table-cell>
          <table:table-cell table:style-name="Tabelle7.A1" office:value-type="string">
            <text:p text:style-name="P28">Operatingsystems</text:p>
          </table:table-cell>
          <table:table-cell table:style-name="Tabelle7.A1" office:value-type="string">
            <text:p text:style-name="P28">Windows 7, Linux</text:p>
          </table:table-cell>
        </table:table-row>
        <table:table-row table:style-name="Tabelle7.1">
          <table:table-cell table:style-name="Tabelle7.A1" office:value-type="string">
            <text:p text:style-name="P19"/>
          </table:table-cell>
          <table:table-cell table:style-name="Tabelle7.A1" office:value-type="string">
            <text:p text:style-name="P7">Database</text:p>
          </table:table-cell>
          <table:table-cell table:style-name="Tabelle7.A1" office:value-type="string">
            <text:p text:style-name="P21"><text:span text:style-name="Absatz-Standardschriftart"><text:span text:style-name="T12">Oracle 11g</text:span></text:span></text:p>
          </table:table-cell>
        </table:table-row>
        <table:table-row table:style-name="Tabelle7.1">
          <table:table-cell table:style-name="Tabelle7.A1" office:value-type="string">
            <text:p text:style-name="P36"/>
          </table:table-cell>
          <table:table-cell table:style-name="Tabelle7.A1" office:value-type="string">
            <text:p text:style-name="P28">Developmenttools</text:p>
            <text:p text:style-name="P27">Tools</text:p>
          </table:table-cell>
          <table:table-cell table:style-name="Tabelle7.A1" office:value-type="string">
            <text:p text:style-name="P21"><text:span text:style-name="Absatz-Standardschriftart"><text:span text:style-name="T12">J2SE 7, STS - Spring Tool Suite, Kepler Eclipse Java EE IDE for Web Developers, Tomcat 7, Jenkins Flow Plugins, Flyway, WinSCP, putty, Nexus, SONAR, ONDES, KV-Connect, Linux, PdfBox, Lombok, Gradle, </text:span></text:span><text:span text:style-name="Absatz-Standardschriftart"><text:span text:style-name="T3">Groovy, </text:span></text:span><text:span text:style-name="Absatz-Standardschriftart"><text:span text:style-name="T12">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39"/>
      <text:p text:style-name="P39"><text:s/></text:p>
      <text:p text:style-name="P39"/>
      <text:h text:style-name="P80" text:outline-level="2"><text:soft-page-break/>Web Wiki/Community Angeln.de (Fishing website)</text:h>
      <text:p text:style-name="P40"/>
      <text:p text:style-name="Standard"><text:span text:style-name="Absatz-Standardschriftart"><text:span text:style-name="T3">Branch: Softwarehouse, Startup Company, Printmedia</text:span></text:span></text:p>
      <text:p text:style-name="P32"/>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6">References<text:tab/>http://www.woont.com</text:p>
      <text:p text:style-name="P47"><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7">from</text:p>
          </table:table-cell>
          <table:table-cell table:style-name="Tabelle8.B1" office:value-type="string">
            <text:p text:style-name="P7">10/2011</text:p>
          </table:table-cell>
          <table:table-cell table:style-name="Tabelle8.B1" office:value-type="string">
            <text:p text:style-name="P7">-</text:p>
          </table:table-cell>
          <table:table-cell table:style-name="Tabelle8.B1" office:value-type="string">
            <text:p text:style-name="P7">08/2012</text:p>
          </table:table-cell>
          <table:table-cell table:style-name="Tabelle8.B1" office:value-type="string">
            <text:p text:style-name="P7">with</text:p>
          </table:table-cell>
          <table:table-cell table:style-name="Tabelle8.F1" office:value-type="string">
            <text:p text:style-name="P7">11 months</text:p>
          </table:table-cell>
        </table:table-row>
      </table:table>
      <text:p text:style-name="P34"/>
      <text:list xml:id="list31646894" text:continue-numbering="true" text:style-name="WW8Num4">
        <text:list-item>
          <text:p text:style-name="P75">Complete relaunch in a small team</text:p>
        </text:list-item>
        <text:list-item>
          <text:p text:style-name="P75">Development of a Social-, Community-, Shop- Web-Application</text:p>
        </text:list-item>
        <text:list-item>
          <text:p text:style-name="P75">Implementation of various Web-Applications around www.angeln.de</text:p>
        </text:list-item>
        <text:list-item>
          <text:p text:style-name="P75">Web-Frontend, Shop, Editor and Admin realized as Web-Apps</text:p>
        </text:list-item>
        <text:list-item>
          <text:p text:style-name="P75">Integration of social networking pages, linkage to other Web-Apps of the domain</text:p>
        </text:list-item>
        <text:list-item>
          <text:p text:style-name="P75">Data import with SQL scripts and java importer</text:p>
        </text:list-item>
        <text:list-item>
          <text:p text:style-name="P75">Development with Glassfish, Embedded Glassfish and Embedded Jetty</text:p>
        </text:list-item>
        <text:list-item>
          <text:p text:style-name="P75">Creation of generic, reusage of Ajax Wicket components</text:p>
        </text:list-item>
        <text:list-item>
          <text:p text:style-name="P75">Extensive development of Ajax components for Web 2.0</text:p>
        </text:list-item>
        <text:list-item>
          <text:p text:style-name="P75">Searching and sorting of datatables with Ajax</text:p>
        </text:list-item>
        <text:list-item>
          <text:p text:style-name="P75">Usage of tables with paging navigator and ListView</text:p>
        </text:list-item>
        <text:list-item>
          <text:p text:style-name="P75">Programming of image galleries with DataViews</text:p>
        </text:list-item>
        <text:list-item>
          <text:p text:style-name="P75">Dynamic menus with changing contexts</text:p>
        </text:list-item>
        <text:list-item>
          <text:p text:style-name="P75">Working with Wicket IModel variations like PropertyModel and CompoundPropertyModel</text:p>
        </text:list-item>
        <text:list-item>
          <text:p text:style-name="P75">Layers Design Pattern - Design and call of interfaces to the backend</text:p>
        </text:list-item>
        <text:list-item>
          <text:p text:style-name="P75">Implemention of SEO (Search Engine Optimization) techniques</text:p>
        </text:list-item>
        <text:list-item>
          <text:p text:style-name="P75">Localized URL generation in various languages</text:p>
        </text:list-item>
        <text:list-item>
          <text:p text:style-name="P75">Persistance layer with EJB, JPA and Criteria API</text:p>
        </text:list-item>
        <text:list-item>
          <text:p text:style-name="P75">Geolocating of addresses with EJB Timer Bean</text:p>
        </text:list-item>
        <text:list-item>
          <text:p text:style-name="P75">Google Maps integration with JavaScript Google API</text:p>
        </text:list-item>
        <text:list-item>
          <text:p text:style-name="P75">Bean validation over various layers using JSR 303</text:p>
        </text:list-item>
        <text:list-item>
          <text:p text:style-name="P75">Maintainance of the persistence service</text:p>
        </text:list-item>
        <text:list-item>
          <text:p text:style-name="P75">Schema maintainance and enhancements for the database</text:p>
        </text:list-item>
        <text:list-item>
          <text:p text:style-name="P75">Implementation of image and logo uploads</text:p>
        </text:list-item>
        <text:list-item>
          <text:p text:style-name="P75">Cropping and converting of images with ImageMagick API</text:p>
        </text:list-item>
        <text:list-item>
          <text:p text:style-name="P75">Image converting using im4java API for various web formats</text:p>
        </text:list-item>
        <text:list-item>
          <text:p text:style-name="P75">Usage of Maven Multi Modules with personalized profiles</text:p>
        </text:list-item>
        <text:list-item>
          <text:p text:style-name="P75">CSS adjustments and CSS generation using less compiler</text:p>
        </text:list-item>
        <text:list-item>
          <text:p text:style-name="P75">Bug tracking system OTRS</text:p>
        </text:list-item>
        <text:list-item>
          <text:p text:style-name="P75">Continues integration and nightly build using Jenkins</text:p>
        </text:list-item>
        <text:list-item>
          <text:p text:style-name="P75">Spring Dependency Injection Integration DI</text:p>
        </text:list-item>
        <text:list-item>
          <text:p text:style-name="P75">CSS and JavaScript development and debugging with Firebug plugin for Firefox</text:p>
        </text:list-item>
        <text:list-item>
          <text:p text:style-name="P75">Usage of EclEmma coverage eclipse plugin</text:p>
        </text:list-item>
        <text:list-item>
          <text:p text:style-name="P75">Generic programming using java generics</text:p>
        </text:list-item>
        <text:list-item>
          <text:p text:style-name="P75">Consequent usage of JUnit regressions tests, standard technologies and standard tools for development</text:p>
        </text:list-item>
      </text:list>
      <text:p text:style-name="P8"/>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zed with:</text:p>
          </table:table-cell>
          <table:table-cell table:style-name="Tabelle9.A1" office:value-type="string">
            <text:p text:style-name="P28">Operatingsystems</text:p>
          </table:table-cell>
          <table:table-cell table:style-name="Tabelle9.A1" office:value-type="string">
            <text:p text:style-name="P28">Windows 7, Linux, Ubuntu</text:p>
          </table:table-cell>
        </table:table-row>
        <table:table-row table:style-name="Tabelle9.1">
          <table:table-cell table:style-name="Tabelle9.A1" office:value-type="string">
            <text:p text:style-name="P19"/>
          </table:table-cell>
          <table:table-cell table:style-name="Tabelle9.A1" office:value-type="string">
            <text:p text:style-name="P7">Database</text:p>
          </table:table-cell>
          <table:table-cell table:style-name="Tabelle9.A1" office:value-type="string">
            <text:p text:style-name="P21"><text:span text:style-name="Absatz-Standardschriftart"><text:span text:style-name="T12">PostgreSQL 9</text:span></text:span></text:p>
          </table:table-cell>
        </table:table-row>
        <text:soft-page-break/>
        <table:table-row table:style-name="Tabelle9.1">
          <table:table-cell table:style-name="Tabelle9.A1" office:value-type="string">
            <text:p text:style-name="P36"/>
          </table:table-cell>
          <table:table-cell table:style-name="Tabelle9.A1" office:value-type="string">
            <text:p text:style-name="P28">Developmenttools</text:p>
            <text:p text:style-name="P27">Tools</text:p>
          </table:table-cell>
          <table:table-cell table:style-name="Tabelle9.A1" office:value-type="string">
            <text:p text:style-name="P21"><text:span text:style-name="Absatz-Standardschriftart"><text:span text:style-name="T12">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P39"/>
      <text:p text:style-name="P39"/>
      <text:p text:style-name="P39"/>
      <text:h text:style-name="P80" text:outline-level="2">JEE Tariff Calculator and Webservice</text:h>
      <text:p text:style-name="P6">Branch: insurance</text:p>
      <text:p text:style-name="P6">References:<text:tab/>http://www.lv1871.de</text:p>
      <text:p text:style-name="P47"><text:span text:style-name="Absatz-Standardschriftart"><text:span text:style-name="T3">Co. LV1871 in Munich. 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7">from</text:p>
          </table:table-cell>
          <table:table-cell table:style-name="Tabelle10.B1" office:value-type="string">
            <text:p text:style-name="P7">07/2009</text:p>
          </table:table-cell>
          <table:table-cell table:style-name="Tabelle10.B1" office:value-type="string">
            <text:p text:style-name="P7">-</text:p>
          </table:table-cell>
          <table:table-cell table:style-name="Tabelle10.B1" office:value-type="string">
            <text:p text:style-name="P7">07/2011</text:p>
          </table:table-cell>
          <table:table-cell table:style-name="Tabelle10.B1" office:value-type="string">
            <text:p text:style-name="P7">with</text:p>
          </table:table-cell>
          <table:table-cell table:style-name="Tabelle10.F1" office:value-type="string">
            <text:p text:style-name="P7">25 months</text:p>
          </table:table-cell>
        </table:table-row>
      </table:table>
      <text:p text:style-name="P34"/>
      <text:list xml:id="list6572966092993608424" text:style-name="WW8Num2">
        <text:list-item>
          <text:p text:style-name="P64">Relaunch/Development of the existing Tariff Calculator software with Apache Wicket Framework</text:p>
        </text:list-item>
        <text:list-item>
          <text:p text:style-name="P64">Development/Maintainance of the existing Tariff Calculator software with Apache Struts</text:p>
        </text:list-item>
        <text:list-item>
          <text:p text:style-name="P64">Components with usage of Wicket HTML markup inheritage development</text:p>
        </text:list-item>
        <text:list-item>
          <text:p text:style-name="P64">Development of advanced Gui functionality beyond the Wicket Extensions (like "close button" on tabulators)</text:p>
        </text:list-item>
        <text:list-item>
          <text:p text:style-name="P64">Wicket Ajax component development</text:p>
        </text:list-item>
        <text:list-item>
          <text:p text:style-name="P64">Development of company web based components</text:p>
        </text:list-item>
        <text:list-item>
          <text:p text:style-name="P64">CSS and JavaScript development and diagnosis with Firebug Plugin for Firefox</text:p>
        </text:list-item>
        <text:list-item>
          <text:p text:style-name="P64">Generating of path notation with ‘bindgen’ utility and @Bindable annotation for type save Wicket ID's</text:p>
        </text:list-item>
        <text:list-item>
          <text:p text:style-name="P64">Extension handler for XStream and Castor marshallers for object to XML generators</text:p>
        </text:list-item>
        <text:list-item>
          <text:p text:style-name="P64">Implementation of the BiPRO insurance webservice standard</text:p>
        </text:list-item>
        <text:list-item>
          <text:p text:style-name="P64">Schema validation and WSDL generation</text:p>
        </text:list-item>
        <text:list-item>
          <text:p text:style-name="P64">Design of complex element inheritance in XSD schemas</text:p>
        </text:list-item>
        <text:list-item>
          <text:p text:style-name="P64">Usage of JAX-WS webservice framework</text:p>
        </text:list-item>
        <text:list-item>
          <text:p text:style-name="P64">JAXB XML marshalling resp. XML serialization to java</text:p>
        </text:list-item>
        <text:list-item>
          <text:p text:style-name="P64">Generic programing because of java generics usage</text:p>
        </text:list-item>
        <text:list-item>
          <text:p text:style-name="P64">Loadtests with SoapUI against the webservice implementation</text:p>
        </text:list-item>
        <text:list-item>
          <text:p text:style-name="P64">Design of the technical and logical validation of the webservice</text:p>
        </text:list-item>
        <text:list-item>
          <text:p text:style-name="P64">Development of various XML namespaces</text:p>
        </text:list-item>
        <text:list-item>
          <text:p text:style-name="P64">Implementation of various insurance tariffs</text:p>
        </text:list-item>
        <text:list-item>
          <text:p text:style-name="P64">Extensions on the existing tariff software</text:p>
        </text:list-item>
        <text:list-item>
          <text:p text:style-name="P64">Maintainance of the productive platform</text:p>
        </text:list-item>
        <text:list-item>
          <text:p text:style-name="P64"><text:soft-page-break/>PDF generation with Apache FOP</text:p>
        </text:list-item>
        <text:list-item>
          <text:p text:style-name="P64">XSL transformation in several steps up till to printable XSL-FO documents</text:p>
        </text:list-item>
        <text:list-item>
          <text:p text:style-name="P64">Strict validation of XSL templates and XSL-FO elements</text:p>
        </text:list-item>
        <text:list-item>
          <text:p text:style-name="P64">Integration of the printable XSL-FO documents into the webapplication</text:p>
        </text:list-item>
        <text:list-item>
          <text:p text:style-name="P64">Refactoring of the exception handling</text:p>
        </text:list-item>
        <text:list-item>
          <text:p text:style-name="P64">Maintainance of the intranet and Wiki</text:p>
        </text:list-item>
        <text:list-item>
          <text:p text:style-name="P64">Consistent Usage of JUnit regression tests, standard technologies and standard tools for development</text:p>
        </text:list-item>
        <text:list-item>
          <text:p text:style-name="P64">Spring integration</text:p>
        </text:list-item>
        <text:list-item>
          <text:p text:style-name="P64">Usage of Core Spring for better Testing</text:p>
        </text:list-item>
        <text:list-item>
          <text:p text:style-name="P64">Usage of various JEE / J2EE Pattern like SessionFacade, ServiceLayer, Transfer Object Assembler, DTO, DAO, ...</text:p>
        </text:list-item>
        <text:list-item>
          <text:p text:style-name="P64">COBOL *.cpy integration, calls to tariff calculator cores</text:p>
        </text:list-item>
        <text:list-item>
          <text:p text:style-name="P64">Automated XML printjobs</text:p>
        </text:list-item>
        <text:list-item>
          <text:p text:style-name="P64">Implementation of ‘lucene’ search engine functionality</text:p>
        </text:list-item>
        <text:list-item>
          <text:p text:style-name="P64">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zed with:</text:p>
          </table:table-cell>
          <table:table-cell table:style-name="Tabelle11.A1" office:value-type="string">
            <text:p text:style-name="P28">Operatingsystems</text:p>
          </table:table-cell>
          <table:table-cell table:style-name="Tabelle11.A1" office:value-type="string">
            <text:p text:style-name="P28">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7">Database</text:p>
          </table:table-cell>
          <table:table-cell table:style-name="Tabelle11.A1" office:value-type="string">
            <text:p text:style-name="P28">HDB, DB2</text:p>
          </table:table-cell>
        </table:table-row>
        <table:table-row table:style-name="Tabelle11.1">
          <table:table-cell table:style-name="Tabelle11.A1" office:value-type="string">
            <text:p text:style-name="P36"/>
          </table:table-cell>
          <table:table-cell table:style-name="Tabelle11.A1" office:value-type="string">
            <text:p text:style-name="P28">Developmenttools</text:p>
            <text:p text:style-name="P27">Tools</text:p>
          </table:table-cell>
          <table:table-cell table:style-name="Tabelle11.A1" office:value-type="string">
            <text:p text:style-name="P7">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35"/>
      <text:p text:style-name="P35"/>
      <text:p text:style-name="P57">Smartphone Web and App Development</text:p>
      <text:p text:style-name="Standard"><text:span text:style-name="Absatz-Standardschriftart"><text:span text:style-name="T3">Branch: Entertainment</text:span></text:span></text:p>
      <text:p text:style-name="P23"><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23"><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44"><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7">from</text:p>
          </table:table-cell>
          <table:table-cell table:style-name="Tabelle12.B1" office:value-type="string">
            <text:p text:style-name="P7">09/2010</text:p>
          </table:table-cell>
          <table:table-cell table:style-name="Tabelle12.B1" office:value-type="string">
            <text:p text:style-name="P7">-</text:p>
          </table:table-cell>
          <table:table-cell table:style-name="Tabelle12.B1" office:value-type="string">
            <text:p text:style-name="P7">10/2010</text:p>
          </table:table-cell>
          <table:table-cell table:style-name="Tabelle12.B1" office:value-type="string">
            <text:p text:style-name="P7">with</text:p>
          </table:table-cell>
          <table:table-cell table:style-name="Tabelle12.F1" office:value-type="string">
            <text:p text:style-name="P7">1 month</text:p>
          </table:table-cell>
        </table:table-row>
      </table:table>
      <text:p text:style-name="P8"/>
      <text:list xml:id="list31651266" text:continue-numbering="true" text:style-name="WW8Num2">
        <text:list-item>
          <text:p text:style-name="P63">Web app Development for Smartphones</text:p>
        </text:list-item>
        <text:list-item>
          <text:p text:style-name="P63">Usage of iui - User Interface (UI) Framework from Google</text:p>
        </text:list-item>
        <text:list-item>
          <text:p text:style-name="P63">Development of the own homepage in mobile format</text:p>
        </text:list-item>
        <text:list-item>
          <text:p text:style-name="P63">Development of a Simple dice which rolls in 2D graphic, if you tap the screen</text:p>
        </text:list-item>
        <text:list-item>
          <text:p text:style-name="P63">Game development: Trivial Dice</text:p>
        </text:list-item>
        <text:list-item>
          <text:p text:style-name="P63">Conception of the layout</text:p>
        </text:list-item>
        <text:list-item>
          <text:p text:style-name="P63"><text:soft-page-break/>Design of the graphic</text:p>
        </text:list-item>
        <text:list-item>
          <text:p text:style-name="P63">Development of the statemachine</text:p>
        </text:list-item>
        <text:list-item>
          <text:p text:style-name="P63">External event handling</text:p>
        </text:list-item>
        <text:list-item>
          <text:p text:style-name="P63">Consideration of different resolutions</text:p>
        </text:list-item>
        <text:list-item>
          <text:p text:style-name="P63">Testing of various devices with emulator</text:p>
        </text:list-item>
        <text:list-item>
          <text:p text:style-name="P63">JUnitTest suite for the App</text:p>
        </text:list-item>
        <text:list-item>
          <text:p text:style-name="P63">Lite version with reduced feature set</text:p>
        </text:list-item>
        <text:list-item>
          <text:p text:style-name="P63">Pro version with different access rights</text:p>
        </text:list-item>
        <text:list-item>
          <text:p text:style-name="P63">Playing of audio file</text:p>
        </text:list-item>
        <text:list-item>
          <text:p text:style-name="P63">Familiarization with the Anroid SDK and Google iui, JQTouch Framework</text:p>
        </text:list-item>
        <text:list-item>
          <text:p text:style-name="P72"><text:span text:style-name="Absatz-Standardschriftart"><text:span text:style-name="T3">Multi lingual description</text:span></text:span></text:p>
        </text:list-item>
        <text:list-item>
          <text:p text:style-name="P63">Versioning in Android Market</text:p>
        </text:list-item>
      </text:list>
      <text:p text:style-name="P8"/>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zed with:</text:p>
          </table:table-cell>
          <table:table-cell table:style-name="Tabelle13.A1" office:value-type="string">
            <text:p text:style-name="P28">Operatingsystems</text:p>
          </table:table-cell>
          <table:table-cell table:style-name="Tabelle13.A1" office:value-type="string">
            <text:p text:style-name="P28">Windows 7</text:p>
          </table:table-cell>
        </table:table-row>
        <table:table-row table:style-name="Tabelle13.1">
          <table:table-cell table:style-name="Tabelle13.A1" office:value-type="string">
            <text:p text:style-name="P19"/>
          </table:table-cell>
          <table:table-cell table:style-name="Tabelle13.A1" office:value-type="string">
            <text:p text:style-name="P7">Database</text:p>
          </table:table-cell>
          <table:table-cell table:style-name="Tabelle13.A1" office:value-type="string">
            <text:p text:style-name="P28">-</text:p>
          </table:table-cell>
        </table:table-row>
        <table:table-row table:style-name="Tabelle13.1">
          <table:table-cell table:style-name="Tabelle13.A1" office:value-type="string">
            <text:p text:style-name="P36"/>
          </table:table-cell>
          <table:table-cell table:style-name="Tabelle13.A1" office:value-type="string">
            <text:p text:style-name="P28">Developmenttools</text:p>
            <text:p text:style-name="P27">Tools</text:p>
          </table:table-cell>
          <table:table-cell table:style-name="Tabelle13.A1" office:value-type="string">
            <text:p text:style-name="P7">J2SE 6.0, Eclipse 3.x, Google iui Framework, JQTouch Framework, Android SDK, Eclipse Plugin, JUnit</text:p>
          </table:table-cell>
        </table:table-row>
      </table:table>
      <text:h text:style-name="P81" text:outline-level="2"/>
      <text:h text:style-name="P80" text:outline-level="2">JEE Webapplications for Ring Back Tones</text:h>
      <text:p text:style-name="P6">Branch: telecom</text:p>
      <text:p text:style-name="P6">References<text:tab/>http://www.ect-telecoms.de</text:p>
      <text:p text:style-name="P47"><text:span text:style-name="Absatz-Standardschriftart"><text:span text:style-name="T3">Co. ect-telecoms in Munich. Contact person Mr. Robert Parkes, Mr. Hans Huber, Mr. Ahmed Ferdous.</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7">from</text:p>
          </table:table-cell>
          <table:table-cell table:style-name="Tabelle14.B1" office:value-type="string">
            <text:p text:style-name="P7">09/2008</text:p>
          </table:table-cell>
          <table:table-cell table:style-name="Tabelle14.B1" office:value-type="string">
            <text:p text:style-name="P7">-</text:p>
          </table:table-cell>
          <table:table-cell table:style-name="Tabelle14.B1" office:value-type="string">
            <text:p text:style-name="P7">06/2009</text:p>
          </table:table-cell>
          <table:table-cell table:style-name="Tabelle14.B1" office:value-type="string">
            <text:p text:style-name="P7">with</text:p>
          </table:table-cell>
          <table:table-cell table:style-name="Tabelle14.F1" office:value-type="string">
            <text:p text:style-name="P7">10 months</text:p>
          </table:table-cell>
        </table:table-row>
      </table:table>
      <text:list xml:id="list31662855" text:continue-numbering="true" text:style-name="WW8Num2">
        <text:list-item>
          <text:p text:style-name="P64">Creation of web applications with Tomcat, JSP, Spring and Hibernate</text:p>
        </text:list-item>
        <text:list-item>
          <text:p text:style-name="P64">HTTP Authentication with Basic and Spring XwsSecurity method</text:p>
        </text:list-item>
        <text:list-item>
          <text:p text:style-name="P64">Porting respectively migrating the integration layers from Oracle to HSQL database</text:p>
        </text:list-item>
        <text:list-item>
          <text:p text:style-name="P64">Porting of Oracle schemas and data to HSQL database</text:p>
        </text:list-item>
        <text:list-item>
          <text:p text:style-name="P64">Realization of a standalone reference web client as a presentation application</text:p>
        </text:list-item>
        <text:list-item>
          <text:p text:style-name="P64">Implementation of a Soap Services with JAXB to upload binary content</text:p>
        </text:list-item>
        <text:list-item>
          <text:p text:style-name="P64">Configuration of ant scripts and make them runable under LINUX and Windows</text:p>
        </text:list-item>
        <text:list-item>
          <text:p text:style-name="P64">Extension of the Soap core component with new features</text:p>
        </text:list-item>
        <text:list-item>
          <text:p text:style-name="P64">Publishing the new features as web service</text:p>
        </text:list-item>
        <text:list-item>
          <text:p text:style-name="P64">Porting the Codehouse XFire web service architecture to Spring WS respectively Apache CXF Framework</text:p>
        </text:list-item>
        <text:list-item>
          <text:p text:style-name="P64">Mobile Communication over USSD Service Codes and XML-RPC.</text:p>
        </text:list-item>
        <text:list-item>
          <text:p text:style-name="P64">MDA UML transformation to XSD</text:p>
        </text:list-item>
        <text:list-item>
          <text:p text:style-name="P64">XSD schema definition for automatic generation of the model and soap classes</text:p>
        </text:list-item>
        <text:list-item>
          <text:p text:style-name="P64">JAXB XML marshalling respectively XML Serialization to Java</text:p>
        </text:list-item>
        <text:list-item>
          <text:p text:style-name="P64">Basic Apache webserver configuration</text:p>
        </text:list-item>
        <text:list-item>
          <text:p text:style-name="P64">Remote installation and deployment onto customer servers</text:p>
        </text:list-item>
        <text:list-item>
          <text:p text:style-name="P64">Creation of Spring, maven and ant configurations</text:p>
        </text:list-item>
        <text:list-item>
          <text:p text:style-name="P64">Error tracking with Jira as bug tracking system</text:p>
        </text:list-item>
        <text:list-item>
          <text:p text:style-name="P64">Initialization and introduction of Apache Continuum as Nightly Build process, JUnit Tests, Nightly Build, SVN Tags and Branches, measure of test coverage, Intranet Wiki.</text:p>
        </text:list-item>
        <text:list-item>
          <text:p text:style-name="P64">Load tests for Soap web services with soapUI</text:p>
        </text:list-item>
        <text:list-item>
          <text:p text:style-name="P64"><text:soft-page-break/>jUnit regression tests</text:p>
        </text:list-item>
        <text:list-item>
          <text:p text:style-name="P64">Consequent usage of JUnit regression tests, standard technologies and standard tools in the development</text:p>
        </text:list-item>
        <text:list-item>
          <text:p text:style-name="P64">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zed with:</text:p>
          </table:table-cell>
          <table:table-cell table:style-name="Tabelle15.A1" office:value-type="string">
            <text:p text:style-name="P28">Operatingsystems</text:p>
          </table:table-cell>
          <table:table-cell table:style-name="Tabelle15.A1" office:value-type="string">
            <text:p text:style-name="P28">Windows; Linux</text:p>
          </table:table-cell>
        </table:table-row>
        <table:table-row table:style-name="Tabelle15.1">
          <table:table-cell table:style-name="Tabelle15.A1" office:value-type="string">
            <text:p text:style-name="P19"/>
          </table:table-cell>
          <table:table-cell table:style-name="Tabelle15.A1" office:value-type="string">
            <text:p text:style-name="P7">Database</text:p>
          </table:table-cell>
          <table:table-cell table:style-name="Tabelle15.A1" office:value-type="string">
            <text:p text:style-name="P7">Oracle, HSQL</text:p>
          </table:table-cell>
        </table:table-row>
        <table:table-row table:style-name="Tabelle15.1">
          <table:table-cell table:style-name="Tabelle15.A1" office:value-type="string">
            <text:p text:style-name="P36"/>
          </table:table-cell>
          <table:table-cell table:style-name="Tabelle15.A1" office:value-type="string">
            <text:p text:style-name="P28">Developmenttools</text:p>
            <text:p text:style-name="P27">Tools</text:p>
          </table:table-cell>
          <table:table-cell table:style-name="Tabelle15.A1" office:value-type="string">
            <text:p text:style-name="P28">J2SE 5.0, GIMP PictureEditor, ColorZilla Colorpicker, FireFTP, Notepad++,</text:p>
            <text:p text:style-name="P27">Cygwin, HSQL, ORACLE10g, Eclipse 3.4, Tomcat5.5, Live HTTP headers, SQuirreL DBViewer,</text:p>
            <text:p text:style-name="Standard"><text:span text:style-name="Absatz-Standardschriftart"><text:span text:style-name="T12">SQLDevelper, </text:span></text:span><text:span text:style-name="Absatz-Standardschriftart"><text:span text:style-name="T3">SQLPlus, </text:span></text:span><text:span text:style-name="Absatz-Standardschriftart"><text:span text:style-name="T12">DbVisualizer, VNC, 7-Zip, Tortoise, Subversion SVN, WinSCP, PuTTY, Jira Bugtracking,</text:span></text:span></text:p>
            <text:p text:style-name="P27">Clearspace, Thunderbird, Firefox, Ace WINScreen, Windows XP, Linux Ubunto, Spring, Hibernate, ehcache, OSGi, commons,</text:p>
            <text:p text:style-name="P27">myfaces, xalan, xerces, JUnit, httpUnit, ant, maven, Codehouse XFire, Apache CXF,</text:p>
            <text:p text:style-name="P27">XML-RPC, redstone XML-RPC library, GSM Services, EMF (Eclipse Modelling Framework), GMF (Graphical Modelling Framework), SOAP, Spring WebService, jstl, acegi security,</text:p>
            <text:p text:style-name="P27">JavaScript, JavaScript Debugger Venkman, clover and emma test coverage Frameworks,</text:p>
            <text:p text:style-name="P27">Apache CXF Webservice framework, soapUI, UML Enterprise Architect, StarUML</text:p>
          </table:table-cell>
        </table:table-row>
      </table:table>
      <text:h text:style-name="P80" text:outline-level="2">J2EE accounting system for health insurance (nPROD)</text:h>
      <text:p text:style-name="P6">Branch: health insurance</text:p>
      <text:p text:style-name="P6">References<text:tab/>http://www.azh.de</text:p>
      <text:p text:style-name="P4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7">from</text:p>
          </table:table-cell>
          <table:table-cell table:style-name="Tabelle16.B1" office:value-type="string">
            <text:p text:style-name="P7">04/2006</text:p>
          </table:table-cell>
          <table:table-cell table:style-name="Tabelle16.B1" office:value-type="string">
            <text:p text:style-name="P7">-</text:p>
          </table:table-cell>
          <table:table-cell table:style-name="Tabelle16.B1" office:value-type="string">
            <text:p text:style-name="P7">08/2008</text:p>
          </table:table-cell>
          <table:table-cell table:style-name="Tabelle16.B1" office:value-type="string">
            <text:p text:style-name="P7">with</text:p>
          </table:table-cell>
          <table:table-cell table:style-name="Tabelle16.F1" office:value-type="string">
            <text:p text:style-name="P7">28 months</text:p>
          </table:table-cell>
        </table:table-row>
      </table:table>
      <text:list xml:id="list31672250" text:continue-numbering="true" text:style-name="WW8Num2">
        <text:list-item>
          <text:p text:style-name="P63">New product development of an automatic accounting system for health- and auxiliary material</text:p>
        </text:list-item>
        <text:list-item>
          <text:p text:style-name="P63">Analysis and design with UML 2.1</text:p>
        </text:list-item>
        <text:list-item>
          <text:p text:style-name="P63">Requirement analysis and review with buisness and domain experts</text:p>
        </text:list-item>
        <text:list-item>
          <text:p text:style-name="P63">Use Case description with the CASE Tool MagicDraw</text:p>
        </text:list-item>
        <text:list-item>
          <text:p text:style-name="P63">MDA usage for the persistance layer</text:p>
        </text:list-item>
        <text:list-item>
          <text:p text:style-name="P63">Usage of a persistence framework (Marvin) for the modelling of the DB</text:p>
        </text:list-item>
        <text:list-item>
          <text:p text:style-name="P63">Modelling of GUI workflows with the CASE Tool MagicDraw</text:p>
        </text:list-item>
        <text:list-item>
          <text:p text:style-name="P63">Usage of a GUI workflow framework</text:p>
        </text:list-item>
        <text:list-item>
          <text:p text:style-name="P63">SWING masks with GidBagLayout</text:p>
        </text:list-item>
        <text:list-item>
          <text:p text:style-name="P63">Extensive usage of CVS (Tagging, Branching, Merging)</text:p>
        </text:list-item>
        <text:list-item>
          <text:p text:style-name="P63">Rule based approach for frequently changing requirements</text:p>
        </text:list-item>
        <text:list-item>
          <text:p text:style-name="P63">Migration of the project to the Spring application framework</text:p>
        </text:list-item>
        <text:list-item>
          <text:p text:style-name="P63">Migration of the existing data to the new structure using CSV files</text:p>
        </text:list-item>
        <text:list-item>
          <text:p text:style-name="P63">Adaptation of the data structures for the data import</text:p>
        </text:list-item>
        <text:list-item>
          <text:p text:style-name="P63">Data import from ABDA pharmacy position data</text:p>
        </text:list-item>
        <text:list-item>
          <text:p text:style-name="P63">Electronic data exchange (DTA) with health insurance company</text:p>
        </text:list-item>
        <text:list-item>
          <text:p text:style-name="P63"><text:soft-page-break/>JUnit-Tests for the buisness logic and the GUI</text:p>
        </text:list-item>
        <text:list-item>
          <text:p text:style-name="P63">Quality ensured with 80% JUnit test coverage and CheckStyle coding conventions</text:p>
        </text:list-item>
        <text:list-item>
          <text:p text:style-name="P63">Maintainance and rollout</text:p>
        </text:list-item>
        <text:list-item>
          <text:p text:style-name="P63">Attendance of the project from begining to the end (product version 1.0)</text:p>
        </text:list-item>
        <text:list-item>
          <text:p text:style-name="P63">Incrementell approach on database changes with update scripts</text:p>
        </text:list-item>
        <text:list-item>
          <text:p text:style-name="P63">Practical experience with a reference database</text:p>
        </text:list-item>
        <text:list-item>
          <text:p text:style-name="P63">Automatic price calculation for diverse health insurance funds in southern germany</text:p>
        </text:list-item>
        <text:list-item>
          <text:p text:style-name="P63">Tasks: master data, price calculation, prescription position management, master agreement, DTA key management.</text:p>
        </text:list-item>
        <text:list-item>
          <text:p text:style-name="P63">Development of an account software nPROD for automatic recipe prosessing.</text:p>
        </text:list-item>
        <text:list-item>
          <text:p text:style-name="P63">Communication with an understaffed domain department.</text:p>
        </text:list-item>
        <text:list-item>
          <text:p text:style-name="P63">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zed with:</text:p>
          </table:table-cell>
          <table:table-cell table:style-name="Tabelle17.B1" office:value-type="string">
            <text:p text:style-name="P28">Operatingsystems</text:p>
          </table:table-cell>
          <table:table-cell table:style-name="Tabelle17.C1" office:value-type="string">
            <text:p text:style-name="P28">Windows</text:p>
          </table:table-cell>
        </table:table-row>
        <table:table-row table:style-name="Tabelle17.1">
          <table:table-cell table:style-name="Tabelle17.A2" office:value-type="string">
            <text:p text:style-name="P36"/>
          </table:table-cell>
          <table:table-cell table:style-name="Tabelle17.B2" office:value-type="string">
            <text:p text:style-name="P28">Developmenttools</text:p>
            <text:p text:style-name="P27">Tools</text:p>
          </table:table-cell>
          <table:table-cell table:style-name="Tabelle17.C2" office:value-type="string">
            <text:p text:style-name="P28">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80" text:outline-level="2">J2EE WebShop</text:h>
      <text:p text:style-name="P6">Branch: eCommerce</text:p>
      <text:p text:style-name="P6">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7">from</text:p>
          </table:table-cell>
          <table:table-cell table:style-name="Tabelle18.B1" office:value-type="string">
            <text:p text:style-name="P7">12/2005</text:p>
          </table:table-cell>
          <table:table-cell table:style-name="Tabelle18.B1" office:value-type="string">
            <text:p text:style-name="P7">-</text:p>
          </table:table-cell>
          <table:table-cell table:style-name="Tabelle18.B1" office:value-type="string">
            <text:p text:style-name="P7">02/2006</text:p>
          </table:table-cell>
          <table:table-cell table:style-name="Tabelle18.B1" office:value-type="string">
            <text:p text:style-name="P7">with</text:p>
          </table:table-cell>
          <table:table-cell table:style-name="Tabelle18.F1" office:value-type="string">
            <text:p text:style-name="P7">3 months</text:p>
          </table:table-cell>
        </table:table-row>
      </table:table>
      <text:list xml:id="list31664726" text:continue-numbering="true" text:style-name="WW8Num2">
        <text:list-item>
          <text:p text:style-name="P63">Webapplication to run an online web shop.</text:p>
        </text:list-item>
        <text:list-item>
          <text:p text:style-name="P63">Generic webshop for all kinds of businesses.</text:p>
        </text:list-item>
      </text:list>
      <text:list xml:id="list1865656504374211094" text:style-name="WW8Num3">
        <text:list-item>
          <text:p text:style-name="P65">Freely configuratable with many settings and preferences.</text:p>
        </text:list-item>
        <text:list-item>
          <text:p text:style-name="P65">JSF Technologie, Apache MyFaces/Tomahawk .</text:p>
        </text:list-item>
        <text:list-item>
          <text:p text:style-name="P65">Axis WebService JAX-RPC interface for B2B SOAP communication.</text:p>
        </text:list-item>
        <text:list-item>
          <text:p text:style-name="P65">EJB, JSP and Servlets.</text:p>
        </text:list-item>
        <text:list-item>
          <text:p text:style-name="P65">Struts and tiles.</text:p>
        </text:list-item>
        <text:list-item>
          <text:p text:style-name="P65">Apache Commons.</text:p>
        </text:list-item>
        <text:list-item>
          <text:p text:style-name="P65">AJAX asynch. communication on the client tier.</text:p>
        </text:list-item>
        <text:list-item>
          <text:p text:style-name="P65">Object persistance with Hibernate.</text:p>
        </text:list-item>
        <text:list-item>
          <text:p text:style-name="P65">Struts and tiles.</text:p>
        </text:list-item>
        <text:list-item>
          <text:p text:style-name="P65">Logging with Log4j.</text:p>
        </text:list-item>
        <text:list-item>
          <text:p text:style-name="P65">JavaScript and cascading stylesheets (CSS).</text:p>
        </text:list-item>
        <text:list-item>
          <text:p text:style-name="P65">Planning and maintaining of a MySql database.</text:p>
        </text:list-item>
        <text:list-item>
          <text:p text:style-name="P65">UML analysis and design.</text:p>
        </text:list-item>
        <text:list-item>
          <text:p text:style-name="P65">XML for configuration files.</text:p>
        </text:list-item>
      </text:list>
      <text:list xml:id="list33305026" text:style-name="WW8Num2">
        <text:list-item>
          <text:p text:style-name="P63">Multilingual for international purpose.</text:p>
        </text:list-item>
      </text:list>
      <text:list xml:id="list33296707" text:style-name="WW8Num3">
        <text:list-item>
          <text:p text:style-name="P65">HTML, XHTML and Flash as presentation technique.</text:p>
        </text:list-item>
      </text:list>
      <text:list xml:id="list33304336" text:style-name="WW8Num2">
        <text:list-item>
          <text:p text:style-name="P63">Tests with Jakarta JMeter and JUnit.</text:p>
        </text:list-item>
        <text:list-item>
          <text:p text:style-name="P63"><text:soft-page-break/>Future: XSLT and XSL-FO for PDF generation.</text:p>
        </text:list-item>
        <text:list-item>
          <text:p text:style-name="P63">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zed with:</text:p>
          </table:table-cell>
          <table:table-cell table:style-name="Tabelle19.B1" office:value-type="string">
            <text:p text:style-name="P28">Operatingsystems</text:p>
          </table:table-cell>
          <table:table-cell table:style-name="Tabelle19.C1" office:value-type="string">
            <text:p text:style-name="P28">Windows, Linux</text:p>
          </table:table-cell>
        </table:table-row>
        <table:table-row table:style-name="Tabelle19.1">
          <table:table-cell table:style-name="Tabelle19.A2" office:value-type="string">
            <text:p text:style-name="P36"/>
          </table:table-cell>
          <table:table-cell table:style-name="Tabelle19.B2" office:value-type="string">
            <text:p text:style-name="P28">Developmenttools</text:p>
            <text:p text:style-name="P27">Tools</text:p>
          </table:table-cell>
          <table:table-cell table:style-name="Tabelle19.C2" office:value-type="string">
            <text:p text:style-name="P28">Eclipse 3.1, Enterprise Architect, XMLSpy Enterprise Edition, JBoss, Tomcat 5.5, Struts, Ant, JUnit, Macromedia Flash and Dreamweaver, div. Eclipse Plugins, MySQL 5</text:p>
          </table:table-cell>
        </table:table-row>
      </table:table>
      <text:h text:style-name="P80" text:outline-level="2">Trainings and Consulting.</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Accenture in Munich. Contact person Mrs. Steffen.</text:span></text:span></text:p>
      <text:p text:style-name="P42">Co. Hilf in Oberhaching/ Munich. Contact person Mr. Hilf.</text:p>
      <text:p text:style-name="P48"><text:span text:style-name="Absatz-Standardschriftart"><text:span text:style-name="T3">Co. AS Systeme in Stuttgart. Contact person Mr. Buehler.</text:span></text:span></text:p>
      <text:p text:style-name="P42">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7">from</text:p>
          </table:table-cell>
          <table:table-cell table:style-name="Tabelle20.B1" office:value-type="string">
            <text:p text:style-name="P7">04/2004</text:p>
          </table:table-cell>
          <table:table-cell table:style-name="Tabelle20.B1" office:value-type="string">
            <text:p text:style-name="P7">-</text:p>
          </table:table-cell>
          <table:table-cell table:style-name="Tabelle20.B1" office:value-type="string">
            <text:p text:style-name="P7">11/2005</text:p>
          </table:table-cell>
          <table:table-cell table:style-name="Tabelle20.B1" office:value-type="string">
            <text:p text:style-name="P7">with</text:p>
          </table:table-cell>
          <table:table-cell table:style-name="Tabelle20.F1" office:value-type="string">
            <text:p text:style-name="P7">19 months</text:p>
          </table:table-cell>
        </table:table-row>
      </table:table>
      <text:list xml:id="list31673828" text:continue-numbering="true" text:style-name="WW8Num2">
        <text:list-item>
          <text:p text:style-name="P63">J2EE</text:p>
        </text:list-item>
        <text:list-item>
          <text:p text:style-name="P63">EJB, JSP and Servlets.</text:p>
        </text:list-item>
      </text:list>
      <text:list xml:id="list33292552" text:style-name="WW8Num3">
        <text:list-item>
          <text:p text:style-name="P65">Java , SWING.</text:p>
        </text:list-item>
        <text:list-item>
          <text:p text:style-name="P65">Webapplications.</text:p>
        </text:list-item>
        <text:list-item>
          <text:p text:style-name="P65">EAI integration with differant interfaces.</text:p>
        </text:list-item>
        <text:list-item>
          <text:p text:style-name="P65">Message queue connetions over JMS api.</text:p>
        </text:list-item>
        <text:list-item>
          <text:p text:style-name="P65">Webservices and SOAP.</text:p>
        </text:list-item>
        <text:list-item>
          <text:p text:style-name="P65">JAX-RPC.</text:p>
        </text:list-item>
        <text:list-item>
          <text:p text:style-name="P65">UML analysis and design.</text:p>
        </text:list-item>
        <text:list-item>
          <text:p text:style-name="P65">XML and XSLT.</text:p>
        </text:list-item>
      </text:list>
      <text:list xml:id="list33283933" text:style-name="WW8Num2">
        <text:list-item>
          <text:p text:style-name="P63">J2EE and GOF design pattern.</text:p>
        </text:list-item>
      </text:list>
      <text:list xml:id="list33302858" text:style-name="WW8Num3">
        <text:list-item>
          <text:p text:style-name="P65">UML for embedded systems.</text:p>
        </text:list-item>
      </text:list>
      <text:list xml:id="list33292530" text:style-name="WW8Num2">
        <text:list-item>
          <text:p text:style-name="P63">OOAD object oriented techinques.</text:p>
        </text:list-item>
        <text:list-item>
          <text:p text:style-name="P63">XML and XSLT.</text:p>
        </text:list-item>
        <text:list-item>
          <text:p text:style-name="P63">Xalan and Xerces parser event processing.</text:p>
        </text:list-item>
        <text:list-item>
          <text:p text:style-name="P63">Developing of course scripts.</text:p>
        </text:list-item>
        <text:list-item>
          <text:p text:style-name="P63">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zed with:</text:p>
          </table:table-cell>
          <table:table-cell table:style-name="Tabelle21.B1" office:value-type="string">
            <text:p text:style-name="P28">Operatingsystems</text:p>
          </table:table-cell>
          <table:table-cell table:style-name="Tabelle21.C1" office:value-type="string">
            <text:p text:style-name="P28">Windows, UNIX Solaris</text:p>
          </table:table-cell>
        </table:table-row>
        <table:table-row table:style-name="Tabelle21.1">
          <table:table-cell table:style-name="Tabelle21.A2" office:value-type="string">
            <text:p text:style-name="P36"/>
          </table:table-cell>
          <table:table-cell table:style-name="Tabelle21.B2" office:value-type="string">
            <text:p text:style-name="P28">Developmenttools</text:p>
            <text:p text:style-name="P27">Tools</text:p>
          </table:table-cell>
          <table:table-cell table:style-name="Tabelle21.C2" office:value-type="string">
            <text:p text:style-name="P28">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80" text:outline-level="2">Java-COM Bridge over JNI.</text:h>
      <text:p text:style-name="P6">Branch: Insurance</text:p>
      <text:p text:style-name="P6">References<text:tab/>Kassenärztliche Vereinigung Bayern (KVB) in Munich.<text:line-break/>Contact person Mr Dietl.</text:p>
      <text:p text:style-name="P6"><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7">from</text:p>
          </table:table-cell>
          <table:table-cell table:style-name="Tabelle22.B1" office:value-type="string">
            <text:p text:style-name="P7">02/2004</text:p>
          </table:table-cell>
          <table:table-cell table:style-name="Tabelle22.B1" office:value-type="string">
            <text:p text:style-name="P7">-</text:p>
          </table:table-cell>
          <table:table-cell table:style-name="Tabelle22.B1" office:value-type="string">
            <text:p text:style-name="P7">03/2004</text:p>
          </table:table-cell>
          <table:table-cell table:style-name="Tabelle22.B1" office:value-type="string">
            <text:p text:style-name="P7">with</text:p>
          </table:table-cell>
          <table:table-cell table:style-name="Tabelle22.F1" office:value-type="string">
            <text:p text:style-name="P7">2 months</text:p>
          </table:table-cell>
        </table:table-row>
      </table:table>
      <text:list xml:id="list31656146" text:continue-numbering="true" text:style-name="WW8Num2">
        <text:list-item>
          <text:p text:style-name="P63"><text:soft-page-break/>Refactoring and Reengeniering of an existing JNI Interface.</text:p>
        </text:list-item>
      </text:list>
      <text:list xml:id="list33314001" text:style-name="WW8Num3">
        <text:list-item>
          <text:p text:style-name="P73"><text:span text:style-name="Absatz-Standardschriftart"><text:span text:style-name="T3">Java Native Interface (JNI)</text:span></text:span><text:span text:style-name="T16">.</text:span><text:span text:style-name="Absatz-Standardschriftart"><text:span text:style-name="T3">.</text:span></text:span></text:p>
        </text:list-item>
        <text:list-item>
          <text:p text:style-name="P65">Realisation with java and C++.</text:p>
        </text:list-item>
        <text:list-item>
          <text:p text:style-name="P65">Analysis and design of the existing interfaces.</text:p>
        </text:list-item>
        <text:list-item>
          <text:p text:style-name="P65">Changing the interfaces from synchron to asynchron.</text:p>
        </text:list-item>
        <text:list-item>
          <text:p text:style-name="P65">Design of the asynchronous communication model .</text:p>
        </text:list-item>
        <text:list-item>
          <text:p text:style-name="P65">UML analysis and design.</text:p>
        </text:list-item>
        <text:list-item>
          <text:p text:style-name="P73"><text:span text:style-name="Absatz-Standardschriftart"><text:span text:style-name="T3">Use of GOF design pattern</text:span></text:span><text:span text:style-name="Absatz-Standardschriftart"><text:span text:style-name="T16"> </text:span></text:span><text:span text:style-name="Absatz-Standardschriftart"><text:span text:style-name="T3">.</text:span></text:span></text:p>
        </text:list-item>
      </text:list>
      <text:list xml:id="list33310708" text:style-name="WW8Num2">
        <text:list-item>
          <text:p text:style-name="P63">J2EE integration of JBoss with MS Office.</text:p>
        </text:list-item>
      </text:list>
      <text:list xml:id="list33301282" text:style-name="WW8Num3">
        <text:list-item>
          <text:p text:style-name="P65">JNI API for distributed objects, realised in C++.</text:p>
        </text:list-item>
      </text:list>
      <text:list xml:id="list33299013" text:style-name="WW8Num2">
        <text:list-item>
          <text:p text:style-name="P63">ANSI C and C++.</text:p>
        </text:list-item>
        <text:list-item>
          <text:p text:style-name="P63">Documentation.</text:p>
        </text:list-item>
        <text:list-item>
          <text:p text:style-name="P63">Consulting and project leadership.</text:p>
        </text:list-item>
        <text:list-item>
          <text:p text:style-name="P63">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zed with:</text:p>
          </table:table-cell>
          <table:table-cell table:style-name="Tabelle23.B1" office:value-type="string">
            <text:p text:style-name="P28">Operatingsystems</text:p>
          </table:table-cell>
          <table:table-cell table:style-name="Tabelle23.C1" office:value-type="string">
            <text:p text:style-name="P28">Windows XP</text:p>
          </table:table-cell>
        </table:table-row>
        <table:table-row table:style-name="Tabelle23.1">
          <table:table-cell table:style-name="Tabelle23.A2" office:value-type="string">
            <text:p text:style-name="P36"/>
          </table:table-cell>
          <table:table-cell table:style-name="Tabelle23.B2" office:value-type="string">
            <text:p text:style-name="P28">Developmenttools</text:p>
            <text:p text:style-name="P27">Tools</text:p>
          </table:table-cell>
          <table:table-cell table:style-name="Tabelle23.C2" office:value-type="string">
            <text:p text:style-name="P28">JNI, COM, Visual C++ 6.0, Eclipse 3.0, JBoss, Centro and JACOB JNI Tool</text:p>
          </table:table-cell>
        </table:table-row>
      </table:table>
      <text:h text:style-name="P80" text:outline-level="2">Consulting, Trainings and Courses.</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Soluzione in Munich. Contact person Mr. Roda.</text:span></text:span></text:p>
      <text:p text:style-name="P42">Co. Hilf in Oberhaching/ Munich. Contact person Mr. Hilf.</text:p>
      <text:p text:style-name="P48"><text:span text:style-name="Absatz-Standardschriftart"><text:span text:style-name="T3">Co. New Horizon in Hamburg. Contact person Mrs. Schmitt.</text:span></text:span></text:p>
      <text:p text:style-name="P42">Co. Bosch in Lohr and Hildesheim.</text:p>
      <text:p text:style-name="P42">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7">from</text:p>
          </table:table-cell>
          <table:table-cell table:style-name="Tabelle24.B1" office:value-type="string">
            <text:p text:style-name="P7">10/2001</text:p>
          </table:table-cell>
          <table:table-cell table:style-name="Tabelle24.B1" office:value-type="string">
            <text:p text:style-name="P7">-</text:p>
          </table:table-cell>
          <table:table-cell table:style-name="Tabelle24.B1" office:value-type="string">
            <text:p text:style-name="P7">01/2004</text:p>
          </table:table-cell>
          <table:table-cell table:style-name="Tabelle24.B1" office:value-type="string">
            <text:p text:style-name="P7">with</text:p>
          </table:table-cell>
          <table:table-cell table:style-name="Tabelle24.F1" office:value-type="string">
            <text:p text:style-name="P7">27 months</text:p>
          </table:table-cell>
        </table:table-row>
      </table:table>
      <text:list xml:id="list31658040" text:continue-numbering="true" text:style-name="WW8Num2">
        <text:list-item>
          <text:p text:style-name="P63">J2EE</text:p>
        </text:list-item>
        <text:list-item>
          <text:p text:style-name="P63">Workshops for the whole Java certification program.</text:p>
        </text:list-item>
      </text:list>
      <text:list xml:id="list33309091" text:style-name="WW8Num3">
        <text:list-item>
          <text:p text:style-name="P65">Java Workshop.</text:p>
        </text:list-item>
        <text:list-item>
          <text:p text:style-name="P65">Webapplications and E-Commerce architectures.</text:p>
        </text:list-item>
        <text:list-item>
          <text:p text:style-name="P65">EJB, JSP and Servlets.</text:p>
        </text:list-item>
        <text:list-item>
          <text:p text:style-name="P65">C#.</text:p>
        </text:list-item>
        <text:list-item>
          <text:p text:style-name="P65">UML analysis and design.</text:p>
        </text:list-item>
        <text:list-item>
          <text:p text:style-name="P65">XML and XSLT.</text:p>
        </text:list-item>
      </text:list>
      <text:list xml:id="list33300438" text:style-name="WW8Num2">
        <text:list-item>
          <text:p text:style-name="P63">Microsoft MCSD courses.</text:p>
        </text:list-item>
      </text:list>
      <text:list xml:id="list33286459" text:style-name="WW8Num3">
        <text:list-item>
          <text:p text:style-name="P65">ASP and .NET.</text:p>
        </text:list-item>
      </text:list>
      <text:list xml:id="list33301700" text:style-name="WW8Num2">
        <text:list-item>
          <text:p text:style-name="P63">ANSI C and C++.</text:p>
        </text:list-item>
        <text:list-item>
          <text:p text:style-name="P63">Using modern presentationtools.</text:p>
        </text:list-item>
        <text:list-item>
          <text:p text:style-name="P63">Developing of course scripts.</text:p>
        </text:list-item>
        <text:list-item>
          <text:p text:style-name="P63">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zed with:</text:p>
          </table:table-cell>
          <table:table-cell table:style-name="Tabelle25.B1" office:value-type="string">
            <text:p text:style-name="P28">Operatingsystems</text:p>
          </table:table-cell>
          <table:table-cell table:style-name="Tabelle25.C1" office:value-type="string">
            <text:p text:style-name="P28">Windows, UNIX</text:p>
          </table:table-cell>
        </table:table-row>
        <table:table-row table:style-name="Tabelle25.1">
          <table:table-cell table:style-name="Tabelle25.A2" office:value-type="string">
            <text:p text:style-name="P36"/>
          </table:table-cell>
          <table:table-cell table:style-name="Tabelle25.B2" office:value-type="string">
            <text:p text:style-name="P28">Developmenttools</text:p>
            <text:p text:style-name="P27">Tools</text:p>
          </table:table-cell>
          <table:table-cell table:style-name="Tabelle25.C2" office:value-type="string">
            <text:p text:style-name="P28">Visual Studio 6.0, Eclipse, NetBeans, JBuilder, Rational XDE and Rose 7.5, Together Controll Center6, .NET, SQL Server, XMLSpy, SUN ONE, BEA, JBOSS</text:p>
          </table:table-cell>
        </table:table-row>
      </table:table>
      <text:h text:style-name="P80" text:outline-level="2">Internet application for an billingsystem.</text:h>
      <text:p text:style-name="P6">Branch:<text:tab/>Bank, Billingsystem</text:p>
      <text:p text:style-name="Standard"><text:soft-page-break/><text:span text:style-name="Absatz-Standardschriftart"><text:span text:style-name="T3">References:<text:tab/>Co. 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7">from</text:p>
          </table:table-cell>
          <table:table-cell table:style-name="Tabelle26.B1" office:value-type="string">
            <text:p text:style-name="P7">05/2000</text:p>
          </table:table-cell>
          <table:table-cell table:style-name="Tabelle26.B1" office:value-type="string">
            <text:p text:style-name="P7">-</text:p>
          </table:table-cell>
          <table:table-cell table:style-name="Tabelle26.B1" office:value-type="string">
            <text:p text:style-name="P7">09/2001</text:p>
          </table:table-cell>
          <table:table-cell table:style-name="Tabelle26.B1" office:value-type="string">
            <text:p text:style-name="P7">with</text:p>
          </table:table-cell>
          <table:table-cell table:style-name="Tabelle26.F1" office:value-type="string">
            <text:p text:style-name="P7">17 months</text:p>
          </table:table-cell>
        </table:table-row>
      </table:table>
      <text:list xml:id="list31659692" text:continue-numbering="true" text:style-name="WW8Num2">
        <text:list-item>
          <text:p text:style-name="P63">Analysis and design with UML and Rational Rose.</text:p>
        </text:list-item>
        <text:list-item>
          <text:p text:style-name="P63">Refactoring, Reengeneeing of UML Modells, realised with Java and C++.</text:p>
        </text:list-item>
        <text:list-item>
          <text:p text:style-name="P63">Generic modelling with RUP. Generation of artifacts.</text:p>
        </text:list-item>
        <text:list-item>
          <text:p text:style-name="P63">JavaBeans and serverside Enterprise JavaBeans development.</text:p>
        </text:list-item>
        <text:list-item>
          <text:p text:style-name="P63">XML documents with Schema spezification.</text:p>
        </text:list-item>
        <text:list-item>
          <text:p text:style-name="P63">JSP pages and Java Servlets development.</text:p>
        </text:list-item>
        <text:list-item>
          <text:p text:style-name="P63">Java Script programing for all browsers.</text:p>
        </text:list-item>
        <text:list-item>
          <text:p text:style-name="P63">Webapplications and Webcomponents.</text:p>
        </text:list-item>
        <text:list-item>
          <text:p text:style-name="P63">JSP Engine configuration and support.</text:p>
        </text:list-item>
        <text:list-item>
          <text:p text:style-name="P63">C++ Framework development with STL.</text:p>
        </text:list-item>
        <text:list-item>
          <text:p text:style-name="P63">JNI API for destributet objects in C++.</text:p>
        </text:list-item>
        <text:list-item>
          <text:p text:style-name="P63">Crypt with Legacy Systems from RSA and PKI.</text:p>
        </text:list-item>
        <text:list-item>
          <text:p text:style-name="P63">Webserver IPlanet and IIS configuration and administration.</text:p>
        </text:list-item>
        <text:list-item>
          <text:p text:style-name="P63">Complex SQL-Queries.</text:p>
        </text:list-item>
        <text:list-item>
          <text:p text:style-name="P63">SWIFT SIPN and InterActBrowse connection.</text:p>
        </text:list-item>
        <text:list-item>
          <text:p text:style-name="P63">SWIFT Webstation support and configuration.</text:p>
        </text:list-item>
        <text:list-item>
          <text:p text:style-name="P63">Performant PL/SQL-prozedures.</text:p>
        </text:list-item>
        <text:list-item>
          <text:p text:style-name="P63">Administration of ORACLE database.</text:p>
        </text:list-item>
        <text:list-item>
          <text:p text:style-name="P63">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8">Realized with:</text:p>
          </table:table-cell>
          <table:table-cell table:style-name="Tabelle27.B1" office:value-type="string">
            <text:p text:style-name="P28">Operatingsystems</text:p>
          </table:table-cell>
          <table:table-cell table:style-name="Tabelle27.C1" office:value-type="string">
            <text:p text:style-name="P28">Windows NT 4.0, IIS WebServer</text:p>
          </table:table-cell>
        </table:table-row>
        <table:table-row table:style-name="Tabelle27.1">
          <table:table-cell table:style-name="Tabelle27.A2" office:value-type="string">
            <text:p text:style-name="P36"/>
          </table:table-cell>
          <table:table-cell table:style-name="Tabelle27.B2" office:value-type="string">
            <text:p text:style-name="P28">Developmenttools</text:p>
          </table:table-cell>
          <table:table-cell table:style-name="Tabelle27.C2" office:value-type="string">
            <text:p text:style-name="P28">Visual C++ 6.0, JBuilder 3.5</text:p>
          </table:table-cell>
        </table:table-row>
        <table:table-row table:style-name="Tabelle27.1">
          <table:table-cell table:style-name="Tabelle27.A2" office:value-type="string">
            <text:p text:style-name="P36"/>
          </table:table-cell>
          <table:table-cell table:style-name="Tabelle27.B2" office:value-type="string">
            <text:p text:style-name="P28">JSP Engines</text:p>
          </table:table-cell>
          <table:table-cell table:style-name="Tabelle27.C2" office:value-type="string">
            <text:p text:style-name="P28">Apache TomCat, Allaire JRun 3.1</text:p>
          </table:table-cell>
        </table:table-row>
        <table:table-row table:style-name="Tabelle27.1">
          <table:table-cell table:style-name="Tabelle27.A2" office:value-type="string">
            <text:p text:style-name="P36"/>
          </table:table-cell>
          <table:table-cell table:style-name="Tabelle27.B2" office:value-type="string">
            <text:p text:style-name="P28">Databases</text:p>
          </table:table-cell>
          <table:table-cell table:style-name="Tabelle27.C2" office:value-type="string">
            <text:p text:style-name="P28">ORACLE 8.x, DB2</text:p>
          </table:table-cell>
        </table:table-row>
        <table:table-row table:style-name="Tabelle27.1">
          <table:table-cell table:style-name="Tabelle27.A2" office:value-type="string">
            <text:p text:style-name="P36"/>
          </table:table-cell>
          <table:table-cell table:style-name="Tabelle27.B2" office:value-type="string">
            <text:p text:style-name="P28">Emulations, Tools</text:p>
          </table:table-cell>
          <table:table-cell table:style-name="Tabelle27.C2" office:value-type="string">
            <text:p text:style-name="P28">Rational Rose 7.5, Telnet, FTP, SQL-ODBC-Viewer, SWIFT Webstation</text:p>
          </table:table-cell>
        </table:table-row>
        <table:table-row table:style-name="Tabelle27.1">
          <table:table-cell table:style-name="Tabelle27.A6" office:value-type="string">
            <text:p text:style-name="P36"/>
          </table:table-cell>
          <table:table-cell table:style-name="Tabelle27.B6" office:value-type="string">
            <text:p text:style-name="P28">Interfaces</text:p>
          </table:table-cell>
          <table:table-cell table:style-name="Tabelle27.C6" office:value-type="string">
            <text:p text:style-name="P28">JNI, XML, SWIFT-SIPN</text:p>
          </table:table-cell>
        </table:table-row>
      </table:table>
      <text:h text:style-name="P80" text:outline-level="2">Administration and support of a Stock-Trayding and Portfolio-System.</text:h>
      <text:p text:style-name="P6">Branch: <text:tab/>Bank, Stock</text:p>
      <text:p text:style-name="P6">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7">from</text:p>
          </table:table-cell>
          <table:table-cell table:style-name="Tabelle28.B1" office:value-type="string">
            <text:p text:style-name="P7">02/99</text:p>
          </table:table-cell>
          <table:table-cell table:style-name="Tabelle28.B1" office:value-type="string">
            <text:p text:style-name="P7">-</text:p>
          </table:table-cell>
          <table:table-cell table:style-name="Tabelle28.B1" office:value-type="string">
            <text:p text:style-name="P7">03/2000</text:p>
          </table:table-cell>
          <table:table-cell table:style-name="Tabelle28.B1" office:value-type="string">
            <text:p text:style-name="P7">with</text:p>
          </table:table-cell>
          <table:table-cell table:style-name="Tabelle28.F1" office:value-type="string">
            <text:p text:style-name="P7">13 months</text:p>
          </table:table-cell>
        </table:table-row>
      </table:table>
      <text:list xml:id="list31661534" text:continue-numbering="true" text:style-name="WW8Num2">
        <text:list-item>
          <text:p text:style-name="P63">Administration of stock transactions.</text:p>
        </text:list-item>
        <text:list-item>
          <text:p text:style-name="P63">Developing of ORACLE databaseprocedures.</text:p>
        </text:list-item>
        <text:list-item>
          <text:p text:style-name="P63">Coordination of projects.</text:p>
        </text:list-item>
        <text:list-item>
          <text:p text:style-name="P63">Stockorder validation: orderentrance, routing to the stock markets and protocolling in ORACLE databases.</text:p>
        </text:list-item>
        <text:list-item>
          <text:p text:style-name="P63">Developing of automatic flows to store new customers.</text:p>
        </text:list-item>
        <text:list-item>
          <text:p text:style-name="P63">Implementing and coordination of the „Erträgnisaufstellung/Jahressteuerbescheid“.</text:p>
        </text:list-item>
        <text:list-item>
          <text:p text:style-name="P63">Objectoriented interfaceprograming to BossCube and Xetra</text:p>
        </text:list-item>
        <text:list-item>
          <text:p text:style-name="P63">Interfaceprograming between UNIX and AS400.</text:p>
        </text:list-item>
        <text:list-item>
          <text:p text:style-name="P63">Objectoriented progaming of Stockedit GUI’s.</text:p>
        </text:list-item>
        <text:list-item>
          <text:p text:style-name="P63">Complex SQL-Queries.</text:p>
        </text:list-item>
        <text:list-item>
          <text:p text:style-name="P63">Performante PL/SQL-prozedures.</text:p>
        </text:list-item>
        <text:list-item>
          <text:p text:style-name="P63">Support of Windows programs for Broker-Controlling.</text:p>
        </text:list-item>
        <text:list-item>
          <text:p text:style-name="P63">Support of Customerdata.</text:p>
        </text:list-item>
        <text:list-item>
          <text:p text:style-name="P63"><text:soft-page-break/>Administration of emmisionen.</text:p>
        </text:list-item>
        <text:list-item>
          <text:p text:style-name="P63">Daily Stockbuisness.</text:p>
        </text:list-item>
        <text:list-item>
          <text:p text:style-name="P63">Year 2000 exchange.</text:p>
        </text:list-item>
        <text:list-item>
          <text:p text:style-name="P63">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zed with:</text:p>
          </table:table-cell>
          <table:table-cell table:style-name="Tabelle29.B1" office:value-type="string">
            <text:p text:style-name="P28">Operatingsystems</text:p>
          </table:table-cell>
          <table:table-cell table:style-name="Tabelle29.C1" office:value-type="string">
            <text:p text:style-name="P28">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Developmenttools</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36"/>
          </table:table-cell>
          <table:table-cell table:style-name="Tabelle29.B2" office:value-type="string">
            <text:p text:style-name="P28">Databases</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36"/>
          </table:table-cell>
          <table:table-cell table:style-name="Tabelle29.B2" office:value-type="string">
            <text:p text:style-name="P28">Emulations, Tools</text:p>
          </table:table-cell>
          <table:table-cell table:style-name="Tabelle29.C2" office:value-type="string">
            <text:p text:style-name="P28">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Interfaces</text:p>
          </table:table-cell>
          <table:table-cell table:style-name="Tabelle29.C5" office:value-type="string">
            <text:p text:style-name="P28">BossCube, Xetra.</text:p>
          </table:table-cell>
        </table:table-row>
      </table:table>
      <text:h text:style-name="P80" text:outline-level="2">Developing an Internet-Applet for Credit Scoring.</text:h>
      <text:p text:style-name="P6">Branch:<text:tab/>Finance and Insurance</text:p>
      <text:p text:style-name="P13">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7">from</text:p>
          </table:table-cell>
          <table:table-cell table:style-name="Tabelle30.B1" office:value-type="string">
            <text:p text:style-name="P7">05/98</text:p>
          </table:table-cell>
          <table:table-cell table:style-name="Tabelle30.B1" office:value-type="string">
            <text:p text:style-name="P7">-</text:p>
          </table:table-cell>
          <table:table-cell table:style-name="Tabelle30.B1" office:value-type="string">
            <text:p text:style-name="P7">02/99</text:p>
          </table:table-cell>
          <table:table-cell table:style-name="Tabelle30.B1" office:value-type="string">
            <text:p text:style-name="P7">With</text:p>
          </table:table-cell>
          <table:table-cell table:style-name="Tabelle30.F1" office:value-type="string">
            <text:p text:style-name="P7">10 months</text:p>
          </table:table-cell>
        </table:table-row>
      </table:table>
      <text:list xml:id="list31663959" text:continue-numbering="true" text:style-name="WW8Num2">
        <text:list-item>
          <text:p text:style-name="P63">Internet Applet and Server for a Bausparkasse.</text:p>
        </text:list-item>
        <text:list-item>
          <text:p text:style-name="P63">Client/Server application for usage within WWW.</text:p>
        </text:list-item>
        <text:list-item>
          <text:p text:style-name="P72"><text:span text:style-name="Absatz-Standardschriftart"><text:span text:style-name="T3">Customerown objectoriented classlibrary</text:span></text:span><text:span text:style-name="Absatz-Standardschriftart"><text:span text:style-name="T12"> (ROI -&gt; CORBA-subamount)</text:span></text:span><text:span text:style-name="Absatz-Standardschriftart"><text:span text:style-name="T3">.</text:span></text:span></text:p>
        </text:list-item>
        <text:list-item>
          <text:p text:style-name="P63">Middleware and IDL programing</text:p>
        </text:list-item>
        <text:list-item>
          <text:p text:style-name="P63">Tests with all Internet-browsers, versions and plattforms.</text:p>
        </text:list-item>
        <text:list-item>
          <text:p text:style-name="P63">Bauspar-calculatingcore and surfaces</text:p>
        </text:list-item>
        <text:list-item>
          <text:p text:style-name="P63">Teamprograming (Sourceadmin).</text:p>
        </text:list-item>
        <text:list-item>
          <text:p text:style-name="P63">Databaseadmin, access to ISAM databases.</text:p>
        </text:list-item>
        <text:list-item>
          <text:p text:style-name="P63">Develpoing of objectoriented GUI user interfaces.</text:p>
        </text:list-item>
        <text:list-item>
          <text:p text:style-name="P63">Printing over DDE interface (Reportdesigner).</text:p>
        </text:list-item>
        <text:list-item>
          <text:p text:style-name="P63">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zed with:</text:p>
          </table:table-cell>
          <table:table-cell table:style-name="Tabelle31.B1" office:value-type="string">
            <text:p text:style-name="P28">Operationsystems</text:p>
          </table:table-cell>
          <table:table-cell table:style-name="Tabelle31.C1" office:value-type="string">
            <text:p text:style-name="P28">Windows NT 4.0</text:p>
          </table:table-cell>
        </table:table-row>
        <table:table-row table:style-name="Tabelle31.1">
          <table:table-cell table:style-name="Tabelle31.A2" office:value-type="string">
            <text:p text:style-name="P36"/>
          </table:table-cell>
          <table:table-cell table:style-name="Tabelle31.B2" office:value-type="string">
            <text:p text:style-name="P28">Development tools</text:p>
          </table:table-cell>
          <table:table-cell table:style-name="Tabelle31.C2" office:value-type="string">
            <text:p text:style-name="P28">Java 1.1 and Visual C++ <text:s/>5.0</text:p>
          </table:table-cell>
        </table:table-row>
        <table:table-row table:style-name="Tabelle31.1">
          <table:table-cell table:style-name="Tabelle31.A2" office:value-type="string">
            <text:p text:style-name="P36"/>
          </table:table-cell>
          <table:table-cell table:style-name="Tabelle31.B2" office:value-type="string">
            <text:p text:style-name="P28">Databases</text:p>
          </table:table-cell>
          <table:table-cell table:style-name="Tabelle31.C2" office:value-type="string">
            <text:p text:style-name="P28">ISAM Database</text:p>
          </table:table-cell>
        </table:table-row>
        <table:table-row table:style-name="Tabelle31.1">
          <table:table-cell table:style-name="Tabelle31.A4" office:value-type="string">
            <text:p text:style-name="P36"/>
          </table:table-cell>
          <table:table-cell table:style-name="Tabelle31.B4" office:value-type="string">
            <text:p text:style-name="P28">Tools, Libraries</text:p>
          </table:table-cell>
          <table:table-cell table:style-name="Tabelle31.C4" office:value-type="string">
            <text:p text:style-name="P21"><text:span text:style-name="Absatz-Standardschriftart"><text:span text:style-name="T12">ROI, Middelware, Customerown </text:span></text:span><text:span text:style-name="Absatz-Standardschriftart"><text:span text:style-name="T3">objectoriented </text:span></text:span><text:span text:style-name="Absatz-Standardschriftart"><text:span text:style-name="T12">Classlibrary, Internet</text:span></text:span></text:p>
          </table:table-cell>
        </table:table-row>
      </table:table>
      <text:h text:style-name="P80" text:outline-level="2">Developing a database-admin-program.</text:h>
      <text:p text:style-name="P6">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7">from</text:p>
          </table:table-cell>
          <table:table-cell table:style-name="Tabelle32.B1" office:value-type="string">
            <text:p text:style-name="P7">01/98</text:p>
          </table:table-cell>
          <table:table-cell table:style-name="Tabelle32.B1" office:value-type="string">
            <text:p text:style-name="P7">-</text:p>
          </table:table-cell>
          <table:table-cell table:style-name="Tabelle32.B1" office:value-type="string">
            <text:p text:style-name="P7">04/98</text:p>
          </table:table-cell>
          <table:table-cell table:style-name="Tabelle32.B1" office:value-type="string">
            <text:p text:style-name="P7">with</text:p>
          </table:table-cell>
          <table:table-cell table:style-name="Tabelle32.F1" office:value-type="string">
            <text:p text:style-name="P7">4 months</text:p>
          </table:table-cell>
        </table:table-row>
      </table:table>
      <text:list xml:id="list31662526" text:continue-numbering="true" text:style-name="WW8Num2">
        <text:list-item>
          <text:p text:style-name="P63">Spezification of the Softwarefeatures.</text:p>
        </text:list-item>
        <text:list-item>
          <text:p text:style-name="P63">Support and admintools for Access database.</text:p>
        </text:list-item>
        <text:list-item>
          <text:p text:style-name="P63">Developing of GUI user Interfaces.</text:p>
        </text:list-item>
        <text:list-item>
          <text:p text:style-name="P63">Database administration over ODBC and RDO.</text:p>
        </text:list-item>
        <text:list-item>
          <text:p text:style-name="P63">MS DAO interface with JetEngine.</text:p>
        </text:list-item>
        <text:list-item>
          <text:p text:style-name="P63">SQL query language.</text:p>
        </text:list-item>
        <text:list-item>
          <text:p text:style-name="P63">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zed with:</text:p>
          </table:table-cell>
          <table:table-cell table:style-name="Tabelle33.B1" office:value-type="string">
            <text:p text:style-name="P28">Operatingsystems</text:p>
          </table:table-cell>
          <table:table-cell table:style-name="Tabelle33.C1" office:value-type="string">
            <text:p text:style-name="P28">Windows NT 4.0</text:p>
          </table:table-cell>
        </table:table-row>
        <table:table-row table:style-name="Tabelle33.1">
          <table:table-cell table:style-name="Tabelle33.A2" office:value-type="string">
            <text:p text:style-name="P36"/>
          </table:table-cell>
          <table:table-cell table:style-name="Tabelle33.B2" office:value-type="string">
            <text:p text:style-name="P28">Developmenttools</text:p>
          </table:table-cell>
          <table:table-cell table:style-name="Tabelle33.C2" office:value-type="string">
            <text:p text:style-name="P28">Visual Basic 5.0</text:p>
          </table:table-cell>
        </table:table-row>
        <table:table-row table:style-name="Tabelle33.1">
          <table:table-cell table:style-name="Tabelle33.A2" office:value-type="string">
            <text:p text:style-name="P36"/>
          </table:table-cell>
          <table:table-cell table:style-name="Tabelle33.B2" office:value-type="string">
            <text:p text:style-name="P28">Databases</text:p>
          </table:table-cell>
          <table:table-cell table:style-name="Tabelle33.C2" office:value-type="string">
            <text:p text:style-name="P28">Access 7.0</text:p>
          </table:table-cell>
        </table:table-row>
        <table:table-row table:style-name="Tabelle33.1">
          <table:table-cell table:style-name="Tabelle33.A4" office:value-type="string">
            <text:p text:style-name="P36"/>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h text:style-name="P80" text:outline-level="2">Installation of Network.</text:h>
      <text:p text:style-name="P6">Branch:<text:tab/>Advertising</text:p>
      <text:p text:style-name="P22"><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7">from</text:p>
          </table:table-cell>
          <table:table-cell table:style-name="Tabelle34.B1" office:value-type="string">
            <text:p text:style-name="P7">11/97</text:p>
          </table:table-cell>
          <table:table-cell table:style-name="Tabelle34.B1" office:value-type="string">
            <text:p text:style-name="P7">-</text:p>
          </table:table-cell>
          <table:table-cell table:style-name="Tabelle34.B1" office:value-type="string">
            <text:p text:style-name="P7">12/97</text:p>
          </table:table-cell>
          <table:table-cell table:style-name="Tabelle34.B1" office:value-type="string">
            <text:p text:style-name="P7">with</text:p>
          </table:table-cell>
          <table:table-cell table:style-name="Tabelle34.F1" office:value-type="string">
            <text:p text:style-name="P7">2 months</text:p>
          </table:table-cell>
        </table:table-row>
      </table:table>
      <text:list xml:id="list31674976" text:continue-numbering="true" text:style-name="WW8Num2">
        <text:list-item>
          <text:p text:style-name="P63">Planning and installation of a Windows Network (5 PC’s).</text:p>
        </text:list-item>
        <text:list-item>
          <text:p text:style-name="P63">Connection protocol NetBUI and Ethernet 10 MBit.</text:p>
        </text:list-item>
        <text:list-item>
          <text:p text:style-name="P63">Using a Networkhub.</text:p>
        </text:list-item>
        <text:list-item>
          <text:p text:style-name="P63">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zed with:</text:p>
          </table:table-cell>
          <table:table-cell table:style-name="Tabelle35.B1" office:value-type="string">
            <text:p text:style-name="P28">Operationsystems</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36"/>
          </table:table-cell>
          <table:table-cell table:style-name="Tabelle35.B2" office:value-type="string">
            <text:p text:style-name="P28">Technique</text:p>
          </table:table-cell>
          <table:table-cell table:style-name="Tabelle35.C2" office:value-type="string">
            <text:p text:style-name="P7">RJ 45 twisted pair wires.</text:p>
          </table:table-cell>
        </table:table-row>
      </table:table>
      <text:h text:style-name="P80" text:outline-level="2">Programing of customer spezific softwaresolutions.</text:h>
      <text:p text:style-name="P6">Branch:<text:tab/>Lasertechnique</text:p>
      <text:p text:style-name="P22"><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7">from</text:p>
          </table:table-cell>
          <table:table-cell table:style-name="Tabelle36.B1" office:value-type="string">
            <text:p text:style-name="P7">03/96</text:p>
          </table:table-cell>
          <table:table-cell table:style-name="Tabelle36.B1" office:value-type="string">
            <text:p text:style-name="P7">-</text:p>
          </table:table-cell>
          <table:table-cell table:style-name="Tabelle36.B1" office:value-type="string">
            <text:p text:style-name="P7">11/97</text:p>
          </table:table-cell>
          <table:table-cell table:style-name="Tabelle36.B1" office:value-type="string">
            <text:p text:style-name="P7">with</text:p>
          </table:table-cell>
          <table:table-cell table:style-name="Tabelle36.F1" office:value-type="string">
            <text:p text:style-name="P7">21 months</text:p>
          </table:table-cell>
        </table:table-row>
      </table:table>
      <text:list xml:id="list31650944" text:continue-numbering="true" text:style-name="WW8Num2">
        <text:list-item>
          <text:p text:style-name="P63">Spezifications of the Softwarefeatures.</text:p>
        </text:list-item>
        <text:list-item>
          <text:p text:style-name="P63">Customervisits and discussions.</text:p>
        </text:list-item>
        <text:list-item>
          <text:p text:style-name="P63">Developing of GUI Interfaces.</text:p>
        </text:list-item>
        <text:list-item>
          <text:p text:style-name="P63">Reading of techniqual values from datbases.</text:p>
        </text:list-item>
        <text:list-item>
          <text:p text:style-name="P63">Serial communication.</text:p>
        </text:list-item>
        <text:list-item>
          <text:p text:style-name="P63">SPS connection of mashines in processstreets.</text:p>
        </text:list-item>
        <text:list-item>
          <text:p text:style-name="P63">Connecting of several production pc’s with NT 4.0 Server.</text:p>
        </text:list-item>
        <text:list-item>
          <text:p text:style-name="P63">Connection to Windows NT pc’s to an UNIX-mainframe over FTP protocol.</text:p>
        </text:list-item>
        <text:list-item>
          <text:p text:style-name="P63">Administration of Windows NT.</text:p>
        </text:list-item>
        <text:list-item>
          <text:p text:style-name="P63">Documentations.</text:p>
        </text:list-item>
        <text:list-item>
          <text:p text:style-name="P63">Installations.</text:p>
        </text:list-item>
        <text:list-item>
          <text:p text:style-name="P63">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zed with:</text:p>
          </table:table-cell>
          <table:table-cell table:style-name="Tabelle37.B1" office:value-type="string">
            <text:p text:style-name="P28">Operatingsystems</text:p>
          </table:table-cell>
          <table:table-cell table:style-name="Tabelle37.C1" office:value-type="string">
            <text:p text:style-name="P28">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Developmenttools</text:p>
          </table:table-cell>
          <table:table-cell table:style-name="Tabelle37.C2" office:value-type="string">
            <text:p text:style-name="P28">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abases</text:p>
          </table:table-cell>
          <table:table-cell table:style-name="Tabelle37.C2" office:value-type="string">
            <text:p text:style-name="P28">Access 7.0, FoxPro</text:p>
          </table:table-cell>
        </table:table-row>
        <table:table-row table:style-name="Tabelle37.1">
          <table:table-cell table:style-name="Tabelle37.A4" office:value-type="string">
            <text:p text:style-name="P36"/>
          </table:table-cell>
          <table:table-cell table:style-name="Tabelle37.B4" office:value-type="string">
            <text:p text:style-name="P28">Tools, Libraries</text:p>
          </table:table-cell>
          <table:table-cell table:style-name="Tabelle37.C4" office:value-type="string">
            <text:p text:style-name="P28">MS-JetEngine, DAO, RDO, ODBC, Custom Controls ActiveX from Crescent, OnNet FTP, InstallShield, MFC, MSDN</text:p>
          </table:table-cell>
        </table:table-row>
      </table:table>
      <text:h text:style-name="P80" text:outline-level="2">Developing of a Windows application to measure the pollution of Cars.</text:h>
      <text:p text:style-name="P6">Branch:<text:tab/>Automobil</text:p>
      <text:p text:style-name="P22"><text:span text:style-name="Absatz-Standardschriftart"><text:span text:style-name="T3">References:<text:tab/>Co. Bosch in Plochingen. 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7">from</text:p>
          </table:table-cell>
          <table:table-cell table:style-name="Tabelle38.B1" office:value-type="string">
            <text:p text:style-name="P7">07.94</text:p>
          </table:table-cell>
          <table:table-cell table:style-name="Tabelle38.B1" office:value-type="string">
            <text:p text:style-name="P7">-</text:p>
          </table:table-cell>
          <table:table-cell table:style-name="Tabelle38.B1" office:value-type="string">
            <text:p text:style-name="P7">12.94</text:p>
          </table:table-cell>
          <table:table-cell table:style-name="Tabelle38.B1" office:value-type="string">
            <text:p text:style-name="P7">with</text:p>
          </table:table-cell>
          <table:table-cell table:style-name="Tabelle38.F1" office:value-type="string">
            <text:p text:style-name="P7">6 months</text:p>
          </table:table-cell>
        </table:table-row>
      </table:table>
      <text:list xml:id="list31651777" text:continue-numbering="true" text:style-name="WW8Num2">
        <text:list-item>
          <text:p text:style-name="P63">Working in a Softwareteam (5 people).</text:p>
        </text:list-item>
        <text:list-item>
          <text:p text:style-name="P63">Using MS SourceSave.</text:p>
        </text:list-item>
        <text:list-item>
          <text:p text:style-name="P63">Extensiv use of Windows API.</text:p>
        </text:list-item>
        <text:list-item>
          <text:p text:style-name="P63">Design and development of GUI dialogs.</text:p>
        </text:list-item>
        <text:list-item>
          <text:p text:style-name="P63">Serial communication to the measure devise.</text:p>
        </text:list-item>
        <text:list-item>
          <text:p text:style-name="P63">Print of Data on the printer.</text:p>
        </text:list-item>
        <text:list-item>
          <text:p text:style-name="P63">Protocolling into the database.</text:p>
        </text:list-item>
        <text:list-item>
          <text:p text:style-name="P63">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8">Realized with:</text:p>
          </table:table-cell>
          <table:table-cell table:style-name="Tabelle39.B1" office:value-type="string">
            <text:p text:style-name="P28">Operatingsystems</text:p>
          </table:table-cell>
          <table:table-cell table:style-name="Tabelle39.C1" office:value-type="string">
            <text:p text:style-name="P28">Windows 3.11</text:p>
          </table:table-cell>
        </table:table-row>
        <table:table-row table:style-name="Tabelle39.1">
          <table:table-cell table:style-name="Tabelle39.A2" office:value-type="string">
            <text:p text:style-name="P36"/>
          </table:table-cell>
          <table:table-cell table:style-name="Tabelle39.B2" office:value-type="string">
            <text:p text:style-name="P28">Developmenttools</text:p>
          </table:table-cell>
          <table:table-cell table:style-name="Tabelle39.C2" office:value-type="string">
            <text:p text:style-name="P28">Borland C/C++</text:p>
          </table:table-cell>
        </table:table-row>
        <table:table-row table:style-name="Tabelle39.1">
          <table:table-cell table:style-name="Tabelle39.A2" office:value-type="string">
            <text:p text:style-name="P36"/>
          </table:table-cell>
          <table:table-cell table:style-name="Tabelle39.B2" office:value-type="string">
            <text:p text:style-name="P28">Databases</text:p>
          </table:table-cell>
          <table:table-cell table:style-name="Tabelle39.C2" office:value-type="string">
            <text:p text:style-name="P28">Access 2.0</text:p>
          </table:table-cell>
        </table:table-row>
        <table:table-row table:style-name="Tabelle39.1">
          <table:table-cell table:style-name="Tabelle39.A4" office:value-type="string">
            <text:p text:style-name="P36"/>
          </table:table-cell>
          <table:table-cell table:style-name="Tabelle39.B4" office:value-type="string">
            <text:p text:style-name="P28">Tools, Libraries</text:p>
          </table:table-cell>
          <table:table-cell table:style-name="Tabelle39.C4" office:value-type="string">
            <text:p text:style-name="P28">SourceSave, Installshield, Windows API</text:p>
          </table:table-cell>
        </table:table-row>
      </table:table>
      <text:h text:style-name="P80" text:outline-level="2">Developing an Satellite Network Management System.</text:h>
      <text:p text:style-name="P6"><text:soft-page-break/>Branch:<text:tab/>Telecommunication</text:p>
      <text:p text:style-name="P6">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7">from</text:p>
          </table:table-cell>
          <table:table-cell table:style-name="Tabelle40.B1" office:value-type="string">
            <text:p text:style-name="P7">02.94</text:p>
          </table:table-cell>
          <table:table-cell table:style-name="Tabelle40.B1" office:value-type="string">
            <text:p text:style-name="P7">-</text:p>
          </table:table-cell>
          <table:table-cell table:style-name="Tabelle40.B1" office:value-type="string">
            <text:p text:style-name="P7">07.94</text:p>
          </table:table-cell>
          <table:table-cell table:style-name="Tabelle40.B1" office:value-type="string">
            <text:p text:style-name="P7">with</text:p>
          </table:table-cell>
          <table:table-cell table:style-name="Tabelle40.F1" office:value-type="string">
            <text:p text:style-name="P7">6 months</text:p>
          </table:table-cell>
        </table:table-row>
      </table:table>
      <text:list xml:id="list31678483" text:continue-numbering="true" text:style-name="WW8Num2">
        <text:list-item>
          <text:p text:style-name="P63">Analysis of the problem in cooperation with the users.</text:p>
        </text:list-item>
        <text:list-item>
          <text:p text:style-name="P63">Documentation of the features.</text:p>
        </text:list-item>
        <text:list-item>
          <text:p text:style-name="P63">Design and development of GUI-Modules.</text:p>
        </text:list-item>
        <text:list-item>
          <text:p text:style-name="P63">Using an objectoriented database</text:p>
        </text:list-item>
        <text:list-item>
          <text:p text:style-name="P63">Developing a Client/Server application.</text:p>
        </text:list-item>
        <text:list-item>
          <text:p text:style-name="P63">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zed with:</text:p>
          </table:table-cell>
          <table:table-cell table:style-name="Tabelle41.B1" office:value-type="string">
            <text:p text:style-name="P28">Operatingsystems</text:p>
          </table:table-cell>
          <table:table-cell table:style-name="Tabelle41.C1" office:value-type="string">
            <text:p text:style-name="P28">UNIX Solaris</text:p>
          </table:table-cell>
        </table:table-row>
        <table:table-row table:style-name="Tabelle41.1">
          <table:table-cell table:style-name="Tabelle41.A2" office:value-type="string">
            <text:p text:style-name="P36"/>
          </table:table-cell>
          <table:table-cell table:style-name="Tabelle41.B2" office:value-type="string">
            <text:p text:style-name="P28">Developmenttools</text:p>
          </table:table-cell>
          <table:table-cell table:style-name="Tabelle41.C2" office:value-type="string">
            <text:p text:style-name="P28">vi Editor</text:p>
          </table:table-cell>
        </table:table-row>
        <table:table-row table:style-name="Tabelle41.1">
          <table:table-cell table:style-name="Tabelle41.A2" office:value-type="string">
            <text:p text:style-name="P36"/>
          </table:table-cell>
          <table:table-cell table:style-name="Tabelle41.B2" office:value-type="string">
            <text:p text:style-name="P28">Databases</text:p>
          </table:table-cell>
          <table:table-cell table:style-name="Tabelle41.C2" office:value-type="string">
            <text:p text:style-name="P28">Spectrum</text:p>
          </table:table-cell>
        </table:table-row>
        <table:table-row table:style-name="Tabelle41.1">
          <table:table-cell table:style-name="Tabelle41.A4" office:value-type="string">
            <text:p text:style-name="P36"/>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h text:style-name="P80" text:outline-level="2">Application to administrate files in a Novell-Network.</text:h>
      <text:p text:style-name="P6">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7">from</text:p>
          </table:table-cell>
          <table:table-cell table:style-name="Tabelle42.B1" office:value-type="string">
            <text:p text:style-name="P7">08.92</text:p>
          </table:table-cell>
          <table:table-cell table:style-name="Tabelle42.B1" office:value-type="string">
            <text:p text:style-name="P7">-</text:p>
          </table:table-cell>
          <table:table-cell table:style-name="Tabelle42.B1" office:value-type="string">
            <text:p text:style-name="P7">01.93</text:p>
          </table:table-cell>
          <table:table-cell table:style-name="Tabelle42.B1" office:value-type="string">
            <text:p text:style-name="P7">with</text:p>
          </table:table-cell>
          <table:table-cell table:style-name="Tabelle42.F1" office:value-type="string">
            <text:p text:style-name="P7">6 months</text:p>
          </table:table-cell>
        </table:table-row>
      </table:table>
      <text:list xml:id="list31654933" text:continue-numbering="true" text:style-name="WW8Num2">
        <text:list-item>
          <text:p text:style-name="P63">Developing of menue user interfaces in “C".</text:p>
        </text:list-item>
        <text:list-item>
          <text:p text:style-name="P63">Interface-convertierung in sveral formats (HPGL).</text:p>
        </text:list-item>
        <text:list-item>
          <text:p text:style-name="P63">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zed with:</text:p>
          </table:table-cell>
          <table:table-cell table:style-name="Tabelle43.B1" office:value-type="string">
            <text:p text:style-name="P28">Operatingsystems</text:p>
          </table:table-cell>
          <table:table-cell table:style-name="Tabelle43.C1" office:value-type="string">
            <text:p text:style-name="P28">Windows 3.1</text:p>
          </table:table-cell>
        </table:table-row>
        <table:table-row table:style-name="Tabelle43.1">
          <table:table-cell table:style-name="Tabelle43.A2" office:value-type="string">
            <text:p text:style-name="P36"/>
          </table:table-cell>
          <table:table-cell table:style-name="Tabelle43.B2" office:value-type="string">
            <text:p text:style-name="P28">Developmenttools</text:p>
          </table:table-cell>
          <table:table-cell table:style-name="Tabelle43.C2" office:value-type="string">
            <text:p text:style-name="P28">Microsoft C</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style:font-name-asian="Times New Roman" style:font-name-complex="Times New Roman"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2" fo:hyphenation-push-char-count="2"/>
    </style:style>
    <style:style style:name="Text_20_body" style:display-name="Text body" style:family="paragraph" style:parent-style-name="Standard" style:class="text">
      <style:paragraph-properties loext:contextual-spacing="false" fo:margin-top="0.494cm" fo:margin-bottom="0.494cm"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loext:contextual-spacing="false" fo:margin-top="0.423cm" fo:margin-bottom="0cm" fo:text-align="justify" style:justify-single-word="false" fo:orphans="0" fo:widows="0" fo:hyphenation-ladder-count="no-limit" style:text-autospace="non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loext:contextual-spacing="false" fo:margin-top="0.212cm" fo:margin-bottom="0cm" fo:text-align="justify" style:justify-single-word="false" fo:orphans="0" fo:widows="0" fo:hyphenation-ladder-count="no-limit" style:text-autospace="none"/>
      <style:text-properties style:font-name="Arial" fo:font-weight="bold" style:font-weight-asian="bold" style:font-name-complex="Arial"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fo:hyphenate="false" fo:hyphenation-remain-char-count="2" fo:hyphenation-push-char-count="2"/>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2" fo:hyphenation-push-char-count="2"/>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loext:contextual-spacing="false" fo:margin-top="0.494cm" fo:margin-bottom="0.494cm" fo:hyphenation-ladder-count="no-limit"/>
      <style:text-properties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cm"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US" style:font-name-complex="Times New Roman"/>
    </style:style>
    <style:style style:name="WW8Num3z0" style:family="text">
      <style:text-properties style:font-name="Symbol" fo:language="en" fo:country="GB" style:font-name-complex="Times New Roman"/>
    </style:style>
    <style:style style:name="WW8Num4z0" style:family="text">
      <style:text-properties style:font-name="Symbol" fo:language="en" fo:country="US" style:font-name-complex="Open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0pt" style:font-size-asian="10pt" style:font-name-complex="Times New Roman" style:font-size-complex="10pt"/>
    </style:style>
    <style:style style:name="WW8Num12z1" style:family="text">
      <style:text-properties style:font-name="Courier New" fo:font-size="10pt" style:font-size-asian="10pt" style:font-name-complex="Courier New" style:font-size-complex="10pt"/>
    </style:style>
    <style:style style:name="WW8Num12z2" style:family="text">
      <style:text-properties style:font-name="Wingdings" fo:font-size="10pt" style:font-size-asian="10pt" style:font-name-complex="Times New Roman" style:font-size-complex="10pt"/>
    </style:style>
    <style:style style:name="WW8NumSt2z0" style:family="text">
      <style:text-properties style:font-name="Symbol" style:font-name-complex="Times New Roman"/>
    </style:style>
    <style:style style:name="WW8NumSt3z0" style:family="text">
      <style:text-properties style:font-name="Symbol" style:font-name-complex="Times New Roman"/>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language="en" fo:country="US" style:font-name-complex="Times New Roman"/>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fo:language="en" fo:country="US" style:font-name-complex="OpenSymbol"/>
    </style:style>
    <style:style style:name="WW_5f_CharLFO4LVL2" style:display-name="WW_CharLFO4LVL2" style:family="text">
      <style:text-properties style:font-name="Symbol" fo:language="en" fo:country="US" style:font-name-complex="OpenSymbol"/>
    </style:style>
    <style:style style:name="WW_5f_CharLFO4LVL3" style:display-name="WW_CharLFO4LVL3" style:family="text">
      <style:text-properties style:font-name="Symbol" fo:language="en" fo:country="US" style:font-name-complex="OpenSymbol"/>
    </style:style>
    <style:style style:name="WW_5f_CharLFO4LVL4" style:display-name="WW_CharLFO4LVL4" style:family="text">
      <style:text-properties style:font-name="Symbol" fo:language="en" fo:country="US" style:font-name-complex="OpenSymbol"/>
    </style:style>
    <style:style style:name="WW_5f_CharLFO4LVL5" style:display-name="WW_CharLFO4LVL5" style:family="text">
      <style:text-properties style:font-name="Symbol" fo:language="en" fo:country="US" style:font-name-complex="OpenSymbol"/>
    </style:style>
    <style:style style:name="WW_5f_CharLFO4LVL6" style:display-name="WW_CharLFO4LVL6" style:family="text">
      <style:text-properties style:font-name="Symbol" fo:language="en" fo:country="US" style:font-name-complex="OpenSymbol"/>
    </style:style>
    <style:style style:name="WW_5f_CharLFO4LVL7" style:display-name="WW_CharLFO4LVL7" style:family="text">
      <style:text-properties style:font-name="Symbol" fo:language="en" fo:country="US" style:font-name-complex="OpenSymbol"/>
    </style:style>
    <style:style style:name="WW_5f_CharLFO4LVL8" style:display-name="WW_CharLFO4LVL8" style:family="text">
      <style:text-properties style:font-name="Symbol" fo:language="en" fo:country="US" style:font-name-complex="OpenSymbol"/>
    </style:style>
    <style:style style:name="WW_5f_CharLFO4LVL9" style:display-name="WW_CharLFO4LVL9" style:family="text">
      <style:text-properties style:font-name="Symbol" fo:language="en" fo:country="US" style:font-name-complex="OpenSymbol"/>
    </style:style>
    <style:style style:name="WW_5f_CharLFO7LVL1" style:display-name="WW_CharLFO7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5LVL1" style:display-name="WW_CharLFO5LVL1" style:family="text">
      <style:text-properties style:font-name="Symbol" style:font-name-complex="Times New Roman"/>
    </style:style>
    <style:style style:name="Bullet_20_Symbols" style:display-name="Bullet Symbols" style:family="text">
      <style:text-properties style:font-name="OpenSymbol" style:font-name-asian="OpenSymbol" style:font-name-complex="OpenSymbol"/>
    </style:style>
    <style:style style:name="WW-Absatz-Standardschriftart1111111111" style:family="text"/>
    <style:style style:name="WW8NumSt5z0" style:family="text">
      <style:text-properties style:font-name="Symbol" style:font-name-complex="Times New Roman"/>
    </style:style>
    <style:style style:name="WW8NumSt4z0" style:family="text">
      <style:text-properties style:font-name="Symbol" style:font-name-complex="Times New Roman"/>
    </style:style>
    <style:style style:name="WW8NumSt1z0" style:family="text">
      <style:text-properties style:font-name="Symbol" style:font-name-complex="Times New Roman"/>
    </style:style>
    <style:style style:name="WW8Num2z2" style:family="text">
      <style:text-properties style:font-name="Wingdings" fo:font-size="10pt" style:font-size-asian="10pt" style:font-name-complex="Times New Roman" style:font-size-complex="10pt"/>
    </style:style>
    <style:style style:name="WW8Num2z1" style:family="text">
      <style:text-properties style:font-name="Courier New" fo:font-size="10pt" style:font-size-asian="10pt" style:font-name-complex="Courier New"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style:font-name-complex="Symbol"/>
    </style:style>
    <style:style style:name="WW8Num7z2" style:family="text">
      <style:text-properties style:font-name="Wingdings" style:font-name-complex="Wingdings"/>
    </style:style>
    <style:style style:name="WW8Num7z1" style:family="text">
      <style:text-properties style:font-name="Courier New" style:font-name-complex="Courier New"/>
    </style:style>
    <style:style style:name="WW8Num6z3" style:family="text">
      <style:text-properties style:font-name="Symbol" style:font-name-complex="Symbol"/>
    </style:style>
    <style:style style:name="WW8Num6z1" style:family="text">
      <style:text-properties style:font-name="Courier New" style:font-name-complex="Courier New"/>
    </style:style>
    <style:style style:name="Example" style:family="text">
      <style:text-properties style:font-name="Courier New" style:font-name-asian="NSimSun1"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jects - Dipl.-Ing. Markus Hopf, System- and Enterprise Consulting</dc:title>
    <meta:initial-creator>Hopf</meta:initial-creator>
    <meta:creation-date>2008-09-08T12:01:00Z</meta:creation-date>
    <dc:date>2020-05-08T11:44:55.69</dc:date>
    <meta:editing-cycles>109</meta:editing-cycles>
    <meta:editing-duration>PT2H54M16S</meta:editing-duration>
    <meta:document-statistic meta:table-count="55" meta:image-count="1" meta:object-count="0" meta:page-count="26" meta:paragraph-count="1178" meta:word-count="6338" meta:character-count="42603"/>
    <meta:template xlink:type="simple" xlink:actuate="onRequest" xlink:title="" xlink:href="Normal.dotm"/>
  </office:meta>
</office:document-meta>
</file>